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678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LP Filter Gyrosco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ter Ord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Frequency (Hz)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-off Value (°/s)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Coeff. Rect. Wind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dex of middle Coeff</text:p>
          </table:table-cell>
          <table:table-cell table:formula="of:=[.B1]/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d Cut-off Value</text:p>
          </table:table-cell>
          <table:table-cell table:formula="of:=2*PI()*[.B3]/[.B2]" office:value-type="float" office:value="0.0015707963267949" calcext:value-type="float">
            <text:p>0.001570796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thod Coeff.</text:p>
          </table:table-cell>
          <table:table-cell office:value-type="string" calcext:value-type="string">
            <text:p>LPF Coeff.</text:p>
          </table:table-cell>
          <table:table-cell office:value-type="string" calcext:value-type="string">
            <text:p>FIR Filter Coe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lt;[.$B$7];2*[.A11]/([.$B$1]);IF([.A11]&gt;[.$B$7];2-(2*[.A11]/([.$B$1])); 1))" office:value-type="float" office:value="0" calcext:value-type="float">
            <text:p>0</text:p>
          </table:table-cell>
          <table:table-cell table:formula="of:=IF([.A11]=[.$B$7]; [.$B$8]/PI(); SIN([.B$8]*([.A11]-[.$B$7]))/(PI()*([.A11]-[.$B$7])))" office:value-type="float" office:value="0.000499994859596895" calcext:value-type="float">
            <text:p>0.0004999949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table:formula="of:=IF(([.A11]+1)&lt;=[.$B$1];[.A11]+1; &quot; &quot;)" office:value-type="float" office:value="1" calcext:value-type="float">
            <text:p>1</text:p>
          </table:table-cell>
          <table:table-cell table:formula="of:=IF([.A12]&lt;[.$B$7];2*[.A12]/([.$B$1]);IF([.A12]&gt;[.$B$7];2-(2*[.A12]/([.$B$1])); 1))" office:value-type="float" office:value="0.2" calcext:value-type="float">
            <text:p>0.2</text:p>
          </table:table-cell>
          <table:table-cell table:formula="of:=IF([.A12]=[.$B$7]; [.$B$8]/PI(); SIN([.B$8]*([.A12]-[.$B$7]))/(PI()*([.A12]-[.$B$7])))" office:value-type="float" office:value="0.00049999671013836" calcext:value-type="float">
            <text:p>0.0004999967</text:p>
          </table:table-cell>
          <table:table-cell table:formula="of:=[.B12]*[.C12]" office:value-type="float" office:value="0.0000999993420276721" calcext:value-type="float">
            <text:p>9.99993420276721E-005</text:p>
          </table:table-cell>
        </table:table-row>
        <table:table-row table:style-name="ro1">
          <table:table-cell table:formula="of:=IF(([.A12]+1)&lt;=[.$B$1];[.A12]+1; &quot; &quot;)" office:value-type="float" office:value="2" calcext:value-type="float">
            <text:p>2</text:p>
          </table:table-cell>
          <table:table-cell table:formula="of:=IF([.A13]&lt;[.$B$7];2*[.A13]/([.$B$1]);IF([.A13]&gt;[.$B$7];2-(2*[.A13]/([.$B$1])); 1))" office:value-type="float" office:value="0.4" calcext:value-type="float">
            <text:p>0.4</text:p>
          </table:table-cell>
          <table:table-cell table:formula="of:=IF([.A13]=[.$B$7]; [.$B$8]/PI(); SIN([.B$8]*([.A13]-[.$B$7]))/(PI()*([.A13]-[.$B$7])))" office:value-type="float" office:value="0.00049999814945123" calcext:value-type="float">
            <text:p>0.0004999981</text:p>
          </table:table-cell>
          <table:table-cell table:formula="of:=[.B13]*[.C13]" office:value-type="float" office:value="0.000199999259780492" calcext:value-type="float">
            <text:p>0.0001999993</text:p>
          </table:table-cell>
        </table:table-row>
        <table:table-row table:style-name="ro1">
          <table:table-cell table:formula="of:=IF(([.A13]+1)&lt;=[.$B$1];[.A13]+1; &quot; &quot;)" office:value-type="float" office:value="3" calcext:value-type="float">
            <text:p>3</text:p>
          </table:table-cell>
          <table:table-cell table:formula="of:=IF([.A14]&lt;[.$B$7];2*[.A14]/([.$B$1]);IF([.A14]&gt;[.$B$7];2-(2*[.A14]/([.$B$1])); 1))" office:value-type="float" office:value="0.6" calcext:value-type="float">
            <text:p>0.6</text:p>
          </table:table-cell>
          <table:table-cell table:formula="of:=IF([.A14]=[.$B$7]; [.$B$8]/PI(); SIN([.B$8]*([.A14]-[.$B$7]))/(PI()*([.A14]-[.$B$7])))" office:value-type="float" office:value="0.000499999177533373" calcext:value-type="float">
            <text:p>0.0004999992</text:p>
          </table:table-cell>
          <table:table-cell table:formula="of:=[.B14]*[.C14]" office:value-type="float" office:value="0.000299999506520024" calcext:value-type="float">
            <text:p>0.0002999995</text:p>
          </table:table-cell>
        </table:table-row>
        <table:table-row table:style-name="ro1">
          <table:table-cell table:formula="of:=IF(([.A14]+1)&lt;=[.$B$1];[.A14]+1; &quot; &quot;)" office:value-type="float" office:value="4" calcext:value-type="float">
            <text:p>4</text:p>
          </table:table-cell>
          <table:table-cell table:formula="of:=IF([.A15]&lt;[.$B$7];2*[.A15]/([.$B$1]);IF([.A15]&gt;[.$B$7];2-(2*[.A15]/([.$B$1])); 1))" office:value-type="float" office:value="0.8" calcext:value-type="float">
            <text:p>0.8</text:p>
          </table:table-cell>
          <table:table-cell table:formula="of:=IF([.A15]=[.$B$7]; [.$B$8]/PI(); SIN([.B$8]*([.A15]-[.$B$7]))/(PI()*([.A15]-[.$B$7])))" office:value-type="float" office:value="0.000499999794383267" calcext:value-type="float">
            <text:p>0.0004999998</text:p>
          </table:table-cell>
          <table:table-cell table:formula="of:=[.B15]*[.C15]" office:value-type="float" office:value="0.000399999835506614" calcext:value-type="float">
            <text:p>0.0003999998</text:p>
          </table:table-cell>
        </table:table-row>
        <table:table-row table:style-name="ro1">
          <table:table-cell table:formula="of:=IF(([.A15]+1)&lt;=[.$B$1];[.A15]+1; &quot; &quot;)" office:value-type="float" office:value="5" calcext:value-type="float">
            <text:p>5</text:p>
          </table:table-cell>
          <table:table-cell table:formula="of:=IF([.A16]&lt;[.$B$7];2*[.A16]/([.$B$1]);IF([.A16]&gt;[.$B$7];2-(2*[.A16]/([.$B$1])); 1))" office:value-type="float" office:value="1" calcext:value-type="float">
            <text:p>1</text:p>
          </table:table-cell>
          <table:table-cell table:formula="of:=IF([.A16]=[.$B$7]; [.$B$8]/PI(); SIN([.B$8]*([.A16]-[.$B$7]))/(PI()*([.A16]-[.$B$7])))" office:value-type="float" office:value="0.0005" calcext:value-type="float">
            <text:p>0.0005</text:p>
          </table:table-cell>
          <table:table-cell table:formula="of:=[.B16]*[.C16]" office:value-type="float" office:value="0.0005" calcext:value-type="float">
            <text:p>0.0005</text:p>
          </table:table-cell>
        </table:table-row>
        <table:table-row table:style-name="ro1">
          <table:table-cell table:formula="of:=IF(([.A16]+1)&lt;=[.$B$1];[.A16]+1; &quot; &quot;)" office:value-type="float" office:value="6" calcext:value-type="float">
            <text:p>6</text:p>
          </table:table-cell>
          <table:table-cell table:formula="of:=IF([.A17]&lt;[.$B$7];2*[.A17]/([.$B$1]);IF([.A17]&gt;[.$B$7];2-(2*[.A17]/([.$B$1])); 1))" office:value-type="float" office:value="0.8" calcext:value-type="float">
            <text:p>0.8</text:p>
          </table:table-cell>
          <table:table-cell table:formula="of:=IF([.A17]=[.$B$7]; [.$B$8]/PI(); SIN([.B$8]*([.A17]-[.$B$7]))/(PI()*([.A17]-[.$B$7])))" office:value-type="float" office:value="0.000499999794383267" calcext:value-type="float">
            <text:p>0.0004999998</text:p>
          </table:table-cell>
          <table:table-cell table:formula="of:=[.B17]*[.C17]" office:value-type="float" office:value="0.000399999835506614" calcext:value-type="float">
            <text:p>0.0003999998</text:p>
          </table:table-cell>
        </table:table-row>
        <table:table-row table:style-name="ro1">
          <table:table-cell table:formula="of:=IF(([.A17]+1)&lt;=[.$B$1];[.A17]+1; &quot; &quot;)" office:value-type="float" office:value="7" calcext:value-type="float">
            <text:p>7</text:p>
          </table:table-cell>
          <table:table-cell table:formula="of:=IF([.A18]&lt;[.$B$7];2*[.A18]/([.$B$1]);IF([.A18]&gt;[.$B$7];2-(2*[.A18]/([.$B$1])); 1))" office:value-type="float" office:value="0.6" calcext:value-type="float">
            <text:p>0.6</text:p>
          </table:table-cell>
          <table:table-cell table:formula="of:=IF([.A18]=[.$B$7]; [.$B$8]/PI(); SIN([.B$8]*([.A18]-[.$B$7]))/(PI()*([.A18]-[.$B$7])))" office:value-type="float" office:value="0.000499999177533373" calcext:value-type="float">
            <text:p>0.0004999992</text:p>
          </table:table-cell>
          <table:table-cell table:formula="of:=[.B18]*[.C18]" office:value-type="float" office:value="0.000299999506520024" calcext:value-type="float">
            <text:p>0.0002999995</text:p>
          </table:table-cell>
        </table:table-row>
        <table:table-row table:style-name="ro1">
          <table:table-cell table:formula="of:=IF(([.A18]+1)&lt;=[.$B$1];[.A18]+1; &quot; &quot;)" office:value-type="float" office:value="8" calcext:value-type="float">
            <text:p>8</text:p>
          </table:table-cell>
          <table:table-cell table:formula="of:=IF([.A19]&lt;[.$B$7];2*[.A19]/([.$B$1]);IF([.A19]&gt;[.$B$7];2-(2*[.A19]/([.$B$1])); 1))" office:value-type="float" office:value="0.4" calcext:value-type="float">
            <text:p>0.4</text:p>
          </table:table-cell>
          <table:table-cell table:formula="of:=IF([.A19]=[.$B$7]; [.$B$8]/PI(); SIN([.B$8]*([.A19]-[.$B$7]))/(PI()*([.A19]-[.$B$7])))" office:value-type="float" office:value="0.00049999814945123" calcext:value-type="float">
            <text:p>0.0004999981</text:p>
          </table:table-cell>
          <table:table-cell table:formula="of:=[.B19]*[.C19]" office:value-type="float" office:value="0.000199999259780492" calcext:value-type="float">
            <text:p>0.0001999993</text:p>
          </table:table-cell>
        </table:table-row>
        <table:table-row table:style-name="ro1">
          <table:table-cell table:formula="of:=IF(([.A19]+1)&lt;=[.$B$1];[.A19]+1; &quot; &quot;)" office:value-type="float" office:value="9" calcext:value-type="float">
            <text:p>9</text:p>
          </table:table-cell>
          <table:table-cell table:formula="of:=IF([.A20]&lt;[.$B$7];2*[.A20]/([.$B$1]);IF([.A20]&gt;[.$B$7];2-(2*[.A20]/([.$B$1])); 1))" office:value-type="float" office:value="0.2" calcext:value-type="float">
            <text:p>0.2</text:p>
          </table:table-cell>
          <table:table-cell table:formula="of:=IF([.A20]=[.$B$7]; [.$B$8]/PI(); SIN([.B$8]*([.A20]-[.$B$7]))/(PI()*([.A20]-[.$B$7])))" office:value-type="float" office:value="0.00049999671013836" calcext:value-type="float">
            <text:p>0.0004999967</text:p>
          </table:table-cell>
          <table:table-cell table:formula="of:=[.B20]*[.C20]" office:value-type="float" office:value="0.000099999342027672" calcext:value-type="float">
            <text:p>9.9999342027672E-005</text:p>
          </table:table-cell>
        </table:table-row>
        <table:table-row table:style-name="ro1">
          <table:table-cell table:formula="of:=IF(([.A20]+1)&lt;=[.$B$1];[.A20]+1; &quot; &quot;)" office:value-type="float" office:value="10" calcext:value-type="float">
            <text:p>10</text:p>
          </table:table-cell>
          <table:table-cell table:formula="of:=IF([.A21]&lt;[.$B$7];2*[.A21]/([.$B$1]);IF([.A21]&gt;[.$B$7];2-(2*[.A21]/([.$B$1])); 1))" office:value-type="float" office:value="0" calcext:value-type="float">
            <text:p>0</text:p>
          </table:table-cell>
          <table:table-cell table:formula="of:=IF([.A21]=[.$B$7]; [.$B$8]/PI(); SIN([.B$8]*([.A21]-[.$B$7]))/(PI()*([.A21]-[.$B$7])))" office:value-type="float" office:value="0.000499994859596895" calcext:value-type="float">
            <text:p>0.0004999949</text:p>
          </table:table-cell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table:formula="of:=IF(([.A21]+1)&lt;=[.$B$1];[.A21]+1; 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Gyro Filtered Values</text:p>
          </table:table-cell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table:formula="of:=[Data.A13]*[.$D$11]+[Data.A14]*[.$D$12]+[Data.A15]*[.$D$13]+[Data.A16]*[.$D$14]+[Data.A17]*[.$D$15]+[Data.A18]*[.$D$16]+[Data.A19]*[.$D$17]+[Data.A20]*[.$D$18]+[Data.A21]*[.$D$19]+[Data.A22]*[.$D$20]+[Data.A23]*[.$D$21]" office:value-type="float" office:value="0.000123999754905234" calcext:value-type="float">
            <text:p>0.0001239998</text:p>
          </table:table-cell>
          <table:table-cell table:formula="of:=[Data.A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4]*[.$D$11]+[Data.A15]*[.$D$12]+[Data.A16]*[.$D$13]+[Data.A17]*[.$D$14]+[Data.A18]*[.$D$15]+[Data.A19]*[.$D$16]+[Data.A20]*[.$D$17]+[Data.A21]*[.$D$18]+[Data.A22]*[.$D$19]+[Data.A23]*[.$D$20]+[Data.A24]*[.$D$21]" office:value-type="float" office:value="0.000144999823169811" calcext:value-type="float">
            <text:p>0.0001449998</text:p>
          </table:table-cell>
          <table:table-cell table:formula="of:=[Data.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5]*[.$D$11]+[Data.A16]*[.$D$12]+[Data.A17]*[.$D$13]+[Data.A18]*[.$D$14]+[Data.A19]*[.$D$15]+[Data.A20]*[.$D$16]+[Data.A21]*[.$D$17]+[Data.A22]*[.$D$18]+[Data.A23]*[.$D$19]+[Data.A24]*[.$D$20]+[Data.A25]*[.$D$21]" office:value-type="float" office:value="0.000169999795205866" calcext:value-type="float">
            <text:p>0.0001699998</text:p>
          </table:table-cell>
          <table:table-cell table:formula="of:=[Data.A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6]*[.$D$11]+[Data.A17]*[.$D$12]+[Data.A18]*[.$D$13]+[Data.A19]*[.$D$14]+[Data.A20]*[.$D$15]+[Data.A21]*[.$D$16]+[Data.A22]*[.$D$17]+[Data.A23]*[.$D$18]+[Data.A24]*[.$D$19]+[Data.A25]*[.$D$20]+[Data.A26]*[.$D$21]" office:value-type="float" office:value="0.000192999722828849" calcext:value-type="float">
            <text:p>0.0001929997</text:p>
          </table:table-cell>
          <table:table-cell table:formula="of:=[Data.A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7]*[.$D$11]+[Data.A18]*[.$D$12]+[Data.A19]*[.$D$13]+[Data.A20]*[.$D$14]+[Data.A21]*[.$D$15]+[Data.A22]*[.$D$16]+[Data.A23]*[.$D$17]+[Data.A24]*[.$D$18]+[Data.A25]*[.$D$19]+[Data.A26]*[.$D$20]+[Data.A27]*[.$D$21]" office:value-type="float" office:value="0.000211999669368667" calcext:value-type="float">
            <text:p>0.0002119997</text:p>
          </table:table-cell>
          <table:table-cell table:formula="of:=[Data.A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8]*[.$D$11]+[Data.A19]*[.$D$12]+[Data.A20]*[.$D$13]+[Data.A21]*[.$D$14]+[Data.A22]*[.$D$15]+[Data.A23]*[.$D$16]+[Data.A24]*[.$D$17]+[Data.A25]*[.$D$18]+[Data.A26]*[.$D$19]+[Data.A27]*[.$D$20]+[Data.A28]*[.$D$21]" office:value-type="float" office:value="0.000198999735165904" calcext:value-type="float">
            <text:p>0.0001989997</text:p>
          </table:table-cell>
          <table:table-cell table:formula="of:=[Data.A13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19]*[.$D$11]+[Data.A20]*[.$D$12]+[Data.A21]*[.$D$13]+[Data.A22]*[.$D$14]+[Data.A23]*[.$D$15]+[Data.A24]*[.$D$16]+[Data.A25]*[.$D$17]+[Data.A26]*[.$D$18]+[Data.A27]*[.$D$19]+[Data.A28]*[.$D$20]+[Data.A29]*[.$D$21]" office:value-type="float" office:value="0.00018699975983985" calcext:value-type="float">
            <text:p>0.0001869998</text:p>
          </table:table-cell>
          <table:table-cell table:formula="of:=[Data.A14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formula="of:=[Data.A20]*[.$D$11]+[Data.A21]*[.$D$12]+[Data.A22]*[.$D$13]+[Data.A23]*[.$D$14]+[Data.A24]*[.$D$15]+[Data.A25]*[.$D$16]+[Data.A26]*[.$D$17]+[Data.A27]*[.$D$18]+[Data.A28]*[.$D$19]+[Data.A29]*[.$D$20]+[Data.A30]*[.$D$21]" office:value-type="float" office:value="0.000173999724473856" calcext:value-type="float">
            <text:p>0.0001739997</text:p>
          </table:table-cell>
          <table:table-cell table:formula="of:=[Data.A15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Data.A21]*[.$D$11]+[Data.A22]*[.$D$12]+[Data.A23]*[.$D$13]+[Data.A24]*[.$D$14]+[Data.A25]*[.$D$15]+[Data.A26]*[.$D$16]+[Data.A27]*[.$D$17]+[Data.A28]*[.$D$18]+[Data.A29]*[.$D$19]+[Data.A30]*[.$D$20]+[Data.A31]*[.$D$21]" office:value-type="float" office:value="0.000154999702267323" calcext:value-type="float">
            <text:p>0.0001549997</text:p>
          </table:table-cell>
          <table:table-cell table:formula="of:=[Data.A16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table:formula="of:=[Data.A22]*[.$D$11]+[Data.A23]*[.$D$12]+[Data.A24]*[.$D$13]+[Data.A25]*[.$D$14]+[Data.A26]*[.$D$15]+[Data.A27]*[.$D$16]+[Data.A28]*[.$D$17]+[Data.A29]*[.$D$18]+[Data.A30]*[.$D$19]+[Data.A31]*[.$D$20]+[Data.A32]*[.$D$21]" office:value-type="float" office:value="0.000122999810832745" calcext:value-type="float">
            <text:p>0.0001229998</text:p>
          </table:table-cell>
          <table:table-cell table:formula="of:=[Data.A17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table:formula="of:=[Data.A23]*[.$D$11]+[Data.A24]*[.$D$12]+[Data.A25]*[.$D$13]+[Data.A26]*[.$D$14]+[Data.A27]*[.$D$15]+[Data.A28]*[.$D$16]+[Data.A29]*[.$D$17]+[Data.A30]*[.$D$18]+[Data.A31]*[.$D$19]+[Data.A32]*[.$D$20]+[Data.A33]*[.$D$21]" office:value-type="float" office:value="0.000105999805075572" calcext:value-type="float">
            <text:p>0.0001059998</text:p>
          </table:table-cell>
          <table:table-cell table:formula="of:=[Data.A18]"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formula="of:=[Data.A24]*[.$D$11]+[Data.A25]*[.$D$12]+[Data.A26]*[.$D$13]+[Data.A27]*[.$D$14]+[Data.A28]*[.$D$15]+[Data.A29]*[.$D$16]+[Data.A30]*[.$D$17]+[Data.A31]*[.$D$18]+[Data.A32]*[.$D$19]+[Data.A33]*[.$D$20]+[Data.A34]*[.$D$21]" office:value-type="float" office:value="0.0000939998256372327" calcext:value-type="float">
            <text:p>9.39998256372327E-005</text:p>
          </table:table-cell>
          <table:table-cell table:formula="of:=[Data.A19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25]*[.$D$11]+[Data.A26]*[.$D$12]+[Data.A27]*[.$D$13]+[Data.A28]*[.$D$14]+[Data.A29]*[.$D$15]+[Data.A30]*[.$D$16]+[Data.A31]*[.$D$17]+[Data.A32]*[.$D$18]+[Data.A33]*[.$D$19]+[Data.A34]*[.$D$20]+[Data.A35]*[.$D$21]" office:value-type="float" office:value="0.0000819998239922848" calcext:value-type="float">
            <text:p>8.19998239922848E-005</text:p>
          </table:table-cell>
          <table:table-cell table:formula="of:=[Data.A20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Data.A26]*[.$D$11]+[Data.A27]*[.$D$12]+[Data.A28]*[.$D$13]+[Data.A29]*[.$D$14]+[Data.A30]*[.$D$15]+[Data.A31]*[.$D$16]+[Data.A32]*[.$D$17]+[Data.A33]*[.$D$18]+[Data.A34]*[.$D$19]+[Data.A35]*[.$D$20]+[Data.A36]*[.$D$21]" office:value-type="float" office:value="0.0000729998305719722" calcext:value-type="float">
            <text:p>7.29998305719722E-005</text:p>
          </table:table-cell>
          <table:table-cell table:formula="of:=[Data.A21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Data.A27]*[.$D$11]+[Data.A28]*[.$D$12]+[Data.A29]*[.$D$13]+[Data.A30]*[.$D$14]+[Data.A31]*[.$D$15]+[Data.A32]*[.$D$16]+[Data.A33]*[.$D$17]+[Data.A34]*[.$D$18]+[Data.A35]*[.$D$19]+[Data.A36]*[.$D$20]+[Data.A37]*[.$D$21]" office:value-type="float" office:value="0.00008199985524596" calcext:value-type="float">
            <text:p>8.199985524596E-005</text:p>
          </table:table-cell>
          <table:table-cell table:formula="of:=[Data.A22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formula="of:=[Data.A28]*[.$D$11]+[Data.A29]*[.$D$12]+[Data.A30]*[.$D$13]+[Data.A31]*[.$D$14]+[Data.A32]*[.$D$15]+[Data.A33]*[.$D$16]+[Data.A34]*[.$D$17]+[Data.A35]*[.$D$18]+[Data.A36]*[.$D$19]+[Data.A37]*[.$D$20]+[Data.A38]*[.$D$21]" office:value-type="float" office:value="0.0000929998042531661" calcext:value-type="float">
            <text:p>9.29998042531661E-005</text:p>
          </table:table-cell>
          <table:table-cell table:formula="of:=[Data.A23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formula="of:=[Data.A29]*[.$D$11]+[Data.A30]*[.$D$12]+[Data.A31]*[.$D$13]+[Data.A32]*[.$D$14]+[Data.A33]*[.$D$15]+[Data.A34]*[.$D$16]+[Data.A35]*[.$D$17]+[Data.A36]*[.$D$18]+[Data.A37]*[.$D$19]+[Data.A38]*[.$D$20]+[Data.A39]*[.$D$21]" office:value-type="float" office:value="0.000107999810010344" calcext:value-type="float">
            <text:p>0.0001079998</text:p>
          </table:table-cell>
          <table:table-cell table:formula="of:=[Data.A24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30]*[.$D$11]+[Data.A31]*[.$D$12]+[Data.A32]*[.$D$13]+[Data.A33]*[.$D$14]+[Data.A34]*[.$D$15]+[Data.A35]*[.$D$16]+[Data.A36]*[.$D$17]+[Data.A37]*[.$D$18]+[Data.A38]*[.$D$19]+[Data.A39]*[.$D$20]+[Data.A40]*[.$D$21]" office:value-type="float" office:value="0.000113999863470511" calcext:value-type="float">
            <text:p>0.0001139999</text:p>
          </table:table-cell>
          <table:table-cell table:formula="of:=[Data.A25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31]*[.$D$11]+[Data.A32]*[.$D$12]+[Data.A33]*[.$D$13]+[Data.A34]*[.$D$14]+[Data.A35]*[.$D$15]+[Data.A36]*[.$D$16]+[Data.A37]*[.$D$17]+[Data.A38]*[.$D$18]+[Data.A39]*[.$D$19]+[Data.A40]*[.$D$20]+[Data.A41]*[.$D$21]" office:value-type="float" office:value="0.000119999861825685" calcext:value-type="float">
            <text:p>0.0001199999</text:p>
          </table:table-cell>
          <table:table-cell table:formula="of:=[Data.A26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Data.A32]*[.$D$11]+[Data.A33]*[.$D$12]+[Data.A34]*[.$D$13]+[Data.A35]*[.$D$14]+[Data.A36]*[.$D$15]+[Data.A37]*[.$D$16]+[Data.A38]*[.$D$17]+[Data.A39]*[.$D$18]+[Data.A40]*[.$D$19]+[Data.A41]*[.$D$20]+[Data.A42]*[.$D$21]" office:value-type="float" office:value="0.000108999972036108" calcext:value-type="float">
            <text:p>0.000109</text:p>
          </table:table-cell>
          <table:table-cell table:formula="of:=[Data.A27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Data.A33]*[.$D$11]+[Data.A34]*[.$D$12]+[Data.A35]*[.$D$13]+[Data.A36]*[.$D$14]+[Data.A37]*[.$D$15]+[Data.A38]*[.$D$16]+[Data.A39]*[.$D$17]+[Data.A40]*[.$D$18]+[Data.A41]*[.$D$19]+[Data.A42]*[.$D$20]+[Data.A43]*[.$D$21]" office:value-type="float" office:value="0.000077999961344098" calcext:value-type="float">
            <text:p>0.000078</text:p>
          </table:table-cell>
          <table:table-cell table:formula="of:=[Data.A28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Data.A34]*[.$D$11]+[Data.A35]*[.$D$12]+[Data.A36]*[.$D$13]+[Data.A37]*[.$D$14]+[Data.A38]*[.$D$15]+[Data.A39]*[.$D$16]+[Data.A40]*[.$D$17]+[Data.A41]*[.$D$18]+[Data.A42]*[.$D$19]+[Data.A43]*[.$D$20]+[Data.A44]*[.$D$21]" office:value-type="float" office:value="0.000175999008106635" calcext:value-type="float">
            <text:p>0.000175999</text:p>
          </table:table-cell>
          <table:table-cell table:formula="of:=[Data.A29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formula="of:=[Data.A35]*[.$D$11]+[Data.A36]*[.$D$12]+[Data.A37]*[.$D$13]+[Data.A38]*[.$D$14]+[Data.A39]*[.$D$15]+[Data.A40]*[.$D$16]+[Data.A41]*[.$D$17]+[Data.A42]*[.$D$18]+[Data.A43]*[.$D$19]+[Data.A44]*[.$D$20]+[Data.A45]*[.$D$21]" office:value-type="float" office:value="0.0241218420233105" calcext:value-type="float">
            <text:p>0.024121842</text:p>
          </table:table-cell>
          <table:table-cell table:formula="of:=[Data.A30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Data.A36]*[.$D$11]+[Data.A37]*[.$D$12]+[Data.A38]*[.$D$13]+[Data.A39]*[.$D$14]+[Data.A40]*[.$D$15]+[Data.A41]*[.$D$16]+[Data.A42]*[.$D$17]+[Data.A43]*[.$D$18]+[Data.A44]*[.$D$19]+[Data.A45]*[.$D$20]+[Data.A46]*[.$D$21]" office:value-type="float" office:value="0.0637887193236559" calcext:value-type="float">
            <text:p>0.0637887193</text:p>
          </table:table-cell>
          <table:table-cell table:formula="of:=[Data.A31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table:formula="of:=[Data.A37]*[.$D$11]+[Data.A38]*[.$D$12]+[Data.A39]*[.$D$13]+[Data.A40]*[.$D$14]+[Data.A41]*[.$D$15]+[Data.A42]*[.$D$16]+[Data.A43]*[.$D$17]+[Data.A44]*[.$D$18]+[Data.A45]*[.$D$19]+[Data.A46]*[.$D$20]+[Data.A47]*[.$D$21]" office:value-type="float" office:value="0.128486601192827" calcext:value-type="float">
            <text:p>0.1284866012</text:p>
          </table:table-cell>
          <table:table-cell table:formula="of:=[Data.A32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38]*[.$D$11]+[Data.A39]*[.$D$12]+[Data.A40]*[.$D$13]+[Data.A41]*[.$D$14]+[Data.A42]*[.$D$15]+[Data.A43]*[.$D$16]+[Data.A44]*[.$D$17]+[Data.A45]*[.$D$18]+[Data.A46]*[.$D$19]+[Data.A47]*[.$D$20]+[Data.A48]*[.$D$21]" office:value-type="float" office:value="0.214942555040109" calcext:value-type="float">
            <text:p>0.214942555</text:p>
          </table:table-cell>
          <table:table-cell table:formula="of:=[Data.A33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Data.A39]*[.$D$11]+[Data.A40]*[.$D$12]+[Data.A41]*[.$D$13]+[Data.A42]*[.$D$14]+[Data.A43]*[.$D$15]+[Data.A44]*[.$D$16]+[Data.A45]*[.$D$17]+[Data.A46]*[.$D$18]+[Data.A47]*[.$D$19]+[Data.A48]*[.$D$20]+[Data.A49]*[.$D$21]" office:value-type="float" office:value="0.316918585661296" calcext:value-type="float">
            <text:p>0.3169185857</text:p>
          </table:table-cell>
          <table:table-cell table:formula="of:=[Data.A34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Data.A40]*[.$D$11]+[Data.A41]*[.$D$12]+[Data.A42]*[.$D$13]+[Data.A43]*[.$D$14]+[Data.A44]*[.$D$15]+[Data.A45]*[.$D$16]+[Data.A46]*[.$D$17]+[Data.A47]*[.$D$18]+[Data.A48]*[.$D$19]+[Data.A49]*[.$D$20]+[Data.A50]*[.$D$21]" office:value-type="float" office:value="0.346208859404063" calcext:value-type="float">
            <text:p>0.3462088594</text:p>
          </table:table-cell>
          <table:table-cell table:formula="of:=[Data.A35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formula="of:=[Data.A41]*[.$D$11]+[Data.A42]*[.$D$12]+[Data.A43]*[.$D$13]+[Data.A44]*[.$D$14]+[Data.A45]*[.$D$15]+[Data.A46]*[.$D$16]+[Data.A47]*[.$D$17]+[Data.A48]*[.$D$18]+[Data.A49]*[.$D$19]+[Data.A50]*[.$D$20]+[Data.A51]*[.$D$21]" office:value-type="float" office:value="0.319043091539333" calcext:value-type="float">
            <text:p>0.3190430915</text:p>
          </table:table-cell>
          <table:table-cell table:formula="of:=[Data.A36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Data.A42]*[.$D$11]+[Data.A43]*[.$D$12]+[Data.A44]*[.$D$13]+[Data.A45]*[.$D$14]+[Data.A46]*[.$D$15]+[Data.A47]*[.$D$16]+[Data.A48]*[.$D$17]+[Data.A49]*[.$D$18]+[Data.A50]*[.$D$19]+[Data.A51]*[.$D$20]+[Data.A52]*[.$D$21]" office:value-type="float" office:value="0.218695138860076" calcext:value-type="float">
            <text:p>0.2186951389</text:p>
          </table:table-cell>
          <table:table-cell table:formula="of:=[Data.A37]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formula="of:=[Data.A43]*[.$D$11]+[Data.A44]*[.$D$12]+[Data.A45]*[.$D$13]+[Data.A46]*[.$D$14]+[Data.A47]*[.$D$15]+[Data.A48]*[.$D$16]+[Data.A49]*[.$D$17]+[Data.A50]*[.$D$18]+[Data.A51]*[.$D$19]+[Data.A52]*[.$D$20]+[Data.A53]*[.$D$21]" office:value-type="float" office:value="0.0498450681166427" calcext:value-type="float">
            <text:p>0.0498450681</text:p>
          </table:table-cell>
          <table:table-cell table:formula="of:=[Data.A38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Data.A44]*[.$D$11]+[Data.A45]*[.$D$12]+[Data.A46]*[.$D$13]+[Data.A47]*[.$D$14]+[Data.A48]*[.$D$15]+[Data.A49]*[.$D$16]+[Data.A50]*[.$D$17]+[Data.A51]*[.$D$18]+[Data.A52]*[.$D$19]+[Data.A53]*[.$D$20]+[Data.A54]*[.$D$21]" office:value-type="float" office:value="-0.153892058693561" calcext:value-type="float">
            <text:p>-0.1538920587</text:p>
          </table:table-cell>
          <table:table-cell table:formula="of:=[Data.A39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table:formula="of:=[Data.A45]*[.$D$11]+[Data.A46]*[.$D$12]+[Data.A47]*[.$D$13]+[Data.A48]*[.$D$14]+[Data.A49]*[.$D$15]+[Data.A50]*[.$D$16]+[Data.A51]*[.$D$17]+[Data.A52]*[.$D$18]+[Data.A53]*[.$D$19]+[Data.A54]*[.$D$20]+[Data.A55]*[.$D$21]" office:value-type="float" office:value="-0.308781010736366" calcext:value-type="float">
            <text:p>-0.3087810107</text:p>
          </table:table-cell>
          <table:table-cell table:formula="of:=[Data.A40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Data.A46]*[.$D$11]+[Data.A47]*[.$D$12]+[Data.A48]*[.$D$13]+[Data.A49]*[.$D$14]+[Data.A50]*[.$D$15]+[Data.A51]*[.$D$16]+[Data.A52]*[.$D$17]+[Data.A53]*[.$D$18]+[Data.A54]*[.$D$19]+[Data.A55]*[.$D$20]+[Data.A56]*[.$D$21]" office:value-type="float" office:value="-0.422933687503848" calcext:value-type="float">
            <text:p>-0.4229336875</text:p>
          </table:table-cell>
          <table:table-cell table:formula="of:=[Data.A41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table:formula="of:=[Data.A47]*[.$D$11]+[Data.A48]*[.$D$12]+[Data.A49]*[.$D$13]+[Data.A50]*[.$D$14]+[Data.A51]*[.$D$15]+[Data.A52]*[.$D$16]+[Data.A53]*[.$D$17]+[Data.A54]*[.$D$18]+[Data.A55]*[.$D$19]+[Data.A56]*[.$D$20]+[Data.A57]*[.$D$21]" office:value-type="float" office:value="-0.488416294014665" calcext:value-type="float">
            <text:p>-0.488416294</text:p>
          </table:table-cell>
          <table:table-cell table:formula="of:=[Data.A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48]*[.$D$11]+[Data.A49]*[.$D$12]+[Data.A50]*[.$D$13]+[Data.A51]*[.$D$14]+[Data.A52]*[.$D$15]+[Data.A53]*[.$D$16]+[Data.A54]*[.$D$17]+[Data.A55]*[.$D$18]+[Data.A56]*[.$D$19]+[Data.A57]*[.$D$20]+[Data.A58]*[.$D$21]" office:value-type="float" office:value="-0.491928098227554" calcext:value-type="float">
            <text:p>-0.4919280982</text:p>
          </table:table-cell>
          <table:table-cell table:formula="of:=[Data.A43]"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table:formula="of:=[Data.A49]*[.$D$11]+[Data.A50]*[.$D$12]+[Data.A51]*[.$D$13]+[Data.A52]*[.$D$14]+[Data.A53]*[.$D$15]+[Data.A54]*[.$D$16]+[Data.A55]*[.$D$17]+[Data.A56]*[.$D$18]+[Data.A57]*[.$D$19]+[Data.A58]*[.$D$20]+[Data.A59]*[.$D$21]" office:value-type="float" office:value="-0.464258365520751" calcext:value-type="float">
            <text:p>-0.4642583655</text:p>
          </table:table-cell>
          <table:table-cell table:formula="of:=[Data.A44]" office:value-type="float" office:value="238.34" calcext:value-type="float">
            <text:p>238.34</text:p>
          </table:table-cell>
          <table:table-cell table:number-columns-repeated="2"/>
        </table:table-row>
        <table:table-row table:style-name="ro1">
          <table:table-cell table:formula="of:=[Data.A50]*[.$D$11]+[Data.A51]*[.$D$12]+[Data.A52]*[.$D$13]+[Data.A53]*[.$D$14]+[Data.A54]*[.$D$15]+[Data.A55]*[.$D$16]+[Data.A56]*[.$D$17]+[Data.A57]*[.$D$18]+[Data.A58]*[.$D$19]+[Data.A59]*[.$D$20]+[Data.A60]*[.$D$21]" office:value-type="float" office:value="-0.386561746338161" calcext:value-type="float">
            <text:p>-0.3865617463</text:p>
          </table:table-cell>
          <table:table-cell table:formula="of:=[Data.A45]" office:value-type="float" office:value="157.22" calcext:value-type="float">
            <text:p>157.22</text:p>
          </table:table-cell>
          <table:table-cell table:number-columns-repeated="2"/>
        </table:table-row>
        <table:table-row table:style-name="ro1">
          <table:table-cell table:formula="of:=[Data.A51]*[.$D$11]+[Data.A52]*[.$D$12]+[Data.A53]*[.$D$13]+[Data.A54]*[.$D$14]+[Data.A55]*[.$D$15]+[Data.A56]*[.$D$16]+[Data.A57]*[.$D$17]+[Data.A58]*[.$D$18]+[Data.A59]*[.$D$19]+[Data.A60]*[.$D$20]+[Data.A61]*[.$D$21]" office:value-type="float" office:value="-0.26934295181413" calcext:value-type="float">
            <text:p>-0.2693429518</text:p>
          </table:table-cell>
          <table:table-cell table:formula="of:=[Data.A46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formula="of:=[Data.A52]*[.$D$11]+[Data.A53]*[.$D$12]+[Data.A54]*[.$D$13]+[Data.A55]*[.$D$14]+[Data.A56]*[.$D$15]+[Data.A57]*[.$D$16]+[Data.A58]*[.$D$17]+[Data.A59]*[.$D$18]+[Data.A60]*[.$D$19]+[Data.A61]*[.$D$20]+[Data.A62]*[.$D$21]" office:value-type="float" office:value="-0.114123980752554" calcext:value-type="float">
            <text:p>-0.1141239808</text:p>
          </table:table-cell>
          <table:table-cell table:formula="of:=[Data.A47]" office:value-type="float" office:value="217.44" calcext:value-type="float">
            <text:p>217.44</text:p>
          </table:table-cell>
          <table:table-cell table:number-columns-repeated="2"/>
        </table:table-row>
        <table:table-row table:style-name="ro1">
          <table:table-cell table:formula="of:=[Data.A53]*[.$D$11]+[Data.A54]*[.$D$12]+[Data.A55]*[.$D$13]+[Data.A56]*[.$D$14]+[Data.A57]*[.$D$15]+[Data.A58]*[.$D$16]+[Data.A59]*[.$D$17]+[Data.A60]*[.$D$18]+[Data.A61]*[.$D$19]+[Data.A62]*[.$D$20]+[Data.A63]*[.$D$21]" office:value-type="float" office:value="0.0402792171325847" calcext:value-type="float">
            <text:p>0.0402792171</text:p>
          </table:table-cell>
          <table:table-cell table:formula="of:=[Data.A48]" office:value-type="float" office:value="157.92" calcext:value-type="float">
            <text:p>157.92</text:p>
          </table:table-cell>
          <table:table-cell table:number-columns-repeated="2"/>
        </table:table-row>
        <table:table-row table:style-name="ro1">
          <table:table-cell table:formula="of:=[Data.A54]*[.$D$11]+[Data.A55]*[.$D$12]+[Data.A56]*[.$D$13]+[Data.A57]*[.$D$14]+[Data.A58]*[.$D$15]+[Data.A59]*[.$D$16]+[Data.A60]*[.$D$17]+[Data.A61]*[.$D$18]+[Data.A62]*[.$D$19]+[Data.A63]*[.$D$20]+[Data.A64]*[.$D$21]" office:value-type="float" office:value="0.149214394922394" calcext:value-type="float">
            <text:p>0.1492143949</text:p>
          </table:table-cell>
          <table:table-cell table:formula="of:=[Data.A49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55]*[.$D$11]+[Data.A56]*[.$D$12]+[Data.A57]*[.$D$13]+[Data.A58]*[.$D$14]+[Data.A59]*[.$D$15]+[Data.A60]*[.$D$16]+[Data.A61]*[.$D$17]+[Data.A62]*[.$D$18]+[Data.A63]*[.$D$19]+[Data.A64]*[.$D$20]+[Data.A65]*[.$D$21]" office:value-type="float" office:value="0.203802138605986" calcext:value-type="float">
            <text:p>0.2038021386</text:p>
          </table:table-cell>
          <table:table-cell table:formula="of:=[Data.A50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56]*[.$D$11]+[Data.A57]*[.$D$12]+[Data.A58]*[.$D$13]+[Data.A59]*[.$D$14]+[Data.A60]*[.$D$15]+[Data.A61]*[.$D$16]+[Data.A62]*[.$D$17]+[Data.A63]*[.$D$18]+[Data.A64]*[.$D$19]+[Data.A65]*[.$D$20]+[Data.A66]*[.$D$21]" office:value-type="float" office:value="0.201986832544975" calcext:value-type="float">
            <text:p>0.2019868325</text:p>
          </table:table-cell>
          <table:table-cell table:formula="of:=[Data.A51]" office:value-type="float" office:value="-231.48" calcext:value-type="float">
            <text:p>-231.48</text:p>
          </table:table-cell>
          <table:table-cell table:number-columns-repeated="2"/>
        </table:table-row>
        <table:table-row table:style-name="ro1">
          <table:table-cell table:formula="of:=[Data.A57]*[.$D$11]+[Data.A58]*[.$D$12]+[Data.A59]*[.$D$13]+[Data.A60]*[.$D$14]+[Data.A61]*[.$D$15]+[Data.A62]*[.$D$16]+[Data.A63]*[.$D$17]+[Data.A64]*[.$D$18]+[Data.A65]*[.$D$19]+[Data.A66]*[.$D$20]+[Data.A67]*[.$D$21]" office:value-type="float" office:value="0.145151621996169" calcext:value-type="float">
            <text:p>0.145151622</text:p>
          </table:table-cell>
          <table:table-cell table:formula="of:=[Data.A52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58]*[.$D$11]+[Data.A59]*[.$D$12]+[Data.A60]*[.$D$13]+[Data.A61]*[.$D$14]+[Data.A62]*[.$D$15]+[Data.A63]*[.$D$16]+[Data.A64]*[.$D$17]+[Data.A65]*[.$D$18]+[Data.A66]*[.$D$19]+[Data.A67]*[.$D$20]+[Data.A68]*[.$D$21]" office:value-type="float" office:value="0.0685996293351372" calcext:value-type="float">
            <text:p>0.0685996293</text:p>
          </table:table-cell>
          <table:table-cell table:formula="of:=[Data.A53]" office:value-type="float" office:value="-34.42" calcext:value-type="float">
            <text:p>-34.42</text:p>
          </table:table-cell>
          <table:table-cell table:number-columns-repeated="2"/>
        </table:table-row>
        <table:table-row table:style-name="ro1">
          <table:table-cell table:formula="of:=[Data.A59]*[.$D$11]+[Data.A60]*[.$D$12]+[Data.A61]*[.$D$13]+[Data.A62]*[.$D$14]+[Data.A63]*[.$D$15]+[Data.A64]*[.$D$16]+[Data.A65]*[.$D$17]+[Data.A66]*[.$D$18]+[Data.A67]*[.$D$19]+[Data.A68]*[.$D$20]+[Data.A69]*[.$D$21]" office:value-type="float" office:value="0.0521248078078856" calcext:value-type="float">
            <text:p>0.0521248078</text:p>
          </table:table-cell>
          <table:table-cell table:formula="of:=[Data.A54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60]*[.$D$11]+[Data.A61]*[.$D$12]+[Data.A62]*[.$D$13]+[Data.A63]*[.$D$14]+[Data.A64]*[.$D$15]+[Data.A65]*[.$D$16]+[Data.A66]*[.$D$17]+[Data.A67]*[.$D$18]+[Data.A68]*[.$D$19]+[Data.A69]*[.$D$20]+[Data.A70]*[.$D$21]" office:value-type="float" office:value="0.0195269425204477" calcext:value-type="float">
            <text:p>0.0195269425</text:p>
          </table:table-cell>
          <table:table-cell table:formula="of:=[Data.A55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61]*[.$D$11]+[Data.A62]*[.$D$12]+[Data.A63]*[.$D$13]+[Data.A64]*[.$D$14]+[Data.A65]*[.$D$15]+[Data.A66]*[.$D$16]+[Data.A67]*[.$D$17]+[Data.A68]*[.$D$18]+[Data.A69]*[.$D$19]+[Data.A70]*[.$D$20]+[Data.A71]*[.$D$21]" office:value-type="float" office:value="0.00509805557070319" calcext:value-type="float">
            <text:p>0.0050980556</text:p>
          </table:table-cell>
          <table:table-cell table:formula="of:=[Data.A56]" office:value-type="float" office:value="-226.39" calcext:value-type="float">
            <text:p>-226.39</text:p>
          </table:table-cell>
          <table:table-cell table:number-columns-repeated="2"/>
        </table:table-row>
        <table:table-row table:style-name="ro1">
          <table:table-cell table:formula="of:=[Data.A62]*[.$D$11]+[Data.A63]*[.$D$12]+[Data.A64]*[.$D$13]+[Data.A65]*[.$D$14]+[Data.A66]*[.$D$15]+[Data.A67]*[.$D$16]+[Data.A68]*[.$D$17]+[Data.A69]*[.$D$18]+[Data.A70]*[.$D$19]+[Data.A71]*[.$D$20]+[Data.A72]*[.$D$21]" office:value-type="float" office:value="0.00675103547611042" calcext:value-type="float">
            <text:p>0.0067510355</text:p>
          </table:table-cell>
          <table:table-cell table:formula="of:=[Data.A57]" office:value-type="float" office:value="-98.01" calcext:value-type="float">
            <text:p>-98.01</text:p>
          </table:table-cell>
          <table:table-cell table:number-columns-repeated="2"/>
        </table:table-row>
        <table:table-row table:style-name="ro1">
          <table:table-cell table:formula="of:=[Data.A63]*[.$D$11]+[Data.A64]*[.$D$12]+[Data.A65]*[.$D$13]+[Data.A66]*[.$D$14]+[Data.A67]*[.$D$15]+[Data.A68]*[.$D$16]+[Data.A69]*[.$D$17]+[Data.A70]*[.$D$18]+[Data.A71]*[.$D$19]+[Data.A72]*[.$D$20]+[Data.A73]*[.$D$21]" office:value-type="float" office:value="0.0151908937399725" calcext:value-type="float">
            <text:p>0.0151908937</text:p>
          </table:table-cell>
          <table:table-cell table:formula="of:=[Data.A58]" office:value-type="float" office:value="85.06" calcext:value-type="float">
            <text:p>85.06</text:p>
          </table:table-cell>
          <table:table-cell table:number-columns-repeated="2"/>
        </table:table-row>
        <table:table-row table:style-name="ro1">
          <table:table-cell table:formula="of:=[Data.A64]*[.$D$11]+[Data.A65]*[.$D$12]+[Data.A66]*[.$D$13]+[Data.A67]*[.$D$14]+[Data.A68]*[.$D$15]+[Data.A69]*[.$D$16]+[Data.A70]*[.$D$17]+[Data.A71]*[.$D$18]+[Data.A72]*[.$D$19]+[Data.A73]*[.$D$20]+[Data.A74]*[.$D$21]" office:value-type="float" office:value="-0.00448097696273281" calcext:value-type="float">
            <text:p>-0.004480977</text:p>
          </table:table-cell>
          <table:table-cell table:formula="of:=[Data.A59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formula="of:=[Data.A65]*[.$D$11]+[Data.A66]*[.$D$12]+[Data.A67]*[.$D$13]+[Data.A68]*[.$D$14]+[Data.A69]*[.$D$15]+[Data.A70]*[.$D$16]+[Data.A71]*[.$D$17]+[Data.A72]*[.$D$18]+[Data.A73]*[.$D$19]+[Data.A74]*[.$D$20]+[Data.A75]*[.$D$21]" office:value-type="float" office:value="-0.00162601562356243" calcext:value-type="float">
            <text:p>-0.0016260156</text:p>
          </table:table-cell>
          <table:table-cell table:formula="of:=[Data.A60]" office:value-type="float" office:value="145.08" calcext:value-type="float">
            <text:p>145.08</text:p>
          </table:table-cell>
          <table:table-cell table:number-columns-repeated="2"/>
        </table:table-row>
        <table:table-row table:style-name="ro1">
          <table:table-cell table:formula="of:=[Data.A66]*[.$D$11]+[Data.A67]*[.$D$12]+[Data.A68]*[.$D$13]+[Data.A69]*[.$D$14]+[Data.A70]*[.$D$15]+[Data.A71]*[.$D$16]+[Data.A72]*[.$D$17]+[Data.A73]*[.$D$18]+[Data.A74]*[.$D$19]+[Data.A75]*[.$D$20]+[Data.A76]*[.$D$21]" office:value-type="float" office:value="0.0086489252962638" calcext:value-type="float">
            <text:p>0.0086489253</text:p>
          </table:table-cell>
          <table:table-cell table:formula="of:=[Data.A61]" office:value-type="float" office:value="158.7" calcext:value-type="float">
            <text:p>158.7</text:p>
          </table:table-cell>
          <table:table-cell table:number-columns-repeated="2"/>
        </table:table-row>
        <table:table-row table:style-name="ro1">
          <table:table-cell table:formula="of:=[Data.A67]*[.$D$11]+[Data.A68]*[.$D$12]+[Data.A69]*[.$D$13]+[Data.A70]*[.$D$14]+[Data.A71]*[.$D$15]+[Data.A72]*[.$D$16]+[Data.A73]*[.$D$17]+[Data.A74]*[.$D$18]+[Data.A75]*[.$D$19]+[Data.A76]*[.$D$20]+[Data.A77]*[.$D$21]" office:value-type="float" office:value="0.0241179028741811" calcext:value-type="float">
            <text:p>0.0241179029</text:p>
          </table:table-cell>
          <table:table-cell table:formula="of:=[Data.A62]" office:value-type="float" office:value="45.96" calcext:value-type="float">
            <text:p>45.96</text:p>
          </table:table-cell>
          <table:table-cell table:number-columns-repeated="2"/>
        </table:table-row>
        <table:table-row table:style-name="ro1">
          <table:table-cell table:formula="of:=[Data.A68]*[.$D$11]+[Data.A69]*[.$D$12]+[Data.A70]*[.$D$13]+[Data.A71]*[.$D$14]+[Data.A72]*[.$D$15]+[Data.A73]*[.$D$16]+[Data.A74]*[.$D$17]+[Data.A75]*[.$D$18]+[Data.A76]*[.$D$19]+[Data.A77]*[.$D$20]+[Data.A78]*[.$D$21]" office:value-type="float" office:value="0.0536808343603273" calcext:value-type="float">
            <text:p>0.0536808344</text:p>
          </table:table-cell>
          <table:table-cell table:formula="of:=[Data.A63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formula="of:=[Data.A69]*[.$D$11]+[Data.A70]*[.$D$12]+[Data.A71]*[.$D$13]+[Data.A72]*[.$D$14]+[Data.A73]*[.$D$15]+[Data.A74]*[.$D$16]+[Data.A75]*[.$D$17]+[Data.A76]*[.$D$18]+[Data.A77]*[.$D$19]+[Data.A78]*[.$D$20]+[Data.A79]*[.$D$21]" office:value-type="float" office:value="0.0970917791481453" calcext:value-type="float">
            <text:p>0.0970917791</text:p>
          </table:table-cell>
          <table:table-cell table:formula="of:=[Data.A64]" office:value-type="float" office:value="206.93" calcext:value-type="float">
            <text:p>206.93</text:p>
          </table:table-cell>
          <table:table-cell table:number-columns-repeated="2"/>
        </table:table-row>
        <table:table-row table:style-name="ro1">
          <table:table-cell table:formula="of:=[Data.A70]*[.$D$11]+[Data.A71]*[.$D$12]+[Data.A72]*[.$D$13]+[Data.A73]*[.$D$14]+[Data.A74]*[.$D$15]+[Data.A75]*[.$D$16]+[Data.A76]*[.$D$17]+[Data.A77]*[.$D$18]+[Data.A78]*[.$D$19]+[Data.A79]*[.$D$20]+[Data.A80]*[.$D$21]" office:value-type="float" office:value="0.150526725294688" calcext:value-type="float">
            <text:p>0.1505267253</text:p>
          </table:table-cell>
          <table:table-cell table:formula="of:=[Data.A65]" office:value-type="float" office:value="-23.73" calcext:value-type="float">
            <text:p>-23.73</text:p>
          </table:table-cell>
          <table:table-cell table:number-columns-repeated="2"/>
        </table:table-row>
        <table:table-row table:style-name="ro1">
          <table:table-cell table:formula="of:=[Data.A71]*[.$D$11]+[Data.A72]*[.$D$12]+[Data.A73]*[.$D$13]+[Data.A74]*[.$D$14]+[Data.A75]*[.$D$15]+[Data.A76]*[.$D$16]+[Data.A77]*[.$D$17]+[Data.A78]*[.$D$18]+[Data.A79]*[.$D$19]+[Data.A80]*[.$D$20]+[Data.A81]*[.$D$21]" office:value-type="float" office:value="0.196861716079734" calcext:value-type="float">
            <text:p>0.1968617161</text:p>
          </table:table-cell>
          <table:table-cell table:formula="of:=[Data.A66]" office:value-type="float" office:value="-6.41" calcext:value-type="float">
            <text:p>-6.41</text:p>
          </table:table-cell>
          <table:table-cell table:number-columns-repeated="2"/>
        </table:table-row>
        <table:table-row table:style-name="ro1">
          <table:table-cell table:formula="of:=[Data.A72]*[.$D$11]+[Data.A73]*[.$D$12]+[Data.A74]*[.$D$13]+[Data.A75]*[.$D$14]+[Data.A76]*[.$D$15]+[Data.A77]*[.$D$16]+[Data.A78]*[.$D$17]+[Data.A79]*[.$D$18]+[Data.A80]*[.$D$19]+[Data.A81]*[.$D$20]+[Data.A82]*[.$D$21]" office:value-type="float" office:value="0.229844811494757" calcext:value-type="float">
            <text:p>0.2298448115</text:p>
          </table:table-cell>
          <table:table-cell table:formula="of:=[Data.A67]" office:value-type="float" office:value="-7.24" calcext:value-type="float">
            <text:p>-7.24</text:p>
          </table:table-cell>
          <table:table-cell table:number-columns-repeated="2"/>
        </table:table-row>
        <table:table-row table:style-name="ro1">
          <table:table-cell table:formula="of:=[Data.A73]*[.$D$11]+[Data.A74]*[.$D$12]+[Data.A75]*[.$D$13]+[Data.A76]*[.$D$14]+[Data.A77]*[.$D$15]+[Data.A78]*[.$D$16]+[Data.A79]*[.$D$17]+[Data.A80]*[.$D$18]+[Data.A81]*[.$D$19]+[Data.A82]*[.$D$20]+[Data.A83]*[.$D$21]" office:value-type="float" office:value="0.215399952465406" calcext:value-type="float">
            <text:p>0.2153999525</text:p>
          </table:table-cell>
          <table:table-cell table:formula="of:=[Data.A68]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table:formula="of:=[Data.A74]*[.$D$11]+[Data.A75]*[.$D$12]+[Data.A76]*[.$D$13]+[Data.A77]*[.$D$14]+[Data.A78]*[.$D$15]+[Data.A79]*[.$D$16]+[Data.A80]*[.$D$17]+[Data.A81]*[.$D$18]+[Data.A82]*[.$D$19]+[Data.A83]*[.$D$20]+[Data.A84]*[.$D$21]" office:value-type="float" office:value="0.159123059543133" calcext:value-type="float">
            <text:p>0.1591230595</text:p>
          </table:table-cell>
          <table:table-cell table:formula="of:=[Data.A6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formula="of:=[Data.A75]*[.$D$11]+[Data.A76]*[.$D$12]+[Data.A77]*[.$D$13]+[Data.A78]*[.$D$14]+[Data.A79]*[.$D$15]+[Data.A80]*[.$D$16]+[Data.A81]*[.$D$17]+[Data.A82]*[.$D$18]+[Data.A83]*[.$D$19]+[Data.A84]*[.$D$20]+[Data.A85]*[.$D$21]" office:value-type="float" office:value="0.0556321191999129" calcext:value-type="float">
            <text:p>0.0556321192</text:p>
          </table:table-cell>
          <table:table-cell table:formula="of:=[Data.A70]" office:value-type="float" office:value="-10.85" calcext:value-type="float">
            <text:p>-10.85</text:p>
          </table:table-cell>
          <table:table-cell table:number-columns-repeated="2"/>
        </table:table-row>
        <table:table-row table:style-name="ro1">
          <table:table-cell table:formula="of:=[Data.A76]*[.$D$11]+[Data.A77]*[.$D$12]+[Data.A78]*[.$D$13]+[Data.A79]*[.$D$14]+[Data.A80]*[.$D$15]+[Data.A81]*[.$D$16]+[Data.A82]*[.$D$17]+[Data.A83]*[.$D$18]+[Data.A84]*[.$D$19]+[Data.A85]*[.$D$20]+[Data.A86]*[.$D$21]" office:value-type="float" office:value="-0.0670359660493569" calcext:value-type="float">
            <text:p>-0.067035966</text:p>
          </table:table-cell>
          <table:table-cell table:formula="of:=[Data.A71]" office:value-type="float" office:value="-10.7" calcext:value-type="float">
            <text:p>-10.7</text:p>
          </table:table-cell>
          <table:table-cell table:number-columns-repeated="2"/>
        </table:table-row>
        <table:table-row table:style-name="ro1">
          <table:table-cell table:formula="of:=[Data.A77]*[.$D$11]+[Data.A78]*[.$D$12]+[Data.A79]*[.$D$13]+[Data.A80]*[.$D$14]+[Data.A81]*[.$D$15]+[Data.A82]*[.$D$16]+[Data.A83]*[.$D$17]+[Data.A84]*[.$D$18]+[Data.A85]*[.$D$19]+[Data.A86]*[.$D$20]+[Data.A87]*[.$D$21]" office:value-type="float" office:value="-0.179212013480096" calcext:value-type="float">
            <text:p>-0.1792120135</text:p>
          </table:table-cell>
          <table:table-cell table:formula="of:=[Data.A72]" office:value-type="float" office:value="7.43" calcext:value-type="float">
            <text:p>7.43</text:p>
          </table:table-cell>
          <table:table-cell table:number-columns-repeated="2"/>
        </table:table-row>
        <table:table-row table:style-name="ro1">
          <table:table-cell table:formula="of:=[Data.A78]*[.$D$11]+[Data.A79]*[.$D$12]+[Data.A80]*[.$D$13]+[Data.A81]*[.$D$14]+[Data.A82]*[.$D$15]+[Data.A83]*[.$D$16]+[Data.A84]*[.$D$17]+[Data.A85]*[.$D$18]+[Data.A86]*[.$D$19]+[Data.A87]*[.$D$20]+[Data.A88]*[.$D$21]" office:value-type="float" office:value="-0.250522973169366" calcext:value-type="float">
            <text:p>-0.2505229732</text:p>
          </table:table-cell>
          <table:table-cell table:formula="of:=[Data.A73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table:formula="of:=[Data.A79]*[.$D$11]+[Data.A80]*[.$D$12]+[Data.A81]*[.$D$13]+[Data.A82]*[.$D$14]+[Data.A83]*[.$D$15]+[Data.A84]*[.$D$16]+[Data.A85]*[.$D$17]+[Data.A86]*[.$D$18]+[Data.A87]*[.$D$19]+[Data.A88]*[.$D$20]+[Data.A89]*[.$D$21]" office:value-type="float" office:value="-0.295495707671655" calcext:value-type="float">
            <text:p>-0.2954957077</text:p>
          </table:table-cell>
          <table:table-cell table:formula="of:=[Data.A74]" office:value-type="float" office:value="23.34" calcext:value-type="float">
            <text:p>23.34</text:p>
          </table:table-cell>
          <table:table-cell table:number-columns-repeated="2"/>
        </table:table-row>
        <table:table-row table:style-name="ro1">
          <table:table-cell table:formula="of:=[Data.A80]*[.$D$11]+[Data.A81]*[.$D$12]+[Data.A82]*[.$D$13]+[Data.A83]*[.$D$14]+[Data.A84]*[.$D$15]+[Data.A85]*[.$D$16]+[Data.A86]*[.$D$17]+[Data.A87]*[.$D$18]+[Data.A88]*[.$D$19]+[Data.A89]*[.$D$20]+[Data.A90]*[.$D$21]" office:value-type="float" office:value="-0.289104515713796" calcext:value-type="float">
            <text:p>-0.2891045157</text:p>
          </table:table-cell>
          <table:table-cell table:formula="of:=[Data.A75]" office:value-type="float" office:value="76.23" calcext:value-type="float">
            <text:p>76.23</text:p>
          </table:table-cell>
          <table:table-cell table:number-columns-repeated="2"/>
        </table:table-row>
        <table:table-row table:style-name="ro1">
          <table:table-cell table:formula="of:=[Data.A81]*[.$D$11]+[Data.A82]*[.$D$12]+[Data.A83]*[.$D$13]+[Data.A84]*[.$D$14]+[Data.A85]*[.$D$15]+[Data.A86]*[.$D$16]+[Data.A87]*[.$D$17]+[Data.A88]*[.$D$18]+[Data.A89]*[.$D$19]+[Data.A90]*[.$D$20]+[Data.A91]*[.$D$21]" office:value-type="float" office:value="-0.261149481214654" calcext:value-type="float">
            <text:p>-0.2611494812</text:p>
          </table:table-cell>
          <table:table-cell table:formula="of:=[Data.A76]" office:value-type="float" office:value="36.95" calcext:value-type="float">
            <text:p>36.95</text:p>
          </table:table-cell>
          <table:table-cell table:number-columns-repeated="2"/>
        </table:table-row>
        <table:table-row table:style-name="ro1">
          <table:table-cell table:formula="of:=[Data.A82]*[.$D$11]+[Data.A83]*[.$D$12]+[Data.A84]*[.$D$13]+[Data.A85]*[.$D$14]+[Data.A86]*[.$D$15]+[Data.A87]*[.$D$16]+[Data.A88]*[.$D$17]+[Data.A89]*[.$D$18]+[Data.A90]*[.$D$19]+[Data.A91]*[.$D$20]+[Data.A92]*[.$D$21]" office:value-type="float" office:value="-0.234256585777309" calcext:value-type="float">
            <text:p>-0.2342565858</text:p>
          </table:table-cell>
          <table:table-cell table:formula="of:=[Data.A77]" office:value-type="float" office:value="163.04" calcext:value-type="float">
            <text:p>163.04</text:p>
          </table:table-cell>
          <table:table-cell table:number-columns-repeated="2"/>
        </table:table-row>
        <table:table-row table:style-name="ro1">
          <table:table-cell table:formula="of:=[Data.A83]*[.$D$11]+[Data.A84]*[.$D$12]+[Data.A85]*[.$D$13]+[Data.A86]*[.$D$14]+[Data.A87]*[.$D$15]+[Data.A88]*[.$D$16]+[Data.A89]*[.$D$17]+[Data.A90]*[.$D$18]+[Data.A91]*[.$D$19]+[Data.A92]*[.$D$20]+[Data.A93]*[.$D$21]" office:value-type="float" office:value="-0.19386983702339" calcext:value-type="float">
            <text:p>-0.193869837</text:p>
          </table:table-cell>
          <table:table-cell table:formula="of:=[Data.A78]" office:value-type="float" office:value="122.81" calcext:value-type="float">
            <text:p>122.81</text:p>
          </table:table-cell>
          <table:table-cell table:number-columns-repeated="2"/>
        </table:table-row>
        <table:table-row table:style-name="ro1">
          <table:table-cell table:formula="of:=[Data.A84]*[.$D$11]+[Data.A85]*[.$D$12]+[Data.A86]*[.$D$13]+[Data.A87]*[.$D$14]+[Data.A88]*[.$D$15]+[Data.A89]*[.$D$16]+[Data.A90]*[.$D$17]+[Data.A91]*[.$D$18]+[Data.A92]*[.$D$19]+[Data.A93]*[.$D$20]+[Data.A94]*[.$D$21]" office:value-type="float" office:value="-0.104810121726469" calcext:value-type="float">
            <text:p>-0.1048101217</text:p>
          </table:table-cell>
          <table:table-cell table:formula="of:=[Data.A79]" office:value-type="float" office:value="144.42" calcext:value-type="float">
            <text:p>144.42</text:p>
          </table:table-cell>
          <table:table-cell table:number-columns-repeated="2"/>
        </table:table-row>
        <table:table-row table:style-name="ro1">
          <table:table-cell table:formula="of:=[Data.A85]*[.$D$11]+[Data.A86]*[.$D$12]+[Data.A87]*[.$D$13]+[Data.A88]*[.$D$14]+[Data.A89]*[.$D$15]+[Data.A90]*[.$D$16]+[Data.A91]*[.$D$17]+[Data.A92]*[.$D$18]+[Data.A93]*[.$D$19]+[Data.A94]*[.$D$20]+[Data.A95]*[.$D$21]" office:value-type="float" office:value="-0.0270550873623407" calcext:value-type="float">
            <text:p>-0.0270550874</text:p>
          </table:table-cell>
          <table:table-cell table:formula="of:=[Data.A80]" office:value-type="float" office:value="92.31" calcext:value-type="float">
            <text:p>92.31</text:p>
          </table:table-cell>
          <table:table-cell table:number-columns-repeated="2"/>
        </table:table-row>
        <table:table-row table:style-name="ro1">
          <table:table-cell table:formula="of:=[Data.A86]*[.$D$11]+[Data.A87]*[.$D$12]+[Data.A88]*[.$D$13]+[Data.A89]*[.$D$14]+[Data.A90]*[.$D$15]+[Data.A91]*[.$D$16]+[Data.A92]*[.$D$17]+[Data.A93]*[.$D$18]+[Data.A94]*[.$D$19]+[Data.A95]*[.$D$20]+[Data.A96]*[.$D$21]" office:value-type="float" office:value="0.0479930899431138" calcext:value-type="float">
            <text:p>0.0479930899</text:p>
          </table:table-cell>
          <table:table-cell table:formula="of:=[Data.A81]" office:value-type="float" office:value="-48.92" calcext:value-type="float">
            <text:p>-48.92</text:p>
          </table:table-cell>
          <table:table-cell table:number-columns-repeated="2"/>
        </table:table-row>
        <table:table-row table:style-name="ro1">
          <table:table-cell table:formula="of:=[Data.A87]*[.$D$11]+[Data.A88]*[.$D$12]+[Data.A89]*[.$D$13]+[Data.A90]*[.$D$14]+[Data.A91]*[.$D$15]+[Data.A92]*[.$D$16]+[Data.A93]*[.$D$17]+[Data.A94]*[.$D$18]+[Data.A95]*[.$D$19]+[Data.A96]*[.$D$20]+[Data.A97]*[.$D$21]" office:value-type="float" office:value="0.12461816914084" calcext:value-type="float">
            <text:p>0.1246181691</text:p>
          </table:table-cell>
          <table:table-cell table:formula="of:=[Data.A82]" office:value-type="float" office:value="-155.63" calcext:value-type="float">
            <text:p>-155.63</text:p>
          </table:table-cell>
          <table:table-cell table:number-columns-repeated="2"/>
        </table:table-row>
        <table:table-row table:style-name="ro1">
          <table:table-cell table:formula="of:=[Data.A88]*[.$D$11]+[Data.A89]*[.$D$12]+[Data.A90]*[.$D$13]+[Data.A91]*[.$D$14]+[Data.A92]*[.$D$15]+[Data.A93]*[.$D$16]+[Data.A94]*[.$D$17]+[Data.A95]*[.$D$18]+[Data.A96]*[.$D$19]+[Data.A97]*[.$D$20]+[Data.A98]*[.$D$21]" office:value-type="float" office:value="0.16289105721153" calcext:value-type="float">
            <text:p>0.1628910572</text:p>
          </table:table-cell>
          <table:table-cell table:formula="of:=[Data.A83]" office:value-type="float" office:value="-172.58" calcext:value-type="float">
            <text:p>-172.58</text:p>
          </table:table-cell>
          <table:table-cell table:number-columns-repeated="2"/>
        </table:table-row>
        <table:table-row table:style-name="ro1">
          <table:table-cell table:formula="of:=[Data.A89]*[.$D$11]+[Data.A90]*[.$D$12]+[Data.A91]*[.$D$13]+[Data.A92]*[.$D$14]+[Data.A93]*[.$D$15]+[Data.A94]*[.$D$16]+[Data.A95]*[.$D$17]+[Data.A96]*[.$D$18]+[Data.A97]*[.$D$19]+[Data.A98]*[.$D$20]+[Data.A99]*[.$D$21]" office:value-type="float" office:value="0.130693927773383" calcext:value-type="float">
            <text:p>0.1306939278</text:p>
          </table:table-cell>
          <table:table-cell table:formula="of:=[Data.A84]" office:value-type="float" office:value="-206.64" calcext:value-type="float">
            <text:p>-206.64</text:p>
          </table:table-cell>
          <table:table-cell table:number-columns-repeated="2"/>
        </table:table-row>
        <table:table-row table:style-name="ro1">
          <table:table-cell table:formula="of:=[Data.A90]*[.$D$11]+[Data.A91]*[.$D$12]+[Data.A92]*[.$D$13]+[Data.A93]*[.$D$14]+[Data.A94]*[.$D$15]+[Data.A95]*[.$D$16]+[Data.A96]*[.$D$17]+[Data.A97]*[.$D$18]+[Data.A98]*[.$D$19]+[Data.A99]*[.$D$20]+[Data.A100]*[.$D$21]" office:value-type="float" office:value="0.0930007709562551" calcext:value-type="float">
            <text:p>0.093000771</text:p>
          </table:table-cell>
          <table:table-cell table:formula="of:=[Data.A85]" office:value-type="float" office:value="-83.38" calcext:value-type="float">
            <text:p>-83.38</text:p>
          </table:table-cell>
          <table:table-cell table:number-columns-repeated="2"/>
        </table:table-row>
        <table:table-row table:style-name="ro1">
          <table:table-cell table:formula="of:=[Data.A91]*[.$D$11]+[Data.A92]*[.$D$12]+[Data.A93]*[.$D$13]+[Data.A94]*[.$D$14]+[Data.A95]*[.$D$15]+[Data.A96]*[.$D$16]+[Data.A97]*[.$D$17]+[Data.A98]*[.$D$18]+[Data.A99]*[.$D$19]+[Data.A100]*[.$D$20]+[Data.A101]*[.$D$21]" office:value-type="float" office:value="0.0570867120867812" calcext:value-type="float">
            <text:p>0.0570867121</text:p>
          </table:table-cell>
          <table:table-cell table:formula="of:=[Data.A86]" office:value-type="float" office:value="-29.87" calcext:value-type="float">
            <text:p>-29.87</text:p>
          </table:table-cell>
          <table:table-cell table:number-columns-repeated="2"/>
        </table:table-row>
        <table:table-row table:style-name="ro1">
          <table:table-cell table:formula="of:=[Data.A92]*[.$D$11]+[Data.A93]*[.$D$12]+[Data.A94]*[.$D$13]+[Data.A95]*[.$D$14]+[Data.A96]*[.$D$15]+[Data.A97]*[.$D$16]+[Data.A98]*[.$D$17]+[Data.A99]*[.$D$18]+[Data.A100]*[.$D$19]+[Data.A101]*[.$D$20]+[Data.A102]*[.$D$21]" office:value-type="float" office:value="0.018480845834634" calcext:value-type="float">
            <text:p>0.0184808458</text:p>
          </table:table-cell>
          <table:table-cell table:formula="of:=[Data.A87]" office:value-type="float" office:value="-65.65" calcext:value-type="float">
            <text:p>-65.65</text:p>
          </table:table-cell>
          <table:table-cell table:number-columns-repeated="2"/>
        </table:table-row>
        <table:table-row table:style-name="ro1">
          <table:table-cell table:formula="of:=[Data.A93]*[.$D$11]+[Data.A94]*[.$D$12]+[Data.A95]*[.$D$13]+[Data.A96]*[.$D$14]+[Data.A97]*[.$D$15]+[Data.A98]*[.$D$16]+[Data.A99]*[.$D$17]+[Data.A100]*[.$D$18]+[Data.A101]*[.$D$19]+[Data.A102]*[.$D$20]+[Data.A103]*[.$D$21]" office:value-type="float" office:value="-0.00432398260566186" calcext:value-type="float">
            <text:p>-0.0043239826</text:p>
          </table:table-cell>
          <table:table-cell table:formula="of:=[Data.A88]" office:value-type="float" office:value="-204.59" calcext:value-type="float">
            <text:p>-204.59</text:p>
          </table:table-cell>
          <table:table-cell table:number-columns-repeated="2"/>
        </table:table-row>
        <table:table-row table:style-name="ro1">
          <table:table-cell table:formula="of:=[Data.A94]*[.$D$11]+[Data.A95]*[.$D$12]+[Data.A96]*[.$D$13]+[Data.A97]*[.$D$14]+[Data.A98]*[.$D$15]+[Data.A99]*[.$D$16]+[Data.A100]*[.$D$17]+[Data.A101]*[.$D$18]+[Data.A102]*[.$D$19]+[Data.A103]*[.$D$20]+[Data.A104]*[.$D$21]" office:value-type="float" office:value="-0.0021409824288514" calcext:value-type="float">
            <text:p>-0.0021409824</text:p>
          </table:table-cell>
          <table:table-cell table:formula="of:=[Data.A89]" office:value-type="float" office:value="-44.06" calcext:value-type="float">
            <text:p>-44.06</text:p>
          </table:table-cell>
          <table:table-cell table:number-columns-repeated="2"/>
        </table:table-row>
        <table:table-row table:style-name="ro1">
          <table:table-cell table:formula="of:=[Data.A95]*[.$D$11]+[Data.A96]*[.$D$12]+[Data.A97]*[.$D$13]+[Data.A98]*[.$D$14]+[Data.A99]*[.$D$15]+[Data.A100]*[.$D$16]+[Data.A101]*[.$D$17]+[Data.A102]*[.$D$18]+[Data.A103]*[.$D$19]+[Data.A104]*[.$D$20]+[Data.A105]*[.$D$21]" office:value-type="float" office:value="0.000580997524378463" calcext:value-type="float">
            <text:p>0.0005809975</text:p>
          </table:table-cell>
          <table:table-cell table:formula="of:=[Data.A90]" office:value-type="float" office:value="-43.43" calcext:value-type="float">
            <text:p>-43.43</text:p>
          </table:table-cell>
          <table:table-cell table:number-columns-repeated="2"/>
        </table:table-row>
        <table:table-row table:style-name="ro1">
          <table:table-cell table:formula="of:=[Data.A96]*[.$D$11]+[Data.A97]*[.$D$12]+[Data.A98]*[.$D$13]+[Data.A99]*[.$D$14]+[Data.A100]*[.$D$15]+[Data.A101]*[.$D$16]+[Data.A102]*[.$D$17]+[Data.A103]*[.$D$18]+[Data.A104]*[.$D$19]+[Data.A105]*[.$D$20]+[Data.A106]*[.$D$21]" office:value-type="float" office:value="0.000223999370813739" calcext:value-type="float">
            <text:p>0.0002239994</text:p>
          </table:table-cell>
          <table:table-cell table:formula="of:=[Data.A91]" office:value-type="float" office:value="-21.44" calcext:value-type="float">
            <text:p>-21.44</text:p>
          </table:table-cell>
          <table:table-cell table:number-columns-repeated="2"/>
        </table:table-row>
        <table:table-row table:style-name="ro1">
          <table:table-cell table:formula="of:=[Data.A97]*[.$D$11]+[Data.A98]*[.$D$12]+[Data.A99]*[.$D$13]+[Data.A100]*[.$D$14]+[Data.A101]*[.$D$15]+[Data.A102]*[.$D$16]+[Data.A103]*[.$D$17]+[Data.A104]*[.$D$18]+[Data.A105]*[.$D$19]+[Data.A106]*[.$D$20]+[Data.A107]*[.$D$21]" office:value-type="float" office:value="0.000134999797673369" calcext:value-type="float">
            <text:p>0.0001349998</text:p>
          </table:table-cell>
          <table:table-cell table:formula="of:=[Data.A92]" office:value-type="float" office:value="159.27" calcext:value-type="float">
            <text:p>159.27</text:p>
          </table:table-cell>
          <table:table-cell table:number-columns-repeated="2"/>
        </table:table-row>
        <table:table-row table:style-name="ro1">
          <table:table-cell table:formula="of:=[Data.A98]*[.$D$11]+[Data.A99]*[.$D$12]+[Data.A100]*[.$D$13]+[Data.A101]*[.$D$14]+[Data.A102]*[.$D$15]+[Data.A103]*[.$D$16]+[Data.A104]*[.$D$17]+[Data.A105]*[.$D$18]+[Data.A106]*[.$D$19]+[Data.A107]*[.$D$20]+[Data.A108]*[.$D$21]" office:value-type="float" office:value="0.0000969998519560959" calcext:value-type="float">
            <text:p>9.69998519560959E-005</text:p>
          </table:table-cell>
          <table:table-cell table:formula="of:=[Data.A93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formula="of:=[Data.A99]*[.$D$11]+[Data.A100]*[.$D$12]+[Data.A101]*[.$D$13]+[Data.A102]*[.$D$14]+[Data.A103]*[.$D$15]+[Data.A104]*[.$D$16]+[Data.A105]*[.$D$17]+[Data.A106]*[.$D$18]+[Data.A107]*[.$D$19]+[Data.A108]*[.$D$20]+[Data.A109]*[.$D$21]" office:value-type="float" office:value="0.0000639998437314729" calcext:value-type="float">
            <text:p>6.39998437314729E-005</text:p>
          </table:table-cell>
          <table:table-cell table:formula="of:=[Data.A94]" office:value-type="float" office:value="5.47" calcext:value-type="float">
            <text:p>5.47</text:p>
          </table:table-cell>
          <table:table-cell table:number-columns-repeated="2"/>
        </table:table-row>
        <table:table-row table:style-name="ro1">
          <table:table-cell table:formula="of:=[Data.A100]*[.$D$11]+[Data.A101]*[.$D$12]+[Data.A102]*[.$D$13]+[Data.A103]*[.$D$14]+[Data.A104]*[.$D$15]+[Data.A105]*[.$D$16]+[Data.A106]*[.$D$17]+[Data.A107]*[.$D$18]+[Data.A108]*[.$D$19]+[Data.A109]*[.$D$20]+[Data.A110]*[.$D$21]" office:value-type="float" office:value="0.0000349998897895474" calcext:value-type="float">
            <text:p>3.49998897895474E-005</text:p>
          </table:table-cell>
          <table:table-cell table:formula="of:=[Data.A95]" office:value-type="float" office:value="-30.55" calcext:value-type="float">
            <text:p>-30.55</text:p>
          </table:table-cell>
          <table:table-cell table:number-columns-repeated="2"/>
        </table:table-row>
        <table:table-row table:style-name="ro1">
          <table:table-cell table:formula="of:=[Data.A101]*[.$D$11]+[Data.A102]*[.$D$12]+[Data.A103]*[.$D$13]+[Data.A104]*[.$D$14]+[Data.A105]*[.$D$15]+[Data.A106]*[.$D$16]+[Data.A107]*[.$D$17]+[Data.A108]*[.$D$18]+[Data.A109]*[.$D$19]+[Data.A110]*[.$D$20]+[Data.A111]*[.$D$21]" office:value-type="float" office:value="0.0000179999103512384" calcext:value-type="float">
            <text:p>1.79999103512384E-005</text:p>
          </table:table-cell>
          <table:table-cell table:formula="of:=[Data.A96]"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table:formula="of:=[Data.A102]*[.$D$11]+[Data.A103]*[.$D$12]+[Data.A104]*[.$D$13]+[Data.A105]*[.$D$14]+[Data.A106]*[.$D$15]+[Data.A107]*[.$D$16]+[Data.A108]*[.$D$17]+[Data.A109]*[.$D$18]+[Data.A110]*[.$D$19]+[Data.A111]*[.$D$20]+[Data.A112]*[.$D$21]" office:value-type="float" office:value="0.0000049999671013836" calcext:value-type="float">
            <text:p>0.000005</text:p>
          </table:table-cell>
          <table:table-cell table:formula="of:=[Data.A97]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formula="of:=[Data.A103]*[.$D$11]+[Data.A104]*[.$D$12]+[Data.A105]*[.$D$13]+[Data.A106]*[.$D$14]+[Data.A107]*[.$D$15]+[Data.A108]*[.$D$16]+[Data.A109]*[.$D$17]+[Data.A110]*[.$D$18]+[Data.A111]*[.$D$19]+[Data.A112]*[.$D$20]+[Data.A113]*[.$D$21]" office:value-type="float" office:value="0" calcext:value-type="float">
            <text:p>0</text:p>
          </table:table-cell>
          <table:table-cell table:formula="of:=[Data.A9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formula="of:=[Data.A104]*[.$D$11]+[Data.A105]*[.$D$12]+[Data.A106]*[.$D$13]+[Data.A107]*[.$D$14]+[Data.A108]*[.$D$15]+[Data.A109]*[.$D$16]+[Data.A110]*[.$D$17]+[Data.A111]*[.$D$18]+[Data.A112]*[.$D$19]+[Data.A113]*[.$D$20]+[Data.A114]*[.$D$21]" office:value-type="float" office:value="0" calcext:value-type="float">
            <text:p>0</text:p>
          </table:table-cell>
          <table:table-cell table:formula="of:=[Data.A99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Data.A105]*[.$D$11]+[Data.A106]*[.$D$12]+[Data.A107]*[.$D$13]+[Data.A108]*[.$D$14]+[Data.A109]*[.$D$15]+[Data.A110]*[.$D$16]+[Data.A111]*[.$D$17]+[Data.A112]*[.$D$18]+[Data.A113]*[.$D$19]+[Data.A114]*[.$D$20]+[Data.A115]*[.$D$21]" office:value-type="float" office:value="0" calcext:value-type="float">
            <text:p>0</text:p>
          </table:table-cell>
          <table:table-cell table:formula="of:=[Data.A100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formula="of:=[Data.A106]*[.$D$11]+[Data.A107]*[.$D$12]+[Data.A108]*[.$D$13]+[Data.A109]*[.$D$14]+[Data.A110]*[.$D$15]+[Data.A111]*[.$D$16]+[Data.A112]*[.$D$17]+[Data.A113]*[.$D$18]+[Data.A114]*[.$D$19]+[Data.A115]*[.$D$20]+[Data.A116]*[.$D$21]" office:value-type="float" office:value="0" calcext:value-type="float">
            <text:p>0</text:p>
          </table:table-cell>
          <table:table-cell table:formula="of:=[Data.A101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Data.A107]*[.$D$11]+[Data.A108]*[.$D$12]+[Data.A109]*[.$D$13]+[Data.A110]*[.$D$14]+[Data.A111]*[.$D$15]+[Data.A112]*[.$D$16]+[Data.A113]*[.$D$17]+[Data.A114]*[.$D$18]+[Data.A115]*[.$D$19]+[Data.A116]*[.$D$20]+[Data.A117]*[.$D$21]" office:value-type="float" office:value="0" calcext:value-type="float">
            <text:p>0</text:p>
          </table:table-cell>
          <table:table-cell table:formula="of:=[Data.A102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Data.A108]*[.$D$11]+[Data.A109]*[.$D$12]+[Data.A110]*[.$D$13]+[Data.A111]*[.$D$14]+[Data.A112]*[.$D$15]+[Data.A113]*[.$D$16]+[Data.A114]*[.$D$17]+[Data.A115]*[.$D$18]+[Data.A116]*[.$D$19]+[Data.A117]*[.$D$20]+[Data.A118]*[.$D$21]" office:value-type="float" office:value="0" calcext:value-type="float">
            <text:p>0</text:p>
          </table:table-cell>
          <table:table-cell table:formula="of:=[Data.A103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formula="of:=[Data.A109]*[.$D$11]+[Data.A110]*[.$D$12]+[Data.A111]*[.$D$13]+[Data.A112]*[.$D$14]+[Data.A113]*[.$D$15]+[Data.A114]*[.$D$16]+[Data.A115]*[.$D$17]+[Data.A116]*[.$D$18]+[Data.A117]*[.$D$19]+[Data.A118]*[.$D$20]+[Data.A119]*[.$D$21]" office:value-type="float" office:value="0" calcext:value-type="float">
            <text:p>0</text:p>
          </table:table-cell>
          <table:table-cell table:formula="of:=[Data.A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0]*[.$D$11]+[Data.A111]*[.$D$12]+[Data.A112]*[.$D$13]+[Data.A113]*[.$D$14]+[Data.A114]*[.$D$15]+[Data.A115]*[.$D$16]+[Data.A116]*[.$D$17]+[Data.A117]*[.$D$18]+[Data.A118]*[.$D$19]+[Data.A119]*[.$D$20]+[Data.A120]*[.$D$21]" office:value-type="float" office:value="0" calcext:value-type="float">
            <text:p>0</text:p>
          </table:table-cell>
          <table:table-cell table:formula="of:=[Data.A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1]*[.$D$11]+[Data.A112]*[.$D$12]+[Data.A113]*[.$D$13]+[Data.A114]*[.$D$14]+[Data.A115]*[.$D$15]+[Data.A116]*[.$D$16]+[Data.A117]*[.$D$17]+[Data.A118]*[.$D$18]+[Data.A119]*[.$D$19]+[Data.A120]*[.$D$20]+[Data.A121]*[.$D$21]" office:value-type="float" office:value="0" calcext:value-type="float">
            <text:p>0</text:p>
          </table:table-cell>
          <table:table-cell table:formula="of:=[Data.A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2]*[.$D$11]+[Data.A113]*[.$D$12]+[Data.A114]*[.$D$13]+[Data.A115]*[.$D$14]+[Data.A116]*[.$D$15]+[Data.A117]*[.$D$16]+[Data.A118]*[.$D$17]+[Data.A119]*[.$D$18]+[Data.A120]*[.$D$19]+[Data.A121]*[.$D$20]+[Data.A122]*[.$D$21]" office:value-type="float" office:value="0" calcext:value-type="float">
            <text:p>0</text:p>
          </table:table-cell>
          <table:table-cell table:formula="of:=[Data.A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3]*[.$D$11]+[Data.A114]*[.$D$12]+[Data.A115]*[.$D$13]+[Data.A116]*[.$D$14]+[Data.A117]*[.$D$15]+[Data.A118]*[.$D$16]+[Data.A119]*[.$D$17]+[Data.A120]*[.$D$18]+[Data.A121]*[.$D$19]+[Data.A122]*[.$D$20]+[Data.A123]*[.$D$21]" office:value-type="float" office:value="0" calcext:value-type="float">
            <text:p>0</text:p>
          </table:table-cell>
          <table:table-cell table:formula="of:=[Data.A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4]*[.$D$11]+[Data.A115]*[.$D$12]+[Data.A116]*[.$D$13]+[Data.A117]*[.$D$14]+[Data.A118]*[.$D$15]+[Data.A119]*[.$D$16]+[Data.A120]*[.$D$17]+[Data.A121]*[.$D$18]+[Data.A122]*[.$D$19]+[Data.A123]*[.$D$20]+[Data.A124]*[.$D$21]" office:value-type="float" office:value="0" calcext:value-type="float">
            <text:p>0</text:p>
          </table:table-cell>
          <table:table-cell table:formula="of:=[Data.A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5]*[.$D$11]+[Data.A116]*[.$D$12]+[Data.A117]*[.$D$13]+[Data.A118]*[.$D$14]+[Data.A119]*[.$D$15]+[Data.A120]*[.$D$16]+[Data.A121]*[.$D$17]+[Data.A122]*[.$D$18]+[Data.A123]*[.$D$19]+[Data.A124]*[.$D$20]+[Data.A125]*[.$D$21]" office:value-type="float" office:value="0" calcext:value-type="float">
            <text:p>0</text:p>
          </table:table-cell>
          <table:table-cell table:formula="of:=[Data.A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6]*[.$D$11]+[Data.A117]*[.$D$12]+[Data.A118]*[.$D$13]+[Data.A119]*[.$D$14]+[Data.A120]*[.$D$15]+[Data.A121]*[.$D$16]+[Data.A122]*[.$D$17]+[Data.A123]*[.$D$18]+[Data.A124]*[.$D$19]+[Data.A125]*[.$D$20]+[Data.A126]*[.$D$21]" office:value-type="float" office:value="0" calcext:value-type="float">
            <text:p>0</text:p>
          </table:table-cell>
          <table:table-cell table:formula="of:=[Data.A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7]*[.$D$11]+[Data.A118]*[.$D$12]+[Data.A119]*[.$D$13]+[Data.A120]*[.$D$14]+[Data.A121]*[.$D$15]+[Data.A122]*[.$D$16]+[Data.A123]*[.$D$17]+[Data.A124]*[.$D$18]+[Data.A125]*[.$D$19]+[Data.A126]*[.$D$20]+[Data.A127]*[.$D$21]" office:value-type="float" office:value="0" calcext:value-type="float">
            <text:p>0</text:p>
          </table:table-cell>
          <table:table-cell table:formula="of:=[Data.A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8]*[.$D$11]+[Data.A119]*[.$D$12]+[Data.A120]*[.$D$13]+[Data.A121]*[.$D$14]+[Data.A122]*[.$D$15]+[Data.A123]*[.$D$16]+[Data.A124]*[.$D$17]+[Data.A125]*[.$D$18]+[Data.A126]*[.$D$19]+[Data.A127]*[.$D$20]+[Data.A128]*[.$D$21]" office:value-type="float" office:value="0" calcext:value-type="float">
            <text:p>0</text:p>
          </table:table-cell>
          <table:table-cell table:formula="of:=[Data.A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19]*[.$D$11]+[Data.A120]*[.$D$12]+[Data.A121]*[.$D$13]+[Data.A122]*[.$D$14]+[Data.A123]*[.$D$15]+[Data.A124]*[.$D$16]+[Data.A125]*[.$D$17]+[Data.A126]*[.$D$18]+[Data.A127]*[.$D$19]+[Data.A128]*[.$D$20]+[Data.A129]*[.$D$21]" office:value-type="float" office:value="0" calcext:value-type="float">
            <text:p>0</text:p>
          </table:table-cell>
          <table:table-cell table:formula="of:=[Data.A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0]*[.$D$11]+[Data.A121]*[.$D$12]+[Data.A122]*[.$D$13]+[Data.A123]*[.$D$14]+[Data.A124]*[.$D$15]+[Data.A125]*[.$D$16]+[Data.A126]*[.$D$17]+[Data.A127]*[.$D$18]+[Data.A128]*[.$D$19]+[Data.A129]*[.$D$20]+[Data.A130]*[.$D$21]" office:value-type="float" office:value="0" calcext:value-type="float">
            <text:p>0</text:p>
          </table:table-cell>
          <table:table-cell table:formula="of:=[Data.A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1]*[.$D$11]+[Data.A122]*[.$D$12]+[Data.A123]*[.$D$13]+[Data.A124]*[.$D$14]+[Data.A125]*[.$D$15]+[Data.A126]*[.$D$16]+[Data.A127]*[.$D$17]+[Data.A128]*[.$D$18]+[Data.A129]*[.$D$19]+[Data.A130]*[.$D$20]+[Data.A131]*[.$D$21]" office:value-type="float" office:value="0" calcext:value-type="float">
            <text:p>0</text:p>
          </table:table-cell>
          <table:table-cell table:formula="of:=[Data.A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2]*[.$D$11]+[Data.A123]*[.$D$12]+[Data.A124]*[.$D$13]+[Data.A125]*[.$D$14]+[Data.A126]*[.$D$15]+[Data.A127]*[.$D$16]+[Data.A128]*[.$D$17]+[Data.A129]*[.$D$18]+[Data.A130]*[.$D$19]+[Data.A131]*[.$D$20]+[Data.A132]*[.$D$21]" office:value-type="float" office:value="0" calcext:value-type="float">
            <text:p>0</text:p>
          </table:table-cell>
          <table:table-cell table:formula="of:=[Data.A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3]*[.$D$11]+[Data.A124]*[.$D$12]+[Data.A125]*[.$D$13]+[Data.A126]*[.$D$14]+[Data.A127]*[.$D$15]+[Data.A128]*[.$D$16]+[Data.A129]*[.$D$17]+[Data.A130]*[.$D$18]+[Data.A131]*[.$D$19]+[Data.A132]*[.$D$20]+[Data.A133]*[.$D$21]" office:value-type="float" office:value="0" calcext:value-type="float">
            <text:p>0</text:p>
          </table:table-cell>
          <table:table-cell table:formula="of:=[Data.A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4]*[.$D$11]+[Data.A125]*[.$D$12]+[Data.A126]*[.$D$13]+[Data.A127]*[.$D$14]+[Data.A128]*[.$D$15]+[Data.A129]*[.$D$16]+[Data.A130]*[.$D$17]+[Data.A131]*[.$D$18]+[Data.A132]*[.$D$19]+[Data.A133]*[.$D$20]+[Data.A134]*[.$D$21]" office:value-type="float" office:value="0" calcext:value-type="float">
            <text:p>0</text:p>
          </table:table-cell>
          <table:table-cell table:formula="of:=[Data.A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5]*[.$D$11]+[Data.A126]*[.$D$12]+[Data.A127]*[.$D$13]+[Data.A128]*[.$D$14]+[Data.A129]*[.$D$15]+[Data.A130]*[.$D$16]+[Data.A131]*[.$D$17]+[Data.A132]*[.$D$18]+[Data.A133]*[.$D$19]+[Data.A134]*[.$D$20]+[Data.A135]*[.$D$21]" office:value-type="float" office:value="0" calcext:value-type="float">
            <text:p>0</text:p>
          </table:table-cell>
          <table:table-cell table:formula="of:=[Data.A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6]*[.$D$11]+[Data.A127]*[.$D$12]+[Data.A128]*[.$D$13]+[Data.A129]*[.$D$14]+[Data.A130]*[.$D$15]+[Data.A131]*[.$D$16]+[Data.A132]*[.$D$17]+[Data.A133]*[.$D$18]+[Data.A134]*[.$D$19]+[Data.A135]*[.$D$20]+[Data.A136]*[.$D$21]" office:value-type="float" office:value="0" calcext:value-type="float">
            <text:p>0</text:p>
          </table:table-cell>
          <table:table-cell table:formula="of:=[Data.A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7]*[.$D$11]+[Data.A128]*[.$D$12]+[Data.A129]*[.$D$13]+[Data.A130]*[.$D$14]+[Data.A131]*[.$D$15]+[Data.A132]*[.$D$16]+[Data.A133]*[.$D$17]+[Data.A134]*[.$D$18]+[Data.A135]*[.$D$19]+[Data.A136]*[.$D$20]+[Data.A137]*[.$D$21]" office:value-type="float" office:value="0" calcext:value-type="float">
            <text:p>0</text:p>
          </table:table-cell>
          <table:table-cell table:formula="of:=[Data.A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8]*[.$D$11]+[Data.A129]*[.$D$12]+[Data.A130]*[.$D$13]+[Data.A131]*[.$D$14]+[Data.A132]*[.$D$15]+[Data.A133]*[.$D$16]+[Data.A134]*[.$D$17]+[Data.A135]*[.$D$18]+[Data.A136]*[.$D$19]+[Data.A137]*[.$D$20]+[Data.A138]*[.$D$21]" office:value-type="float" office:value="0" calcext:value-type="float">
            <text:p>0</text:p>
          </table:table-cell>
          <table:table-cell table:formula="of:=[Data.A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29]*[.$D$11]+[Data.A130]*[.$D$12]+[Data.A131]*[.$D$13]+[Data.A132]*[.$D$14]+[Data.A133]*[.$D$15]+[Data.A134]*[.$D$16]+[Data.A135]*[.$D$17]+[Data.A136]*[.$D$18]+[Data.A137]*[.$D$19]+[Data.A138]*[.$D$20]+[Data.A139]*[.$D$21]" office:value-type="float" office:value="0" calcext:value-type="float">
            <text:p>0</text:p>
          </table:table-cell>
          <table:table-cell table:formula="of:=[Data.A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30]*[.$D$11]+[Data.A131]*[.$D$12]+[Data.A132]*[.$D$13]+[Data.A133]*[.$D$14]+[Data.A134]*[.$D$15]+[Data.A135]*[.$D$16]+[Data.A136]*[.$D$17]+[Data.A137]*[.$D$18]+[Data.A138]*[.$D$19]+[Data.A139]*[.$D$20]+[Data.A140]*[.$D$21]" office:value-type="float" office:value="0" calcext:value-type="float">
            <text:p>0</text:p>
          </table:table-cell>
          <table:table-cell table:formula="of:=[Data.A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31]*[.$D$11]+[Data.A132]*[.$D$12]+[Data.A133]*[.$D$13]+[Data.A134]*[.$D$14]+[Data.A135]*[.$D$15]+[Data.A136]*[.$D$16]+[Data.A137]*[.$D$17]+[Data.A138]*[.$D$18]+[Data.A139]*[.$D$19]+[Data.A140]*[.$D$20]+[Data.A141]*[.$D$21]" office:value-type="float" office:value="0" calcext:value-type="float">
            <text:p>0</text:p>
          </table:table-cell>
          <table:table-cell table:formula="of:=[Data.A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32]*[.$D$11]+[Data.A133]*[.$D$12]+[Data.A134]*[.$D$13]+[Data.A135]*[.$D$14]+[Data.A136]*[.$D$15]+[Data.A137]*[.$D$16]+[Data.A138]*[.$D$17]+[Data.A139]*[.$D$18]+[Data.A140]*[.$D$19]+[Data.A141]*[.$D$20]+[Data.A142]*[.$D$21]" office:value-type="float" office:value="0" calcext:value-type="float">
            <text:p>0</text:p>
          </table:table-cell>
          <table:table-cell table:formula="of:=[Data.A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33]*[.$D$11]+[Data.A134]*[.$D$12]+[Data.A135]*[.$D$13]+[Data.A136]*[.$D$14]+[Data.A137]*[.$D$15]+[Data.A138]*[.$D$16]+[Data.A139]*[.$D$17]+[Data.A140]*[.$D$18]+[Data.A141]*[.$D$19]+[Data.A142]*[.$D$20]+[Data.A143]*[.$D$21]" office:value-type="float" office:value="0" calcext:value-type="float">
            <text:p>0</text:p>
          </table:table-cell>
          <table:table-cell table:formula="of:=[Data.A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Data.A134]*[.$D$11]+[Data.A135]*[.$D$12]+[Data.A136]*[.$D$13]+[Data.A137]*[.$D$14]+[Data.A138]*[.$D$15]+[Data.A139]*[.$D$16]+[Data.A140]*[.$D$17]+[Data.A141]*[.$D$18]+[Data.A142]*[.$D$19]+[Data.A143]*[.$D$20]+[Data.A144]*[.$D$21]" office:value-type="float" office:value="0" calcext:value-type="float">
            <text:p>0</text:p>
          </table:table-cell>
          <table:table-cell table:formula="of:=[Data.A1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4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P Filter Gyrosco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ter Ord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Frequency (Hz)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-off Value (°/s)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Coeff. Rect. Wind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dex of middle Coeff</text:p>
          </table:table-cell>
          <table:table-cell table:formula="of:=[.B1]/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d Cut-off Value</text:p>
          </table:table-cell>
          <table:table-cell table:formula="of:=2*PI()*[.B3]/[.B2]" office:value-type="float" office:value="0.00314159265358979" calcext:value-type="float">
            <text:p>0.0031415927</text:p>
          </table:table-cell>
          <table:table-cell table:formula="of:=[.B8]/PI()"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thod Coeff.</text:p>
          </table:table-cell>
          <table:table-cell office:value-type="string" calcext:value-type="string">
            <text:p>LPF Coeff.</text:p>
          </table:table-cell>
          <table:table-cell office:value-type="string" calcext:value-type="string">
            <text:p>FIR Filter Coe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IF([.A11]&lt;[.$B$7];2*[.A11]/([.$B$1]);IF([.A11]&gt;[.$B$7];2-(2*[.A11]/([.$B$1])); 1))" office:value-type="float" office:value="0" calcext:value-type="float">
            <text:p>0</text:p>
          </table:table-cell>
          <table:table-cell table:formula="of:=IF([.A11]=[.$B$7]; 1-([.$B$8]/PI()); SIN([.B$8]*([.A11]-[.$B$7]))/(PI()*([.A11]-[.$B$7])))" office:value-type="float" office:value="0.000999958877155665" calcext:value-type="float">
            <text:p>0.0009999589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table:formula="of:=IF(([.A11]+1)&lt;=[.$B$1];[.A11]+1; &quot; &quot;)" office:value-type="float" office:value="1" calcext:value-type="float">
            <text:p>1</text:p>
          </table:table-cell>
          <table:table-cell table:style-name="ce1" table:formula="of:=IF([.A12]&lt;[.$B$7];2*[.A12]/([.$B$1]);IF([.A12]&gt;[.$B$7];2-(2*[.A12]/([.$B$1])); 1))" office:value-type="float" office:value="0.2" calcext:value-type="float">
            <text:p>0.2</text:p>
          </table:table-cell>
          <table:table-cell table:formula="of:=IF([.A12]=[.$B$7]; 1-([.$B$8]/PI()); SIN([.B$8]*([.A12]-[.$B$7]))/(PI()*([.A12]-[.$B$7])))" office:value-type="float" office:value="0.000999973681262736" calcext:value-type="float">
            <text:p>0.0009999737</text:p>
          </table:table-cell>
          <table:table-cell table:formula="of:=[.B12]*[.C12]" office:value-type="float" office:value="0.000199994736252547" calcext:value-type="float">
            <text:p>0.0001999947</text:p>
          </table:table-cell>
        </table:table-row>
        <table:table-row table:style-name="ro1">
          <table:table-cell table:formula="of:=IF(([.A12]+1)&lt;=[.$B$1];[.A12]+1; &quot; &quot;)" office:value-type="float" office:value="2" calcext:value-type="float">
            <text:p>2</text:p>
          </table:table-cell>
          <table:table-cell table:style-name="ce1" table:formula="of:=IF([.A13]&lt;[.$B$7];2*[.A13]/([.$B$1]);IF([.A13]&gt;[.$B$7];2-(2*[.A13]/([.$B$1])); 1))" office:value-type="float" office:value="0.4" calcext:value-type="float">
            <text:p>0.4</text:p>
          </table:table-cell>
          <table:table-cell table:formula="of:=IF([.A13]=[.$B$7]; 1-([.$B$8]/PI()); SIN([.B$8]*([.A13]-[.$B$7]))/(PI()*([.A13]-[.$B$7])))" office:value-type="float" office:value="0.000999985195659149" calcext:value-type="float">
            <text:p>0.0009999852</text:p>
          </table:table-cell>
          <table:table-cell table:formula="of:=[.B13]*[.C13]" office:value-type="float" office:value="0.00039999407826366" calcext:value-type="float">
            <text:p>0.0003999941</text:p>
          </table:table-cell>
        </table:table-row>
        <table:table-row table:style-name="ro1">
          <table:table-cell table:formula="of:=IF(([.A13]+1)&lt;=[.$B$1];[.A13]+1; &quot; &quot;)" office:value-type="float" office:value="3" calcext:value-type="float">
            <text:p>3</text:p>
          </table:table-cell>
          <table:table-cell table:style-name="ce1" table:formula="of:=IF([.A14]&lt;[.$B$7];2*[.A14]/([.$B$1]);IF([.A14]&gt;[.$B$7];2-(2*[.A14]/([.$B$1])); 1))" office:value-type="float" office:value="0.6" calcext:value-type="float">
            <text:p>0.6</text:p>
          </table:table-cell>
          <table:table-cell table:formula="of:=IF([.A14]=[.$B$7]; 1-([.$B$8]/PI()); SIN([.B$8]*([.A14]-[.$B$7]))/(PI()*([.A14]-[.$B$7])))" office:value-type="float" office:value="0.000999993420276721" calcext:value-type="float">
            <text:p>0.0009999934</text:p>
          </table:table-cell>
          <table:table-cell table:formula="of:=[.B14]*[.C14]" office:value-type="float" office:value="0.000599996052166032" calcext:value-type="float">
            <text:p>0.0005999961</text:p>
          </table:table-cell>
        </table:table-row>
        <table:table-row table:style-name="ro1">
          <table:table-cell table:formula="of:=IF(([.A14]+1)&lt;=[.$B$1];[.A14]+1; &quot; &quot;)" office:value-type="float" office:value="4" calcext:value-type="float">
            <text:p>4</text:p>
          </table:table-cell>
          <table:table-cell table:style-name="ce1" table:formula="of:=IF([.A15]&lt;[.$B$7];2*[.A15]/([.$B$1]);IF([.A15]&gt;[.$B$7];2-(2*[.A15]/([.$B$1])); 1))" office:value-type="float" office:value="0.8" calcext:value-type="float">
            <text:p>0.8</text:p>
          </table:table-cell>
          <table:table-cell table:formula="of:=IF([.A15]=[.$B$7]; 1-([.$B$8]/PI()); SIN([.B$8]*([.A15]-[.$B$7]))/(PI()*([.A15]-[.$B$7])))" office:value-type="float" office:value="0.000999998355066745" calcext:value-type="float">
            <text:p>0.0009999984</text:p>
          </table:table-cell>
          <table:table-cell table:formula="of:=[.B15]*[.C15]" office:value-type="float" office:value="0.000799998684053396" calcext:value-type="float">
            <text:p>0.0007999987</text:p>
          </table:table-cell>
        </table:table-row>
        <table:table-row table:style-name="ro1">
          <table:table-cell table:formula="of:=IF(([.A15]+1)&lt;=[.$B$1];[.A15]+1; &quot; &quot;)" office:value-type="float" office:value="5" calcext:value-type="float">
            <text:p>5</text:p>
          </table:table-cell>
          <table:table-cell table:style-name="ce1" table:formula="of:=IF([.A16]&lt;[.$B$7];2*[.A16]/([.$B$1]);IF([.A16]&gt;[.$B$7];2-(2*[.A16]/([.$B$1])); 1))" office:value-type="float" office:value="1" calcext:value-type="float">
            <text:p>1</text:p>
          </table:table-cell>
          <table:table-cell table:formula="of:=IF([.A16]=[.$B$7]; 1-([.$B$8]/PI()); SIN([.B$8]*([.A16]-[.$B$7]))/(PI()*([.A16]-[.$B$7])))" office:value-type="float" office:value="0.999" calcext:value-type="float">
            <text:p>0.999</text:p>
          </table:table-cell>
          <table:table-cell table:formula="of:=[.B16]*[.C16]" office:value-type="float" office:value="0.999" calcext:value-type="float">
            <text:p>0.999</text:p>
          </table:table-cell>
        </table:table-row>
        <table:table-row table:style-name="ro1">
          <table:table-cell table:formula="of:=IF(([.A16]+1)&lt;=[.$B$1];[.A16]+1; &quot; &quot;)" office:value-type="float" office:value="6" calcext:value-type="float">
            <text:p>6</text:p>
          </table:table-cell>
          <table:table-cell table:style-name="ce1" table:formula="of:=IF([.A17]&lt;[.$B$7];2*[.A17]/([.$B$1]);IF([.A17]&gt;[.$B$7];2-(2*[.A17]/([.$B$1])); 1))" office:value-type="float" office:value="0.8" calcext:value-type="float">
            <text:p>0.8</text:p>
          </table:table-cell>
          <table:table-cell table:formula="of:=IF([.A17]=[.$B$7]; 1-([.$B$8]/PI()); SIN([.B$8]*([.A17]-[.$B$7]))/(PI()*([.A17]-[.$B$7])))" office:value-type="float" office:value="0.000999998355066745" calcext:value-type="float">
            <text:p>0.0009999984</text:p>
          </table:table-cell>
          <table:table-cell table:formula="of:=[.B17]*[.C17]" office:value-type="float" office:value="0.000799998684053396" calcext:value-type="float">
            <text:p>0.0007999987</text:p>
          </table:table-cell>
        </table:table-row>
        <table:table-row table:style-name="ro1">
          <table:table-cell table:formula="of:=IF(([.A17]+1)&lt;=[.$B$1];[.A17]+1; &quot; &quot;)" office:value-type="float" office:value="7" calcext:value-type="float">
            <text:p>7</text:p>
          </table:table-cell>
          <table:table-cell table:style-name="ce1" table:formula="of:=IF([.A18]&lt;[.$B$7];2*[.A18]/([.$B$1]);IF([.A18]&gt;[.$B$7];2-(2*[.A18]/([.$B$1])); 1))" office:value-type="float" office:value="0.6" calcext:value-type="float">
            <text:p>0.6</text:p>
          </table:table-cell>
          <table:table-cell table:formula="of:=IF([.A18]=[.$B$7]; 1-([.$B$8]/PI()); SIN([.B$8]*([.A18]-[.$B$7]))/(PI()*([.A18]-[.$B$7])))" office:value-type="float" office:value="0.000999993420276721" calcext:value-type="float">
            <text:p>0.0009999934</text:p>
          </table:table-cell>
          <table:table-cell table:formula="of:=[.B18]*[.C18]" office:value-type="float" office:value="0.000599996052166032" calcext:value-type="float">
            <text:p>0.0005999961</text:p>
          </table:table-cell>
        </table:table-row>
        <table:table-row table:style-name="ro1">
          <table:table-cell table:formula="of:=IF(([.A18]+1)&lt;=[.$B$1];[.A18]+1; &quot; &quot;)" office:value-type="float" office:value="8" calcext:value-type="float">
            <text:p>8</text:p>
          </table:table-cell>
          <table:table-cell table:style-name="ce1" table:formula="of:=IF([.A19]&lt;[.$B$7];2*[.A19]/([.$B$1]);IF([.A19]&gt;[.$B$7];2-(2*[.A19]/([.$B$1])); 1))" office:value-type="float" office:value="0.4" calcext:value-type="float">
            <text:p>0.4</text:p>
          </table:table-cell>
          <table:table-cell table:formula="of:=IF([.A19]=[.$B$7]; 1-([.$B$8]/PI()); SIN([.B$8]*([.A19]-[.$B$7]))/(PI()*([.A19]-[.$B$7])))" office:value-type="float" office:value="0.000999985195659149" calcext:value-type="float">
            <text:p>0.0009999852</text:p>
          </table:table-cell>
          <table:table-cell table:formula="of:=[.B19]*[.C19]" office:value-type="float" office:value="0.00039999407826366" calcext:value-type="float">
            <text:p>0.0003999941</text:p>
          </table:table-cell>
        </table:table-row>
        <table:table-row table:style-name="ro1">
          <table:table-cell table:formula="of:=IF(([.A19]+1)&lt;=[.$B$1];[.A19]+1; &quot; &quot;)" office:value-type="float" office:value="9" calcext:value-type="float">
            <text:p>9</text:p>
          </table:table-cell>
          <table:table-cell table:style-name="ce1" table:formula="of:=IF([.A20]&lt;[.$B$7];2*[.A20]/([.$B$1]);IF([.A20]&gt;[.$B$7];2-(2*[.A20]/([.$B$1])); 1))" office:value-type="float" office:value="0.2" calcext:value-type="float">
            <text:p>0.2</text:p>
          </table:table-cell>
          <table:table-cell table:formula="of:=IF([.A20]=[.$B$7]; 1-([.$B$8]/PI()); SIN([.B$8]*([.A20]-[.$B$7]))/(PI()*([.A20]-[.$B$7])))" office:value-type="float" office:value="0.000999973681262736" calcext:value-type="float">
            <text:p>0.0009999737</text:p>
          </table:table-cell>
          <table:table-cell table:formula="of:=[.B20]*[.C20]" office:value-type="float" office:value="0.000199994736252547" calcext:value-type="float">
            <text:p>0.0001999947</text:p>
          </table:table-cell>
        </table:table-row>
        <table:table-row table:style-name="ro1">
          <table:table-cell table:formula="of:=IF(([.A20]+1)&lt;=[.$B$1];[.A20]+1; &quot; &quot;)" office:value-type="float" office:value="10" calcext:value-type="float">
            <text:p>10</text:p>
          </table:table-cell>
          <table:table-cell table:style-name="ce1" table:formula="of:=IF([.A21]&lt;[.$B$7];2*[.A21]/([.$B$1]);IF([.A21]&gt;[.$B$7];2-(2*[.A21]/([.$B$1])); 1))" office:value-type="float" office:value="0" calcext:value-type="float">
            <text:p>0</text:p>
          </table:table-cell>
          <table:table-cell table:formula="of:=IF([.A21]=[.$B$7]; 1-([.$B$8]/PI()); SIN([.B$8]*([.A21]-[.$B$7]))/(PI()*([.A21]-[.$B$7])))" office:value-type="float" office:value="0.000999958877155665" calcext:value-type="float">
            <text:p>0.0009999589</text:p>
          </table:table-cell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table:formula="of:=IF(([.A21]+1)&lt;=[.$B$1];[.A21]+1; 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Gyro Filtered Values</text:p>
          </table:table-cell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table:style-name="ce1" table:formula="of:=[Data.A3]*[.$D$21]+[Data.A4]*[.$D$20]+[Data.A5]*[.$D$19]+[Data.A6]*[.$D$18]+[Data.A7]*[.$D$17]+[Data.A8]*[.$D$16]+[Data.A9]*[.$D$15]+[Data.A10]*[.$D$14]+[Data.A11]*[.$D$13]+[Data.A12]*[.$D$12]+[Data.A13]*[.$D$11]" office:value-type="float" office:value="0" calcext:value-type="float">
            <text:p>0</text:p>
          </table:table-cell>
          <table:table-cell table:style-name="ce1" table:formula="of:=[Data.A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4]*[.$D$11]+[Data.A5]*[.$D$12]+[Data.A6]*[.$D$13]+[Data.A7]*[.$D$14]+[Data.A8]*[.$D$15]+[Data.A9]*[.$D$16]+[Data.A10]*[.$D$17]+[Data.A11]*[.$D$18]+[Data.A12]*[.$D$19]+[Data.A13]*[.$D$20]+[Data.A14]*[.$D$21]" office:value-type="float" office:value="0.0000159995789002038" calcext:value-type="float">
            <text:p>1.59995789002038E-005</text:p>
          </table:table-cell>
          <table:table-cell table:style-name="ce1" table:formula="of:=[Data.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5]*[.$D$11]+[Data.A6]*[.$D$12]+[Data.A7]*[.$D$13]+[Data.A8]*[.$D$14]+[Data.A9]*[.$D$15]+[Data.A10]*[.$D$16]+[Data.A11]*[.$D$17]+[Data.A12]*[.$D$18]+[Data.A13]*[.$D$19]+[Data.A14]*[.$D$20]+[Data.A15]*[.$D$21]" office:value-type="float" office:value="0.0000559988946113984" calcext:value-type="float">
            <text:p>5.59988946113984E-005</text:p>
          </table:table-cell>
          <table:table-cell table:style-name="ce1" table:formula="of:=[Data.A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6]*[.$D$11]+[Data.A7]*[.$D$12]+[Data.A8]*[.$D$13]+[Data.A9]*[.$D$14]+[Data.A10]*[.$D$15]+[Data.A11]*[.$D$16]+[Data.A12]*[.$D$17]+[Data.A13]*[.$D$18]+[Data.A14]*[.$D$19]+[Data.A15]*[.$D$20]+[Data.A16]*[.$D$21]" office:value-type="float" office:value="0.0000999988682899727" calcext:value-type="float">
            <text:p>9.99988682899727E-005</text:p>
          </table:table-cell>
          <table:table-cell table:style-name="ce1" table:formula="of:=[Data.A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7]*[.$D$11]+[Data.A8]*[.$D$12]+[Data.A9]*[.$D$13]+[Data.A10]*[.$D$14]+[Data.A11]*[.$D$15]+[Data.A12]*[.$D$16]+[Data.A13]*[.$D$17]+[Data.A14]*[.$D$18]+[Data.A15]*[.$D$19]+[Data.A16]*[.$D$20]+[Data.A17]*[.$D$21]" office:value-type="float" office:value="0.000139999407824418" calcext:value-type="float">
            <text:p>0.0001399994</text:p>
          </table:table-cell>
          <table:table-cell table:style-name="ce1" table:formula="of:=[Data.A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8]*[.$D$11]+[Data.A9]*[.$D$12]+[Data.A10]*[.$D$13]+[Data.A11]*[.$D$14]+[Data.A12]*[.$D$15]+[Data.A13]*[.$D$16]+[Data.A14]*[.$D$17]+[Data.A15]*[.$D$18]+[Data.A16]*[.$D$19]+[Data.A17]*[.$D$20]+[Data.A18]*[.$D$21]" office:value-type="float" office:value="0.0800080001973893" calcext:value-type="float">
            <text:p>0.0800080002</text:p>
          </table:table-cell>
          <table:table-cell table:style-name="ce1" table:formula="of:=[Data.A13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9]*[.$D$11]+[Data.A10]*[.$D$12]+[Data.A11]*[.$D$13]+[Data.A12]*[.$D$14]+[Data.A13]*[.$D$15]+[Data.A14]*[.$D$16]+[Data.A15]*[.$D$17]+[Data.A16]*[.$D$18]+[Data.A17]*[.$D$19]+[Data.A18]*[.$D$20]+[Data.A19]*[.$D$21]" office:value-type="float" office:value="0.119949999618379" calcext:value-type="float">
            <text:p>0.1199499996</text:p>
          </table:table-cell>
          <table:table-cell table:style-name="ce1" table:formula="of:=[Data.A14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style-name="ce1" table:formula="of:=[Data.A10]*[.$D$11]+[Data.A11]*[.$D$12]+[Data.A12]*[.$D$13]+[Data.A13]*[.$D$14]+[Data.A14]*[.$D$15]+[Data.A15]*[.$D$16]+[Data.A16]*[.$D$17]+[Data.A17]*[.$D$18]+[Data.A18]*[.$D$19]+[Data.A19]*[.$D$20]+[Data.A20]*[.$D$21]" office:value-type="float" office:value="0.0201399985985231" calcext:value-type="float">
            <text:p>0.0201399986</text:p>
          </table:table-cell>
          <table:table-cell table:style-name="ce1" table:formula="of:=[Data.A15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1" table:formula="of:=[Data.A11]*[.$D$11]+[Data.A12]*[.$D$12]+[Data.A13]*[.$D$13]+[Data.A14]*[.$D$14]+[Data.A15]*[.$D$15]+[Data.A16]*[.$D$16]+[Data.A17]*[.$D$17]+[Data.A18]*[.$D$18]+[Data.A19]*[.$D$19]+[Data.A20]*[.$D$20]+[Data.A21]*[.$D$21]" office:value-type="float" office:value="-0.0197860021976233" calcext:value-type="float">
            <text:p>-0.0197860022</text:p>
          </table:table-cell>
          <table:table-cell table:style-name="ce1" table:formula="of:=[Data.A16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table:style-name="ce1" table:formula="of:=[Data.A12]*[.$D$11]+[Data.A13]*[.$D$12]+[Data.A14]*[.$D$13]+[Data.A15]*[.$D$14]+[Data.A16]*[.$D$15]+[Data.A17]*[.$D$16]+[Data.A18]*[.$D$17]+[Data.A19]*[.$D$18]+[Data.A20]*[.$D$19]+[Data.A21]*[.$D$20]+[Data.A22]*[.$D$21]" office:value-type="float" office:value="-0.0596960022370998" calcext:value-type="float">
            <text:p>-0.0596960022</text:p>
          </table:table-cell>
          <table:table-cell table:style-name="ce1" table:formula="of:=[Data.A17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table:style-name="ce1" table:formula="of:=[Data.A13]*[.$D$11]+[Data.A14]*[.$D$12]+[Data.A15]*[.$D$13]+[Data.A16]*[.$D$14]+[Data.A17]*[.$D$15]+[Data.A18]*[.$D$16]+[Data.A19]*[.$D$17]+[Data.A20]*[.$D$18]+[Data.A21]*[.$D$19]+[Data.A22]*[.$D$20]+[Data.A23]*[.$D$21]" office:value-type="float" office:value="0.129987998039252" calcext:value-type="float">
            <text:p>0.129987998</text:p>
          </table:table-cell>
          <table:table-cell table:style-name="ce1" table:formula="of:=[Data.A18]"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style-name="ce1" table:formula="of:=[Data.A14]*[.$D$11]+[Data.A15]*[.$D$12]+[Data.A16]*[.$D$13]+[Data.A17]*[.$D$14]+[Data.A18]*[.$D$15]+[Data.A19]*[.$D$16]+[Data.A20]*[.$D$17]+[Data.A21]*[.$D$18]+[Data.A22]*[.$D$19]+[Data.A23]*[.$D$20]+[Data.A24]*[.$D$21]" office:value-type="float" office:value="0.0801299985853638" calcext:value-type="float">
            <text:p>0.0801299986</text:p>
          </table:table-cell>
          <table:table-cell table:style-name="ce1" table:formula="of:=[Data.A19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15]*[.$D$11]+[Data.A16]*[.$D$12]+[Data.A17]*[.$D$13]+[Data.A18]*[.$D$14]+[Data.A19]*[.$D$15]+[Data.A20]*[.$D$16]+[Data.A21]*[.$D$17]+[Data.A22]*[.$D$18]+[Data.A23]*[.$D$19]+[Data.A24]*[.$D$20]+[Data.A25]*[.$D$21]" office:value-type="float" office:value="0.0602199983616507" calcext:value-type="float">
            <text:p>0.0602199984</text:p>
          </table:table-cell>
          <table:table-cell table:style-name="ce1" table:formula="of:=[Data.A20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1" table:formula="of:=[Data.A16]*[.$D$11]+[Data.A17]*[.$D$12]+[Data.A18]*[.$D$13]+[Data.A19]*[.$D$14]+[Data.A20]*[.$D$15]+[Data.A21]*[.$D$16]+[Data.A22]*[.$D$17]+[Data.A23]*[.$D$18]+[Data.A24]*[.$D$19]+[Data.A25]*[.$D$20]+[Data.A26]*[.$D$21]" office:value-type="float" office:value="0.0403059977826365" calcext:value-type="float">
            <text:p>0.0403059978</text:p>
          </table:table-cell>
          <table:table-cell table:style-name="ce1" table:formula="of:=[Data.A21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1" table:formula="of:=[Data.A17]*[.$D$11]+[Data.A18]*[.$D$12]+[Data.A19]*[.$D$13]+[Data.A20]*[.$D$14]+[Data.A21]*[.$D$15]+[Data.A22]*[.$D$16]+[Data.A23]*[.$D$17]+[Data.A24]*[.$D$18]+[Data.A25]*[.$D$19]+[Data.A26]*[.$D$20]+[Data.A27]*[.$D$21]" office:value-type="float" office:value="0.150123997354959" calcext:value-type="float">
            <text:p>0.1501239974</text:p>
          </table:table-cell>
          <table:table-cell table:style-name="ce1" table:formula="of:=[Data.A22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style-name="ce1" table:formula="of:=[Data.A18]*[.$D$11]+[Data.A19]*[.$D$12]+[Data.A20]*[.$D$13]+[Data.A21]*[.$D$14]+[Data.A22]*[.$D$15]+[Data.A23]*[.$D$16]+[Data.A24]*[.$D$17]+[Data.A25]*[.$D$18]+[Data.A26]*[.$D$19]+[Data.A27]*[.$D$20]+[Data.A28]*[.$D$21]" office:value-type="float" office:value="0.0702579978813342" calcext:value-type="float">
            <text:p>0.0702579979</text:p>
          </table:table-cell>
          <table:table-cell table:style-name="ce1" table:formula="of:=[Data.A23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style-name="ce1" table:formula="of:=[Data.A19]*[.$D$11]+[Data.A20]*[.$D$12]+[Data.A21]*[.$D$13]+[Data.A22]*[.$D$14]+[Data.A23]*[.$D$15]+[Data.A24]*[.$D$16]+[Data.A25]*[.$D$17]+[Data.A26]*[.$D$18]+[Data.A27]*[.$D$19]+[Data.A28]*[.$D$20]+[Data.A29]*[.$D$21]" office:value-type="float" office:value="0.0802139980787242" calcext:value-type="float">
            <text:p>0.0802139981</text:p>
          </table:table-cell>
          <table:table-cell table:style-name="ce1" table:formula="of:=[Data.A24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20]*[.$D$11]+[Data.A21]*[.$D$12]+[Data.A22]*[.$D$13]+[Data.A23]*[.$D$14]+[Data.A24]*[.$D$15]+[Data.A25]*[.$D$16]+[Data.A26]*[.$D$17]+[Data.A27]*[.$D$18]+[Data.A28]*[.$D$19]+[Data.A29]*[.$D$20]+[Data.A30]*[.$D$21]" office:value-type="float" office:value="0.0801879977957984" calcext:value-type="float">
            <text:p>0.0801879978</text:p>
          </table:table-cell>
          <table:table-cell table:style-name="ce1" table:formula="of:=[Data.A25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21]*[.$D$11]+[Data.A22]*[.$D$12]+[Data.A23]*[.$D$13]+[Data.A24]*[.$D$14]+[Data.A25]*[.$D$15]+[Data.A26]*[.$D$16]+[Data.A27]*[.$D$17]+[Data.A28]*[.$D$18]+[Data.A29]*[.$D$19]+[Data.A30]*[.$D$20]+[Data.A31]*[.$D$21]" office:value-type="float" office:value="0.0601899976181479" calcext:value-type="float">
            <text:p>0.0601899976</text:p>
          </table:table-cell>
          <table:table-cell table:style-name="ce1" table:formula="of:=[Data.A26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1" table:formula="of:=[Data.A22]*[.$D$11]+[Data.A23]*[.$D$12]+[Data.A24]*[.$D$13]+[Data.A25]*[.$D$14]+[Data.A26]*[.$D$15]+[Data.A27]*[.$D$16]+[Data.A28]*[.$D$17]+[Data.A29]*[.$D$18]+[Data.A30]*[.$D$19]+[Data.A31]*[.$D$20]+[Data.A32]*[.$D$21]" office:value-type="float" office:value="0.0401659984866659" calcext:value-type="float">
            <text:p>0.0401659985</text:p>
          </table:table-cell>
          <table:table-cell table:style-name="ce1" table:formula="of:=[Data.A27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1" table:formula="of:=[Data.A23]*[.$D$11]+[Data.A24]*[.$D$12]+[Data.A25]*[.$D$13]+[Data.A26]*[.$D$14]+[Data.A27]*[.$D$15]+[Data.A28]*[.$D$16]+[Data.A29]*[.$D$17]+[Data.A30]*[.$D$18]+[Data.A31]*[.$D$19]+[Data.A32]*[.$D$20]+[Data.A33]*[.$D$21]" office:value-type="float" office:value="0.0201719984406108" calcext:value-type="float">
            <text:p>0.0201719984</text:p>
          </table:table-cell>
          <table:table-cell table:style-name="ce1" table:formula="of:=[Data.A28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1" table:formula="of:=[Data.A24]*[.$D$11]+[Data.A25]*[.$D$12]+[Data.A26]*[.$D$13]+[Data.A27]*[.$D$14]+[Data.A28]*[.$D$15]+[Data.A29]*[.$D$16]+[Data.A30]*[.$D$17]+[Data.A31]*[.$D$18]+[Data.A32]*[.$D$19]+[Data.A33]*[.$D$20]+[Data.A34]*[.$D$21]" office:value-type="float" office:value="0.0700479986051037" calcext:value-type="float">
            <text:p>0.0700479986</text:p>
          </table:table-cell>
          <table:table-cell table:style-name="ce1" table:formula="of:=[Data.A29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style-name="ce1" table:formula="of:=[Data.A25]*[.$D$11]+[Data.A26]*[.$D$12]+[Data.A27]*[.$D$13]+[Data.A28]*[.$D$14]+[Data.A29]*[.$D$15]+[Data.A30]*[.$D$16]+[Data.A31]*[.$D$17]+[Data.A32]*[.$D$18]+[Data.A33]*[.$D$19]+[Data.A34]*[.$D$20]+[Data.A35]*[.$D$21]" office:value-type="float" office:value="0.0400839985919438" calcext:value-type="float">
            <text:p>0.0400839986</text:p>
          </table:table-cell>
          <table:table-cell table:style-name="ce1" table:formula="of:=[Data.A30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1" table:formula="of:=[Data.A26]*[.$D$11]+[Data.A27]*[.$D$12]+[Data.A28]*[.$D$13]+[Data.A29]*[.$D$14]+[Data.A30]*[.$D$15]+[Data.A31]*[.$D$16]+[Data.A32]*[.$D$17]+[Data.A33]*[.$D$18]+[Data.A34]*[.$D$19]+[Data.A35]*[.$D$20]+[Data.A36]*[.$D$21]" office:value-type="float" office:value="-0.0497540013554199" calcext:value-type="float">
            <text:p>-0.0497540014</text:p>
          </table:table-cell>
          <table:table-cell table:style-name="ce1" table:formula="of:=[Data.A31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table:style-name="ce1" table:formula="of:=[Data.A27]*[.$D$11]+[Data.A28]*[.$D$12]+[Data.A29]*[.$D$13]+[Data.A30]*[.$D$14]+[Data.A31]*[.$D$15]+[Data.A32]*[.$D$16]+[Data.A33]*[.$D$17]+[Data.A34]*[.$D$18]+[Data.A35]*[.$D$19]+[Data.A36]*[.$D$20]+[Data.A37]*[.$D$21]" office:value-type="float" office:value="0.0800039988419715" calcext:value-type="float">
            <text:p>0.0800039988</text:p>
          </table:table-cell>
          <table:table-cell table:style-name="ce1" table:formula="of:=[Data.A32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28]*[.$D$11]+[Data.A29]*[.$D$12]+[Data.A30]*[.$D$13]+[Data.A31]*[.$D$14]+[Data.A32]*[.$D$15]+[Data.A33]*[.$D$16]+[Data.A34]*[.$D$17]+[Data.A35]*[.$D$18]+[Data.A36]*[.$D$19]+[Data.A37]*[.$D$20]+[Data.A38]*[.$D$21]" office:value-type="float" office:value="0.020145998434033" calcext:value-type="float">
            <text:p>0.0201459984</text:p>
          </table:table-cell>
          <table:table-cell table:style-name="ce1" table:formula="of:=[Data.A33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1" table:formula="of:=[Data.A29]*[.$D$11]+[Data.A30]*[.$D$12]+[Data.A31]*[.$D$13]+[Data.A32]*[.$D$14]+[Data.A33]*[.$D$15]+[Data.A34]*[.$D$16]+[Data.A35]*[.$D$17]+[Data.A36]*[.$D$18]+[Data.A37]*[.$D$19]+[Data.A38]*[.$D$20]+[Data.A39]*[.$D$21]" office:value-type="float" office:value="0.0600959984800883" calcext:value-type="float">
            <text:p>0.0600959985</text:p>
          </table:table-cell>
          <table:table-cell table:style-name="ce1" table:formula="of:=[Data.A34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1" table:formula="of:=[Data.A30]*[.$D$11]+[Data.A31]*[.$D$12]+[Data.A32]*[.$D$13]+[Data.A33]*[.$D$14]+[Data.A34]*[.$D$15]+[Data.A35]*[.$D$16]+[Data.A36]*[.$D$17]+[Data.A37]*[.$D$18]+[Data.A38]*[.$D$19]+[Data.A39]*[.$D$20]+[Data.A40]*[.$D$21]" office:value-type="float" office:value="0.030167998907765" calcext:value-type="float">
            <text:p>0.0301679989</text:p>
          </table:table-cell>
          <table:table-cell table:style-name="ce1" table:formula="of:=[Data.A35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style-name="ce1" table:formula="of:=[Data.A31]*[.$D$11]+[Data.A32]*[.$D$12]+[Data.A33]*[.$D$13]+[Data.A34]*[.$D$14]+[Data.A35]*[.$D$15]+[Data.A36]*[.$D$16]+[Data.A37]*[.$D$17]+[Data.A38]*[.$D$18]+[Data.A39]*[.$D$19]+[Data.A40]*[.$D$20]+[Data.A41]*[.$D$21]" office:value-type="float" office:value="0.020199998894609" calcext:value-type="float">
            <text:p>0.0201999989</text:p>
          </table:table-cell>
          <table:table-cell table:style-name="ce1" table:formula="of:=[Data.A36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1" table:formula="of:=[Data.A32]*[.$D$11]+[Data.A33]*[.$D$12]+[Data.A34]*[.$D$13]+[Data.A35]*[.$D$14]+[Data.A36]*[.$D$15]+[Data.A37]*[.$D$16]+[Data.A38]*[.$D$17]+[Data.A39]*[.$D$18]+[Data.A40]*[.$D$19]+[Data.A41]*[.$D$20]+[Data.A42]*[.$D$21]" office:value-type="float" office:value="0.139937999776289" calcext:value-type="float">
            <text:p>0.1399379998</text:p>
          </table:table-cell>
          <table:table-cell table:style-name="ce1" table:formula="of:=[Data.A37]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style-name="ce1" table:formula="of:=[Data.A33]*[.$D$11]+[Data.A34]*[.$D$12]+[Data.A35]*[.$D$13]+[Data.A36]*[.$D$14]+[Data.A37]*[.$D$15]+[Data.A38]*[.$D$16]+[Data.A39]*[.$D$17]+[Data.A40]*[.$D$18]+[Data.A41]*[.$D$19]+[Data.A42]*[.$D$20]+[Data.A43]*[.$D$21]" office:value-type="float" office:value="0.0600359996907539" calcext:value-type="float">
            <text:p>0.0600359997</text:p>
          </table:table-cell>
          <table:table-cell table:style-name="ce1" table:formula="of:=[Data.A38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1" table:formula="of:=[Data.A34]*[.$D$11]+[Data.A35]*[.$D$12]+[Data.A36]*[.$D$13]+[Data.A37]*[.$D$14]+[Data.A38]*[.$D$15]+[Data.A39]*[.$D$16]+[Data.A40]*[.$D$17]+[Data.A41]*[.$D$18]+[Data.A42]*[.$D$19]+[Data.A43]*[.$D$20]+[Data.A44]*[.$D$21]" office:value-type="float" office:value="-0.0395680079351019" calcext:value-type="float">
            <text:p>-0.0395680079</text:p>
          </table:table-cell>
          <table:table-cell table:style-name="ce1" table:formula="of:=[Data.A39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table:style-name="ce1" table:formula="of:=[Data.A35]*[.$D$11]+[Data.A36]*[.$D$12]+[Data.A37]*[.$D$13]+[Data.A38]*[.$D$14]+[Data.A39]*[.$D$15]+[Data.A40]*[.$D$16]+[Data.A41]*[.$D$17]+[Data.A42]*[.$D$18]+[Data.A43]*[.$D$19]+[Data.A44]*[.$D$20]+[Data.A45]*[.$D$21]" office:value-type="float" office:value="0.0682027361939441" calcext:value-type="float">
            <text:p>0.0682027362</text:p>
          </table:table-cell>
          <table:table-cell table:style-name="ce1" table:formula="of:=[Data.A40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1" table:formula="of:=[Data.A36]*[.$D$11]+[Data.A37]*[.$D$12]+[Data.A38]*[.$D$13]+[Data.A39]*[.$D$14]+[Data.A40]*[.$D$15]+[Data.A41]*[.$D$16]+[Data.A42]*[.$D$17]+[Data.A43]*[.$D$18]+[Data.A44]*[.$D$19]+[Data.A45]*[.$D$20]+[Data.A46]*[.$D$21]" office:value-type="float" office:value="0.0477357545988625" calcext:value-type="float">
            <text:p>0.0477357546</text:p>
          </table:table-cell>
          <table:table-cell table:style-name="ce1" table:formula="of:=[Data.A41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table:style-name="ce1" table:formula="of:=[Data.A37]*[.$D$11]+[Data.A38]*[.$D$12]+[Data.A39]*[.$D$13]+[Data.A40]*[.$D$14]+[Data.A41]*[.$D$15]+[Data.A42]*[.$D$16]+[Data.A43]*[.$D$17]+[Data.A44]*[.$D$18]+[Data.A45]*[.$D$19]+[Data.A46]*[.$D$20]+[Data.A47]*[.$D$21]" office:value-type="float" office:value="0.256970809554912" calcext:value-type="float">
            <text:p>0.2569708096</text:p>
          </table:table-cell>
          <table:table-cell table:style-name="ce1" table:formula="of:=[Data.A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38]*[.$D$11]+[Data.A39]*[.$D$12]+[Data.A40]*[.$D$13]+[Data.A41]*[.$D$14]+[Data.A42]*[.$D$15]+[Data.A43]*[.$D$16]+[Data.A44]*[.$D$17]+[Data.A45]*[.$D$18]+[Data.A46]*[.$D$19]+[Data.A47]*[.$D$20]+[Data.A48]*[.$D$21]" office:value-type="float" office:value="1.81710244033362" calcext:value-type="float">
            <text:p>1.8171024403</text:p>
          </table:table-cell>
          <table:table-cell table:style-name="ce1" table:formula="of:=[Data.A43]"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table:style-name="ce1" table:formula="of:=[Data.A39]*[.$D$11]+[Data.A40]*[.$D$12]+[Data.A41]*[.$D$13]+[Data.A42]*[.$D$14]+[Data.A43]*[.$D$15]+[Data.A44]*[.$D$16]+[Data.A45]*[.$D$17]+[Data.A46]*[.$D$18]+[Data.A47]*[.$D$19]+[Data.A48]*[.$D$20]+[Data.A49]*[.$D$21]" office:value-type="float" office:value="238.497154685301" calcext:value-type="float">
            <text:p>238.4971546853</text:p>
          </table:table-cell>
          <table:table-cell table:style-name="ce1" table:formula="of:=[Data.A44]" office:value-type="float" office:value="238.34" calcext:value-type="float">
            <text:p>238.34</text:p>
          </table:table-cell>
          <table:table-cell table:number-columns-repeated="2"/>
        </table:table-row>
        <table:table-row table:style-name="ro1">
          <table:table-cell table:style-name="ce1" table:formula="of:=[Data.A40]*[.$D$11]+[Data.A41]*[.$D$12]+[Data.A42]*[.$D$13]+[Data.A43]*[.$D$14]+[Data.A44]*[.$D$15]+[Data.A45]*[.$D$16]+[Data.A46]*[.$D$17]+[Data.A47]*[.$D$18]+[Data.A48]*[.$D$19]+[Data.A49]*[.$D$20]+[Data.A50]*[.$D$21]" office:value-type="float" office:value="157.597976875229" calcext:value-type="float">
            <text:p>157.5979768752</text:p>
          </table:table-cell>
          <table:table-cell table:style-name="ce1" table:formula="of:=[Data.A45]" office:value-type="float" office:value="157.22" calcext:value-type="float">
            <text:p>157.22</text:p>
          </table:table-cell>
          <table:table-cell table:number-columns-repeated="2"/>
        </table:table-row>
        <table:table-row table:style-name="ro1">
          <table:table-cell table:style-name="ce1" table:formula="of:=[Data.A41]*[.$D$11]+[Data.A42]*[.$D$12]+[Data.A43]*[.$D$13]+[Data.A44]*[.$D$14]+[Data.A45]*[.$D$15]+[Data.A46]*[.$D$16]+[Data.A47]*[.$D$17]+[Data.A48]*[.$D$18]+[Data.A49]*[.$D$19]+[Data.A50]*[.$D$20]+[Data.A51]*[.$D$21]" office:value-type="float" office:value="250.267826732304" calcext:value-type="float">
            <text:p>250.2678267323</text:p>
          </table:table-cell>
          <table:table-cell table:style-name="ce1" table:formula="of:=[Data.A46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style-name="ce1" table:formula="of:=[Data.A42]*[.$D$11]+[Data.A43]*[.$D$12]+[Data.A44]*[.$D$13]+[Data.A45]*[.$D$14]+[Data.A46]*[.$D$15]+[Data.A47]*[.$D$16]+[Data.A48]*[.$D$17]+[Data.A49]*[.$D$18]+[Data.A50]*[.$D$19]+[Data.A51]*[.$D$20]+[Data.A52]*[.$D$21]" office:value-type="float" office:value="217.442511110873" calcext:value-type="float">
            <text:p>217.4425111109</text:p>
          </table:table-cell>
          <table:table-cell table:style-name="ce1" table:formula="of:=[Data.A47]" office:value-type="float" office:value="217.44" calcext:value-type="float">
            <text:p>217.44</text:p>
          </table:table-cell>
          <table:table-cell table:number-columns-repeated="2"/>
        </table:table-row>
        <table:table-row table:style-name="ro1">
          <table:table-cell table:style-name="ce1" table:formula="of:=[Data.A43]*[.$D$11]+[Data.A44]*[.$D$12]+[Data.A45]*[.$D$13]+[Data.A46]*[.$D$14]+[Data.A47]*[.$D$15]+[Data.A48]*[.$D$16]+[Data.A49]*[.$D$17]+[Data.A50]*[.$D$18]+[Data.A51]*[.$D$19]+[Data.A52]*[.$D$20]+[Data.A53]*[.$D$21]" office:value-type="float" office:value="157.703850544931" calcext:value-type="float">
            <text:p>157.7038505449</text:p>
          </table:table-cell>
          <table:table-cell table:style-name="ce1" table:formula="of:=[Data.A48]" office:value-type="float" office:value="157.92" calcext:value-type="float">
            <text:p>157.92</text:p>
          </table:table-cell>
          <table:table-cell table:number-columns-repeated="2"/>
        </table:table-row>
        <table:table-row table:style-name="ro1">
          <table:table-cell table:style-name="ce1" table:formula="of:=[Data.A44]*[.$D$11]+[Data.A45]*[.$D$12]+[Data.A46]*[.$D$13]+[Data.A47]*[.$D$14]+[Data.A48]*[.$D$15]+[Data.A49]*[.$D$16]+[Data.A50]*[.$D$17]+[Data.A51]*[.$D$18]+[Data.A52]*[.$D$19]+[Data.A53]*[.$D$20]+[Data.A54]*[.$D$21]" office:value-type="float" office:value="-249.947504469545" calcext:value-type="float">
            <text:p>-249.9475044695</text:p>
          </table:table-cell>
          <table:table-cell table:style-name="ce1" table:formula="of:=[Data.A49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45]*[.$D$11]+[Data.A46]*[.$D$12]+[Data.A47]*[.$D$13]+[Data.A48]*[.$D$14]+[Data.A49]*[.$D$15]+[Data.A50]*[.$D$16]+[Data.A51]*[.$D$17]+[Data.A52]*[.$D$18]+[Data.A53]*[.$D$19]+[Data.A54]*[.$D$20]+[Data.A55]*[.$D$21]" office:value-type="float" office:value="-250.257282085888" calcext:value-type="float">
            <text:p>-250.2572820859</text:p>
          </table:table-cell>
          <table:table-cell table:style-name="ce1" table:formula="of:=[Data.A50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46]*[.$D$11]+[Data.A47]*[.$D$12]+[Data.A48]*[.$D$13]+[Data.A49]*[.$D$14]+[Data.A50]*[.$D$15]+[Data.A51]*[.$D$16]+[Data.A52]*[.$D$17]+[Data.A53]*[.$D$18]+[Data.A54]*[.$D$19]+[Data.A55]*[.$D$20]+[Data.A56]*[.$D$21]" office:value-type="float" office:value="-231.862905500036" calcext:value-type="float">
            <text:p>-231.8629055</text:p>
          </table:table-cell>
          <table:table-cell table:style-name="ce1" table:formula="of:=[Data.A51]" office:value-type="float" office:value="-231.48" calcext:value-type="float">
            <text:p>-231.48</text:p>
          </table:table-cell>
          <table:table-cell table:number-columns-repeated="2"/>
        </table:table-row>
        <table:table-row table:style-name="ro1">
          <table:table-cell table:style-name="ce1" table:formula="of:=[Data.A47]*[.$D$11]+[Data.A48]*[.$D$12]+[Data.A49]*[.$D$13]+[Data.A50]*[.$D$14]+[Data.A51]*[.$D$15]+[Data.A52]*[.$D$16]+[Data.A53]*[.$D$17]+[Data.A54]*[.$D$18]+[Data.A55]*[.$D$19]+[Data.A56]*[.$D$20]+[Data.A57]*[.$D$21]" office:value-type="float" office:value="-250.616548352132" calcext:value-type="float">
            <text:p>-250.6165483521</text:p>
          </table:table-cell>
          <table:table-cell table:style-name="ce1" table:formula="of:=[Data.A52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48]*[.$D$11]+[Data.A49]*[.$D$12]+[Data.A50]*[.$D$13]+[Data.A51]*[.$D$14]+[Data.A52]*[.$D$15]+[Data.A53]*[.$D$16]+[Data.A54]*[.$D$17]+[Data.A55]*[.$D$18]+[Data.A56]*[.$D$19]+[Data.A57]*[.$D$20]+[Data.A58]*[.$D$21]" office:value-type="float" office:value="-35.3350107858437" calcext:value-type="float">
            <text:p>-35.3350107858</text:p>
          </table:table-cell>
          <table:table-cell table:style-name="ce1" table:formula="of:=[Data.A53]" office:value-type="float" office:value="-34.42" calcext:value-type="float">
            <text:p>-34.42</text:p>
          </table:table-cell>
          <table:table-cell table:number-columns-repeated="2"/>
        </table:table-row>
        <table:table-row table:style-name="ro1">
          <table:table-cell table:style-name="ce1" table:formula="of:=[Data.A49]*[.$D$11]+[Data.A50]*[.$D$12]+[Data.A51]*[.$D$13]+[Data.A52]*[.$D$14]+[Data.A53]*[.$D$15]+[Data.A54]*[.$D$16]+[Data.A55]*[.$D$17]+[Data.A56]*[.$D$18]+[Data.A57]*[.$D$19]+[Data.A58]*[.$D$20]+[Data.A59]*[.$D$21]" office:value-type="float" office:value="-250.568232924181" calcext:value-type="float">
            <text:p>-250.5682329242</text:p>
          </table:table-cell>
          <table:table-cell table:style-name="ce1" table:formula="of:=[Data.A54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50]*[.$D$11]+[Data.A51]*[.$D$12]+[Data.A52]*[.$D$13]+[Data.A53]*[.$D$14]+[Data.A54]*[.$D$15]+[Data.A55]*[.$D$16]+[Data.A56]*[.$D$17]+[Data.A57]*[.$D$18]+[Data.A58]*[.$D$19]+[Data.A59]*[.$D$20]+[Data.A60]*[.$D$21]" office:value-type="float" office:value="-250.412841970709" calcext:value-type="float">
            <text:p>-250.4128419707</text:p>
          </table:table-cell>
          <table:table-cell table:style-name="ce1" table:formula="of:=[Data.A55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51]*[.$D$11]+[Data.A52]*[.$D$12]+[Data.A53]*[.$D$13]+[Data.A54]*[.$D$14]+[Data.A55]*[.$D$15]+[Data.A56]*[.$D$16]+[Data.A57]*[.$D$17]+[Data.A58]*[.$D$18]+[Data.A59]*[.$D$19]+[Data.A60]*[.$D$20]+[Data.A61]*[.$D$21]" office:value-type="float" office:value="-226.475905614513" calcext:value-type="float">
            <text:p>-226.4759056145</text:p>
          </table:table-cell>
          <table:table-cell table:style-name="ce1" table:formula="of:=[Data.A56]" office:value-type="float" office:value="-226.39" calcext:value-type="float">
            <text:p>-226.39</text:p>
          </table:table-cell>
          <table:table-cell table:number-columns-repeated="2"/>
        </table:table-row>
        <table:table-row table:style-name="ro1">
          <table:table-cell table:style-name="ce1" table:formula="of:=[Data.A52]*[.$D$11]+[Data.A53]*[.$D$12]+[Data.A54]*[.$D$13]+[Data.A55]*[.$D$14]+[Data.A56]*[.$D$15]+[Data.A57]*[.$D$16]+[Data.A58]*[.$D$17]+[Data.A59]*[.$D$18]+[Data.A60]*[.$D$19]+[Data.A61]*[.$D$20]+[Data.A62]*[.$D$21]" office:value-type="float" office:value="-98.0422278460187" calcext:value-type="float">
            <text:p>-98.042227846</text:p>
          </table:table-cell>
          <table:table-cell table:style-name="ce1" table:formula="of:=[Data.A57]" office:value-type="float" office:value="-98.01" calcext:value-type="float">
            <text:p>-98.01</text:p>
          </table:table-cell>
          <table:table-cell table:number-columns-repeated="2"/>
        </table:table-row>
        <table:table-row table:style-name="ro1">
          <table:table-cell table:style-name="ce1" table:formula="of:=[Data.A53]*[.$D$11]+[Data.A54]*[.$D$12]+[Data.A55]*[.$D$13]+[Data.A56]*[.$D$14]+[Data.A57]*[.$D$15]+[Data.A58]*[.$D$16]+[Data.A59]*[.$D$17]+[Data.A60]*[.$D$18]+[Data.A61]*[.$D$19]+[Data.A62]*[.$D$20]+[Data.A63]*[.$D$21]" office:value-type="float" office:value="84.9704397370521" calcext:value-type="float">
            <text:p>84.9704397371</text:p>
          </table:table-cell>
          <table:table-cell table:style-name="ce1" table:formula="of:=[Data.A58]" office:value-type="float" office:value="85.06" calcext:value-type="float">
            <text:p>85.06</text:p>
          </table:table-cell>
          <table:table-cell table:number-columns-repeated="2"/>
        </table:table-row>
        <table:table-row table:style-name="ro1">
          <table:table-cell table:style-name="ce1" table:formula="of:=[Data.A54]*[.$D$11]+[Data.A55]*[.$D$12]+[Data.A56]*[.$D$13]+[Data.A57]*[.$D$14]+[Data.A58]*[.$D$15]+[Data.A59]*[.$D$16]+[Data.A60]*[.$D$17]+[Data.A61]*[.$D$18]+[Data.A62]*[.$D$19]+[Data.A63]*[.$D$20]+[Data.A64]*[.$D$21]" office:value-type="float" office:value="249.92817115936" calcext:value-type="float">
            <text:p>249.9281711594</text:p>
          </table:table-cell>
          <table:table-cell table:style-name="ce1" table:formula="of:=[Data.A59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style-name="ce1" table:formula="of:=[Data.A55]*[.$D$11]+[Data.A56]*[.$D$12]+[Data.A57]*[.$D$13]+[Data.A58]*[.$D$14]+[Data.A59]*[.$D$15]+[Data.A60]*[.$D$16]+[Data.A61]*[.$D$17]+[Data.A62]*[.$D$18]+[Data.A63]*[.$D$19]+[Data.A64]*[.$D$20]+[Data.A65]*[.$D$21]" office:value-type="float" office:value="145.197445108841" calcext:value-type="float">
            <text:p>145.1974451088</text:p>
          </table:table-cell>
          <table:table-cell table:style-name="ce1" table:formula="of:=[Data.A60]" office:value-type="float" office:value="145.08" calcext:value-type="float">
            <text:p>145.08</text:p>
          </table:table-cell>
          <table:table-cell table:number-columns-repeated="2"/>
        </table:table-row>
        <table:table-row table:style-name="ro1">
          <table:table-cell table:style-name="ce1" table:formula="of:=[Data.A56]*[.$D$11]+[Data.A57]*[.$D$12]+[Data.A58]*[.$D$13]+[Data.A59]*[.$D$14]+[Data.A60]*[.$D$15]+[Data.A61]*[.$D$16]+[Data.A62]*[.$D$17]+[Data.A63]*[.$D$18]+[Data.A64]*[.$D$19]+[Data.A65]*[.$D$20]+[Data.A66]*[.$D$21]" office:value-type="float" office:value="158.786572660362" calcext:value-type="float">
            <text:p>158.7865726604</text:p>
          </table:table-cell>
          <table:table-cell table:style-name="ce1" table:formula="of:=[Data.A61]" office:value-type="float" office:value="158.7" calcext:value-type="float">
            <text:p>158.7</text:p>
          </table:table-cell>
          <table:table-cell table:number-columns-repeated="2"/>
        </table:table-row>
        <table:table-row table:style-name="ro1">
          <table:table-cell table:style-name="ce1" table:formula="of:=[Data.A57]*[.$D$11]+[Data.A58]*[.$D$12]+[Data.A59]*[.$D$13]+[Data.A60]*[.$D$14]+[Data.A61]*[.$D$15]+[Data.A62]*[.$D$16]+[Data.A63]*[.$D$17]+[Data.A64]*[.$D$18]+[Data.A65]*[.$D$19]+[Data.A66]*[.$D$20]+[Data.A67]*[.$D$21]" office:value-type="float" office:value="46.1583809759783" calcext:value-type="float">
            <text:p>46.158380976</text:p>
          </table:table-cell>
          <table:table-cell table:style-name="ce1" table:formula="of:=[Data.A62]" office:value-type="float" office:value="45.96" calcext:value-type="float">
            <text:p>45.96</text:p>
          </table:table-cell>
          <table:table-cell table:number-columns-repeated="2"/>
        </table:table-row>
        <table:table-row table:style-name="ro1">
          <table:table-cell table:style-name="ce1" table:formula="of:=[Data.A58]*[.$D$11]+[Data.A59]*[.$D$12]+[Data.A60]*[.$D$13]+[Data.A61]*[.$D$14]+[Data.A62]*[.$D$15]+[Data.A63]*[.$D$16]+[Data.A64]*[.$D$17]+[Data.A65]*[.$D$18]+[Data.A66]*[.$D$19]+[Data.A67]*[.$D$20]+[Data.A68]*[.$D$21]" office:value-type="float" office:value="-249.502522965308" calcext:value-type="float">
            <text:p>-249.5025229653</text:p>
          </table:table-cell>
          <table:table-cell table:style-name="ce1" table:formula="of:=[Data.A63]" office:value-type="float" office:value="-250.14" calcext:value-type="float">
            <text:p>-250.14</text:p>
          </table:table-cell>
          <table:table-cell table:number-columns-repeated="2"/>
        </table:table-row>
        <table:table-row table:style-name="ro1">
          <table:table-cell table:style-name="ce1" table:formula="of:=[Data.A59]*[.$D$11]+[Data.A60]*[.$D$12]+[Data.A61]*[.$D$13]+[Data.A62]*[.$D$14]+[Data.A63]*[.$D$15]+[Data.A64]*[.$D$16]+[Data.A65]*[.$D$17]+[Data.A66]*[.$D$18]+[Data.A67]*[.$D$19]+[Data.A68]*[.$D$20]+[Data.A69]*[.$D$21]" office:value-type="float" office:value="206.620388462471" calcext:value-type="float">
            <text:p>206.6203884625</text:p>
          </table:table-cell>
          <table:table-cell table:style-name="ce1" table:formula="of:=[Data.A64]" office:value-type="float" office:value="206.93" calcext:value-type="float">
            <text:p>206.93</text:p>
          </table:table-cell>
          <table:table-cell table:number-columns-repeated="2"/>
        </table:table-row>
        <table:table-row table:style-name="ro1">
          <table:table-cell table:style-name="ce1" table:formula="of:=[Data.A60]*[.$D$11]+[Data.A61]*[.$D$12]+[Data.A62]*[.$D$13]+[Data.A63]*[.$D$14]+[Data.A64]*[.$D$15]+[Data.A65]*[.$D$16]+[Data.A66]*[.$D$17]+[Data.A67]*[.$D$18]+[Data.A68]*[.$D$19]+[Data.A69]*[.$D$20]+[Data.A70]*[.$D$21]" office:value-type="float" office:value="-23.6434864598316" calcext:value-type="float">
            <text:p>-23.6434864598</text:p>
          </table:table-cell>
          <table:table-cell table:style-name="ce1" table:formula="of:=[Data.A65]" office:value-type="float" office:value="-23.73" calcext:value-type="float">
            <text:p>-23.73</text:p>
          </table:table-cell>
          <table:table-cell table:number-columns-repeated="2"/>
        </table:table-row>
        <table:table-row table:style-name="ro1">
          <table:table-cell table:style-name="ce1" table:formula="of:=[Data.A61]*[.$D$11]+[Data.A62]*[.$D$12]+[Data.A63]*[.$D$13]+[Data.A64]*[.$D$14]+[Data.A65]*[.$D$15]+[Data.A66]*[.$D$16]+[Data.A67]*[.$D$17]+[Data.A68]*[.$D$18]+[Data.A69]*[.$D$19]+[Data.A70]*[.$D$20]+[Data.A71]*[.$D$21]" office:value-type="float" office:value="-6.38698355543688" calcext:value-type="float">
            <text:p>-6.3869835554</text:p>
          </table:table-cell>
          <table:table-cell table:style-name="ce1" table:formula="of:=[Data.A66]" office:value-type="float" office:value="-6.41" calcext:value-type="float">
            <text:p>-6.41</text:p>
          </table:table-cell>
          <table:table-cell table:number-columns-repeated="2"/>
        </table:table-row>
        <table:table-row table:style-name="ro1">
          <table:table-cell table:style-name="ce1" table:formula="of:=[Data.A62]*[.$D$11]+[Data.A63]*[.$D$12]+[Data.A64]*[.$D$13]+[Data.A65]*[.$D$14]+[Data.A66]*[.$D$15]+[Data.A67]*[.$D$16]+[Data.A68]*[.$D$17]+[Data.A69]*[.$D$18]+[Data.A70]*[.$D$19]+[Data.A71]*[.$D$20]+[Data.A72]*[.$D$21]" office:value-type="float" office:value="-7.2120177161955" calcext:value-type="float">
            <text:p>-7.2120177162</text:p>
          </table:table-cell>
          <table:table-cell table:style-name="ce1" table:formula="of:=[Data.A67]" office:value-type="float" office:value="-7.24" calcext:value-type="float">
            <text:p>-7.24</text:p>
          </table:table-cell>
          <table:table-cell table:number-columns-repeated="2"/>
        </table:table-row>
        <table:table-row table:style-name="ro1">
          <table:table-cell table:style-name="ce1" table:formula="of:=[Data.A63]*[.$D$11]+[Data.A64]*[.$D$12]+[Data.A65]*[.$D$13]+[Data.A66]*[.$D$14]+[Data.A67]*[.$D$15]+[Data.A68]*[.$D$16]+[Data.A69]*[.$D$17]+[Data.A70]*[.$D$18]+[Data.A71]*[.$D$19]+[Data.A72]*[.$D$20]+[Data.A73]*[.$D$21]" office:value-type="float" office:value="15.4295211499257" calcext:value-type="float">
            <text:p>15.4295211499</text:p>
          </table:table-cell>
          <table:table-cell table:style-name="ce1" table:formula="of:=[Data.A68]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table:style-name="ce1" table:formula="of:=[Data.A64]*[.$D$11]+[Data.A65]*[.$D$12]+[Data.A66]*[.$D$13]+[Data.A67]*[.$D$14]+[Data.A68]*[.$D$15]+[Data.A69]*[.$D$16]+[Data.A70]*[.$D$17]+[Data.A71]*[.$D$18]+[Data.A72]*[.$D$19]+[Data.A73]*[.$D$20]+[Data.A74]*[.$D$21]" office:value-type="float" office:value="2.48603818429731" calcext:value-type="float">
            <text:p>2.4860381843</text:p>
          </table:table-cell>
          <table:table-cell table:style-name="ce1" table:formula="of:=[Data.A6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1" table:formula="of:=[Data.A65]*[.$D$11]+[Data.A66]*[.$D$12]+[Data.A67]*[.$D$13]+[Data.A68]*[.$D$14]+[Data.A69]*[.$D$15]+[Data.A70]*[.$D$16]+[Data.A71]*[.$D$17]+[Data.A72]*[.$D$18]+[Data.A73]*[.$D$19]+[Data.A74]*[.$D$20]+[Data.A75]*[.$D$21]" office:value-type="float" office:value="-10.831552124988" calcext:value-type="float">
            <text:p>-10.831552125</text:p>
          </table:table-cell>
          <table:table-cell table:style-name="ce1" table:formula="of:=[Data.A70]" office:value-type="float" office:value="-10.85" calcext:value-type="float">
            <text:p>-10.85</text:p>
          </table:table-cell>
          <table:table-cell table:number-columns-repeated="2"/>
        </table:table-row>
        <table:table-row table:style-name="ro1">
          <table:table-cell table:style-name="ce1" table:formula="of:=[Data.A66]*[.$D$11]+[Data.A67]*[.$D$12]+[Data.A68]*[.$D$13]+[Data.A69]*[.$D$14]+[Data.A70]*[.$D$15]+[Data.A71]*[.$D$16]+[Data.A72]*[.$D$17]+[Data.A73]*[.$D$18]+[Data.A74]*[.$D$19]+[Data.A75]*[.$D$20]+[Data.A76]*[.$D$21]" office:value-type="float" office:value="-10.661302597627" calcext:value-type="float">
            <text:p>-10.6613025976</text:p>
          </table:table-cell>
          <table:table-cell table:style-name="ce1" table:formula="of:=[Data.A71]" office:value-type="float" office:value="-10.7" calcext:value-type="float">
            <text:p>-10.7</text:p>
          </table:table-cell>
          <table:table-cell table:number-columns-repeated="2"/>
        </table:table-row>
        <table:table-row table:style-name="ro1">
          <table:table-cell table:style-name="ce1" table:formula="of:=[Data.A67]*[.$D$11]+[Data.A68]*[.$D$12]+[Data.A69]*[.$D$13]+[Data.A70]*[.$D$14]+[Data.A71]*[.$D$15]+[Data.A72]*[.$D$16]+[Data.A73]*[.$D$17]+[Data.A74]*[.$D$18]+[Data.A75]*[.$D$19]+[Data.A76]*[.$D$20]+[Data.A77]*[.$D$21]" office:value-type="float" office:value="7.4633752229967" calcext:value-type="float">
            <text:p>7.463375223</text:p>
          </table:table-cell>
          <table:table-cell table:style-name="ce1" table:formula="of:=[Data.A72]" office:value-type="float" office:value="7.43" calcext:value-type="float">
            <text:p>7.43</text:p>
          </table:table-cell>
          <table:table-cell table:number-columns-repeated="2"/>
        </table:table-row>
        <table:table-row table:style-name="ro1">
          <table:table-cell table:style-name="ce1" table:formula="of:=[Data.A68]*[.$D$11]+[Data.A69]*[.$D$12]+[Data.A70]*[.$D$13]+[Data.A71]*[.$D$14]+[Data.A72]*[.$D$15]+[Data.A73]*[.$D$16]+[Data.A74]*[.$D$17]+[Data.A75]*[.$D$18]+[Data.A76]*[.$D$19]+[Data.A77]*[.$D$20]+[Data.A78]*[.$D$21]" office:value-type="float" office:value="-0.0123993251113087" calcext:value-type="float">
            <text:p>-0.0123993251</text:p>
          </table:table-cell>
          <table:table-cell table:style-name="ce1" table:formula="of:=[Data.A73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table:style-name="ce1" table:formula="of:=[Data.A69]*[.$D$11]+[Data.A70]*[.$D$12]+[Data.A71]*[.$D$13]+[Data.A72]*[.$D$14]+[Data.A73]*[.$D$15]+[Data.A74]*[.$D$16]+[Data.A75]*[.$D$17]+[Data.A76]*[.$D$18]+[Data.A77]*[.$D$19]+[Data.A78]*[.$D$20]+[Data.A79]*[.$D$21]" office:value-type="float" office:value="23.487502233192" calcext:value-type="float">
            <text:p>23.4875022332</text:p>
          </table:table-cell>
          <table:table-cell table:style-name="ce1" table:formula="of:=[Data.A74]" office:value-type="float" office:value="23.34" calcext:value-type="float">
            <text:p>23.34</text:p>
          </table:table-cell>
          <table:table-cell table:number-columns-repeated="2"/>
        </table:table-row>
        <table:table-row table:style-name="ro1">
          <table:table-cell table:style-name="ce1" table:formula="of:=[Data.A70]*[.$D$11]+[Data.A71]*[.$D$12]+[Data.A72]*[.$D$13]+[Data.A73]*[.$D$14]+[Data.A74]*[.$D$15]+[Data.A75]*[.$D$16]+[Data.A76]*[.$D$17]+[Data.A77]*[.$D$18]+[Data.A78]*[.$D$19]+[Data.A79]*[.$D$20]+[Data.A80]*[.$D$21]" office:value-type="float" office:value="76.3785918023652" calcext:value-type="float">
            <text:p>76.3785918024</text:p>
          </table:table-cell>
          <table:table-cell table:style-name="ce1" table:formula="of:=[Data.A75]" office:value-type="float" office:value="76.23" calcext:value-type="float">
            <text:p>76.23</text:p>
          </table:table-cell>
          <table:table-cell table:number-columns-repeated="2"/>
        </table:table-row>
        <table:table-row table:style-name="ro1">
          <table:table-cell table:style-name="ce1" table:formula="of:=[Data.A71]*[.$D$11]+[Data.A72]*[.$D$12]+[Data.A73]*[.$D$13]+[Data.A74]*[.$D$14]+[Data.A75]*[.$D$15]+[Data.A76]*[.$D$16]+[Data.A77]*[.$D$17]+[Data.A78]*[.$D$18]+[Data.A79]*[.$D$19]+[Data.A80]*[.$D$20]+[Data.A81]*[.$D$21]" office:value-type="float" office:value="37.2698217286448" calcext:value-type="float">
            <text:p>37.2698217286</text:p>
          </table:table-cell>
          <table:table-cell table:style-name="ce1" table:formula="of:=[Data.A76]" office:value-type="float" office:value="36.95" calcext:value-type="float">
            <text:p>36.95</text:p>
          </table:table-cell>
          <table:table-cell table:number-columns-repeated="2"/>
        </table:table-row>
        <table:table-row table:style-name="ro1">
          <table:table-cell table:style-name="ce1" table:formula="of:=[Data.A72]*[.$D$11]+[Data.A73]*[.$D$12]+[Data.A74]*[.$D$13]+[Data.A75]*[.$D$14]+[Data.A76]*[.$D$15]+[Data.A77]*[.$D$16]+[Data.A78]*[.$D$17]+[Data.A79]*[.$D$18]+[Data.A80]*[.$D$19]+[Data.A81]*[.$D$20]+[Data.A82]*[.$D$21]" office:value-type="float" office:value="163.17360849196" calcext:value-type="float">
            <text:p>163.173608492</text:p>
          </table:table-cell>
          <table:table-cell table:style-name="ce1" table:formula="of:=[Data.A77]" office:value-type="float" office:value="163.04" calcext:value-type="float">
            <text:p>163.04</text:p>
          </table:table-cell>
          <table:table-cell table:number-columns-repeated="2"/>
        </table:table-row>
        <table:table-row table:style-name="ro1">
          <table:table-cell table:style-name="ce1" table:formula="of:=[Data.A73]*[.$D$11]+[Data.A74]*[.$D$12]+[Data.A75]*[.$D$13]+[Data.A76]*[.$D$14]+[Data.A77]*[.$D$15]+[Data.A78]*[.$D$16]+[Data.A79]*[.$D$17]+[Data.A80]*[.$D$18]+[Data.A81]*[.$D$19]+[Data.A82]*[.$D$20]+[Data.A83]*[.$D$21]" office:value-type="float" office:value="122.995179619721" calcext:value-type="float">
            <text:p>122.9951796197</text:p>
          </table:table-cell>
          <table:table-cell table:style-name="ce1" table:formula="of:=[Data.A78]" office:value-type="float" office:value="122.81" calcext:value-type="float">
            <text:p>122.81</text:p>
          </table:table-cell>
          <table:table-cell table:number-columns-repeated="2"/>
        </table:table-row>
        <table:table-row table:style-name="ro1">
          <table:table-cell table:style-name="ce1" table:formula="of:=[Data.A74]*[.$D$11]+[Data.A75]*[.$D$12]+[Data.A76]*[.$D$13]+[Data.A77]*[.$D$14]+[Data.A78]*[.$D$15]+[Data.A79]*[.$D$16]+[Data.A80]*[.$D$17]+[Data.A81]*[.$D$18]+[Data.A82]*[.$D$19]+[Data.A83]*[.$D$20]+[Data.A84]*[.$D$21]" office:value-type="float" office:value="144.44940647634" calcext:value-type="float">
            <text:p>144.4494064763</text:p>
          </table:table-cell>
          <table:table-cell table:style-name="ce1" table:formula="of:=[Data.A79]" office:value-type="float" office:value="144.42" calcext:value-type="float">
            <text:p>144.42</text:p>
          </table:table-cell>
          <table:table-cell table:number-columns-repeated="2"/>
        </table:table-row>
        <table:table-row table:style-name="ro1">
          <table:table-cell table:style-name="ce1" table:formula="of:=[Data.A75]*[.$D$11]+[Data.A76]*[.$D$12]+[Data.A77]*[.$D$13]+[Data.A78]*[.$D$14]+[Data.A79]*[.$D$15]+[Data.A80]*[.$D$16]+[Data.A81]*[.$D$17]+[Data.A82]*[.$D$18]+[Data.A83]*[.$D$19]+[Data.A84]*[.$D$20]+[Data.A85]*[.$D$21]" office:value-type="float" office:value="92.2366449535937" calcext:value-type="float">
            <text:p>92.2366449536</text:p>
          </table:table-cell>
          <table:table-cell table:style-name="ce1" table:formula="of:=[Data.A80]" office:value-type="float" office:value="92.31" calcext:value-type="float">
            <text:p>92.31</text:p>
          </table:table-cell>
          <table:table-cell table:number-columns-repeated="2"/>
        </table:table-row>
        <table:table-row table:style-name="ro1">
          <table:table-cell table:style-name="ce1" table:formula="of:=[Data.A76]*[.$D$11]+[Data.A77]*[.$D$12]+[Data.A78]*[.$D$13]+[Data.A79]*[.$D$14]+[Data.A80]*[.$D$15]+[Data.A81]*[.$D$16]+[Data.A82]*[.$D$17]+[Data.A83]*[.$D$18]+[Data.A84]*[.$D$19]+[Data.A85]*[.$D$20]+[Data.A86]*[.$D$21]" office:value-type="float" office:value="-48.9562317283942" calcext:value-type="float">
            <text:p>-48.9562317284</text:p>
          </table:table-cell>
          <table:table-cell table:style-name="ce1" table:formula="of:=[Data.A81]" office:value-type="float" office:value="-48.92" calcext:value-type="float">
            <text:p>-48.92</text:p>
          </table:table-cell>
          <table:table-cell table:number-columns-repeated="2"/>
        </table:table-row>
        <table:table-row table:style-name="ro1">
          <table:table-cell table:style-name="ce1" table:formula="of:=[Data.A77]*[.$D$11]+[Data.A78]*[.$D$12]+[Data.A79]*[.$D$13]+[Data.A80]*[.$D$14]+[Data.A81]*[.$D$15]+[Data.A82]*[.$D$16]+[Data.A83]*[.$D$17]+[Data.A84]*[.$D$18]+[Data.A85]*[.$D$19]+[Data.A86]*[.$D$20]+[Data.A87]*[.$D$21]" office:value-type="float" office:value="-155.677164107837" calcext:value-type="float">
            <text:p>-155.6771641078</text:p>
          </table:table-cell>
          <table:table-cell table:style-name="ce1" table:formula="of:=[Data.A82]" office:value-type="float" office:value="-155.63" calcext:value-type="float">
            <text:p>-155.63</text:p>
          </table:table-cell>
          <table:table-cell table:number-columns-repeated="2"/>
        </table:table-row>
        <table:table-row table:style-name="ro1">
          <table:table-cell table:style-name="ce1" table:formula="of:=[Data.A78]*[.$D$11]+[Data.A79]*[.$D$12]+[Data.A80]*[.$D$13]+[Data.A81]*[.$D$14]+[Data.A82]*[.$D$15]+[Data.A83]*[.$D$16]+[Data.A84]*[.$D$17]+[Data.A85]*[.$D$18]+[Data.A86]*[.$D$19]+[Data.A87]*[.$D$20]+[Data.A88]*[.$D$21]" office:value-type="float" office:value="-172.735885785352" calcext:value-type="float">
            <text:p>-172.7358857854</text:p>
          </table:table-cell>
          <table:table-cell table:style-name="ce1" table:formula="of:=[Data.A83]" office:value-type="float" office:value="-172.58" calcext:value-type="float">
            <text:p>-172.58</text:p>
          </table:table-cell>
          <table:table-cell table:number-columns-repeated="2"/>
        </table:table-row>
        <table:table-row table:style-name="ro1">
          <table:table-cell table:style-name="ce1" table:formula="of:=[Data.A79]*[.$D$11]+[Data.A80]*[.$D$12]+[Data.A81]*[.$D$13]+[Data.A82]*[.$D$14]+[Data.A83]*[.$D$15]+[Data.A84]*[.$D$16]+[Data.A85]*[.$D$17]+[Data.A86]*[.$D$18]+[Data.A87]*[.$D$19]+[Data.A88]*[.$D$20]+[Data.A89]*[.$D$21]" office:value-type="float" office:value="-206.81770966138" calcext:value-type="float">
            <text:p>-206.8177096614</text:p>
          </table:table-cell>
          <table:table-cell table:style-name="ce1" table:formula="of:=[Data.A84]" office:value-type="float" office:value="-206.64" calcext:value-type="float">
            <text:p>-206.64</text:p>
          </table:table-cell>
          <table:table-cell table:number-columns-repeated="2"/>
        </table:table-row>
        <table:table-row table:style-name="ro1">
          <table:table-cell table:style-name="ce1" table:formula="of:=[Data.A80]*[.$D$11]+[Data.A81]*[.$D$12]+[Data.A82]*[.$D$13]+[Data.A83]*[.$D$14]+[Data.A84]*[.$D$15]+[Data.A85]*[.$D$16]+[Data.A86]*[.$D$17]+[Data.A87]*[.$D$18]+[Data.A88]*[.$D$19]+[Data.A89]*[.$D$20]+[Data.A90]*[.$D$21]" office:value-type="float" office:value="-83.7914461257219" calcext:value-type="float">
            <text:p>-83.7914461257</text:p>
          </table:table-cell>
          <table:table-cell table:style-name="ce1" table:formula="of:=[Data.A85]" office:value-type="float" office:value="-83.38" calcext:value-type="float">
            <text:p>-83.38</text:p>
          </table:table-cell>
          <table:table-cell table:number-columns-repeated="2"/>
        </table:table-row>
        <table:table-row table:style-name="ro1">
          <table:table-cell table:style-name="ce1" table:formula="of:=[Data.A81]*[.$D$11]+[Data.A82]*[.$D$12]+[Data.A83]*[.$D$13]+[Data.A84]*[.$D$14]+[Data.A85]*[.$D$15]+[Data.A86]*[.$D$16]+[Data.A87]*[.$D$17]+[Data.A88]*[.$D$18]+[Data.A89]*[.$D$19]+[Data.A90]*[.$D$20]+[Data.A91]*[.$D$21]" office:value-type="float" office:value="-30.3325558497302" calcext:value-type="float">
            <text:p>-30.3325558497</text:p>
          </table:table-cell>
          <table:table-cell table:style-name="ce1" table:formula="of:=[Data.A86]" office:value-type="float" office:value="-29.87" calcext:value-type="float">
            <text:p>-29.87</text:p>
          </table:table-cell>
          <table:table-cell table:number-columns-repeated="2"/>
        </table:table-row>
        <table:table-row table:style-name="ro1">
          <table:table-cell table:style-name="ce1" table:formula="of:=[Data.A82]*[.$D$11]+[Data.A83]*[.$D$12]+[Data.A84]*[.$D$13]+[Data.A85]*[.$D$14]+[Data.A86]*[.$D$15]+[Data.A87]*[.$D$16]+[Data.A88]*[.$D$17]+[Data.A89]*[.$D$18]+[Data.A90]*[.$D$19]+[Data.A91]*[.$D$20]+[Data.A92]*[.$D$21]" office:value-type="float" office:value="-65.9872106862303" calcext:value-type="float">
            <text:p>-65.9872106862</text:p>
          </table:table-cell>
          <table:table-cell table:style-name="ce1" table:formula="of:=[Data.A87]" office:value-type="float" office:value="-65.65" calcext:value-type="float">
            <text:p>-65.65</text:p>
          </table:table-cell>
          <table:table-cell table:number-columns-repeated="2"/>
        </table:table-row>
        <table:table-row table:style-name="ro1">
          <table:table-cell table:style-name="ce1" table:formula="of:=[Data.A83]*[.$D$11]+[Data.A84]*[.$D$12]+[Data.A85]*[.$D$13]+[Data.A86]*[.$D$14]+[Data.A87]*[.$D$15]+[Data.A88]*[.$D$16]+[Data.A89]*[.$D$17]+[Data.A90]*[.$D$18]+[Data.A91]*[.$D$19]+[Data.A92]*[.$D$20]+[Data.A93]*[.$D$21]" office:value-type="float" office:value="-204.568558696191" calcext:value-type="float">
            <text:p>-204.5685586962</text:p>
          </table:table-cell>
          <table:table-cell table:style-name="ce1" table:formula="of:=[Data.A88]" office:value-type="float" office:value="-204.59" calcext:value-type="float">
            <text:p>-204.59</text:p>
          </table:table-cell>
          <table:table-cell table:number-columns-repeated="2"/>
        </table:table-row>
        <table:table-row table:style-name="ro1">
          <table:table-cell table:style-name="ce1" table:formula="of:=[Data.A84]*[.$D$11]+[Data.A85]*[.$D$12]+[Data.A86]*[.$D$13]+[Data.A87]*[.$D$14]+[Data.A88]*[.$D$15]+[Data.A89]*[.$D$16]+[Data.A90]*[.$D$17]+[Data.A91]*[.$D$18]+[Data.A92]*[.$D$19]+[Data.A93]*[.$D$20]+[Data.A94]*[.$D$21]" office:value-type="float" office:value="-44.1815009738046" calcext:value-type="float">
            <text:p>-44.1815009738</text:p>
          </table:table-cell>
          <table:table-cell table:style-name="ce1" table:formula="of:=[Data.A89]" office:value-type="float" office:value="-44.06" calcext:value-type="float">
            <text:p>-44.06</text:p>
          </table:table-cell>
          <table:table-cell table:number-columns-repeated="2"/>
        </table:table-row>
        <table:table-row table:style-name="ro1">
          <table:table-cell table:style-name="ce1" table:formula="of:=[Data.A85]*[.$D$11]+[Data.A86]*[.$D$12]+[Data.A87]*[.$D$13]+[Data.A88]*[.$D$14]+[Data.A89]*[.$D$15]+[Data.A90]*[.$D$16]+[Data.A91]*[.$D$17]+[Data.A92]*[.$D$18]+[Data.A93]*[.$D$19]+[Data.A94]*[.$D$20]+[Data.A95]*[.$D$21]" office:value-type="float" office:value="-43.3972506988961" calcext:value-type="float">
            <text:p>-43.3972506989</text:p>
          </table:table-cell>
          <table:table-cell table:style-name="ce1" table:formula="of:=[Data.A90]" office:value-type="float" office:value="-43.43" calcext:value-type="float">
            <text:p>-43.43</text:p>
          </table:table-cell>
          <table:table-cell table:number-columns-repeated="2"/>
        </table:table-row>
        <table:table-row table:style-name="ro1">
          <table:table-cell table:style-name="ce1" table:formula="of:=[Data.A86]*[.$D$11]+[Data.A87]*[.$D$12]+[Data.A88]*[.$D$13]+[Data.A89]*[.$D$14]+[Data.A90]*[.$D$15]+[Data.A91]*[.$D$16]+[Data.A92]*[.$D$17]+[Data.A93]*[.$D$18]+[Data.A94]*[.$D$19]+[Data.A95]*[.$D$20]+[Data.A96]*[.$D$21]" office:value-type="float" office:value="-21.3011332804608" calcext:value-type="float">
            <text:p>-21.3011332805</text:p>
          </table:table-cell>
          <table:table-cell table:style-name="ce1" table:formula="of:=[Data.A91]" office:value-type="float" office:value="-21.44" calcext:value-type="float">
            <text:p>-21.44</text:p>
          </table:table-cell>
          <table:table-cell table:number-columns-repeated="2"/>
        </table:table-row>
        <table:table-row table:style-name="ro1">
          <table:table-cell table:style-name="ce1" table:formula="of:=[Data.A87]*[.$D$11]+[Data.A88]*[.$D$12]+[Data.A89]*[.$D$13]+[Data.A90]*[.$D$14]+[Data.A91]*[.$D$15]+[Data.A92]*[.$D$16]+[Data.A93]*[.$D$17]+[Data.A94]*[.$D$18]+[Data.A95]*[.$D$19]+[Data.A96]*[.$D$20]+[Data.A97]*[.$D$21]" office:value-type="float" office:value="159.200697353119" calcext:value-type="float">
            <text:p>159.2006973531</text:p>
          </table:table-cell>
          <table:table-cell table:style-name="ce1" table:formula="of:=[Data.A92]" office:value-type="float" office:value="159.27" calcext:value-type="float">
            <text:p>159.27</text:p>
          </table:table-cell>
          <table:table-cell table:number-columns-repeated="2"/>
        </table:table-row>
        <table:table-row table:style-name="ro1">
          <table:table-cell table:style-name="ce1" table:formula="of:=[Data.A88]*[.$D$11]+[Data.A89]*[.$D$12]+[Data.A90]*[.$D$13]+[Data.A91]*[.$D$14]+[Data.A92]*[.$D$15]+[Data.A93]*[.$D$16]+[Data.A94]*[.$D$17]+[Data.A95]*[.$D$18]+[Data.A96]*[.$D$19]+[Data.A97]*[.$D$20]+[Data.A98]*[.$D$21]" office:value-type="float" office:value="249.95552245769" calcext:value-type="float">
            <text:p>249.9555224577</text:p>
          </table:table-cell>
          <table:table-cell table:style-name="ce1" table:formula="of:=[Data.A93]" office:value-type="float" office:value="250.13" calcext:value-type="float">
            <text:p>250.13</text:p>
          </table:table-cell>
          <table:table-cell table:number-columns-repeated="2"/>
        </table:table-row>
        <table:table-row table:style-name="ro1">
          <table:table-cell table:style-name="ce1" table:formula="of:=[Data.A89]*[.$D$11]+[Data.A90]*[.$D$12]+[Data.A91]*[.$D$13]+[Data.A92]*[.$D$14]+[Data.A93]*[.$D$15]+[Data.A94]*[.$D$16]+[Data.A95]*[.$D$17]+[Data.A96]*[.$D$18]+[Data.A97]*[.$D$19]+[Data.A98]*[.$D$20]+[Data.A99]*[.$D$21]" office:value-type="float" office:value="5.72044742218636" calcext:value-type="float">
            <text:p>5.7204474222</text:p>
          </table:table-cell>
          <table:table-cell table:style-name="ce1" table:formula="of:=[Data.A94]" office:value-type="float" office:value="5.47" calcext:value-type="float">
            <text:p>5.47</text:p>
          </table:table-cell>
          <table:table-cell table:number-columns-repeated="2"/>
        </table:table-row>
        <table:table-row table:style-name="ro1">
          <table:table-cell table:style-name="ce1" table:formula="of:=[Data.A90]*[.$D$11]+[Data.A91]*[.$D$12]+[Data.A92]*[.$D$13]+[Data.A93]*[.$D$14]+[Data.A94]*[.$D$15]+[Data.A95]*[.$D$16]+[Data.A96]*[.$D$17]+[Data.A97]*[.$D$18]+[Data.A98]*[.$D$19]+[Data.A99]*[.$D$20]+[Data.A100]*[.$D$21]" office:value-type="float" office:value="-30.302899832346" calcext:value-type="float">
            <text:p>-30.3028998323</text:p>
          </table:table-cell>
          <table:table-cell table:style-name="ce1" table:formula="of:=[Data.A95]" office:value-type="float" office:value="-30.55" calcext:value-type="float">
            <text:p>-30.55</text:p>
          </table:table-cell>
          <table:table-cell table:number-columns-repeated="2"/>
        </table:table-row>
        <table:table-row table:style-name="ro1">
          <table:table-cell table:style-name="ce1" table:formula="of:=[Data.A91]*[.$D$11]+[Data.A92]*[.$D$12]+[Data.A93]*[.$D$13]+[Data.A94]*[.$D$14]+[Data.A95]*[.$D$15]+[Data.A96]*[.$D$16]+[Data.A97]*[.$D$17]+[Data.A98]*[.$D$18]+[Data.A99]*[.$D$19]+[Data.A100]*[.$D$20]+[Data.A101]*[.$D$21]" office:value-type="float" office:value="2.86865169670417" calcext:value-type="float">
            <text:p>2.8686516967</text:p>
          </table:table-cell>
          <table:table-cell table:style-name="ce1" table:formula="of:=[Data.A96]"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table:style-name="ce1" table:formula="of:=[Data.A92]*[.$D$11]+[Data.A93]*[.$D$12]+[Data.A94]*[.$D$13]+[Data.A95]*[.$D$14]+[Data.A96]*[.$D$15]+[Data.A97]*[.$D$16]+[Data.A98]*[.$D$17]+[Data.A99]*[.$D$18]+[Data.A100]*[.$D$19]+[Data.A101]*[.$D$20]+[Data.A102]*[.$D$21]" office:value-type="float" office:value="0.705620766684803" calcext:value-type="float">
            <text:p>0.7056207667</text:p>
          </table:table-cell>
          <table:table-cell table:style-name="ce1" table:formula="of:=[Data.A97]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style-name="ce1" table:formula="of:=[Data.A93]*[.$D$11]+[Data.A94]*[.$D$12]+[Data.A95]*[.$D$13]+[Data.A96]*[.$D$14]+[Data.A97]*[.$D$15]+[Data.A98]*[.$D$16]+[Data.A99]*[.$D$17]+[Data.A100]*[.$D$18]+[Data.A101]*[.$D$19]+[Data.A102]*[.$D$20]+[Data.A103]*[.$D$21]" office:value-type="float" office:value="0.141052139154293" calcext:value-type="float">
            <text:p>0.1410521392</text:p>
          </table:table-cell>
          <table:table-cell table:style-name="ce1" table:formula="of:=[Data.A9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style-name="ce1" table:formula="of:=[Data.A94]*[.$D$11]+[Data.A95]*[.$D$12]+[Data.A96]*[.$D$13]+[Data.A97]*[.$D$14]+[Data.A98]*[.$D$15]+[Data.A99]*[.$D$16]+[Data.A100]*[.$D$17]+[Data.A101]*[.$D$18]+[Data.A102]*[.$D$19]+[Data.A103]*[.$D$20]+[Data.A104]*[.$D$21]" office:value-type="float" office:value="0.0356381405682984" calcext:value-type="float">
            <text:p>0.0356381406</text:p>
          </table:table-cell>
          <table:table-cell table:style-name="ce1" table:formula="of:=[Data.A99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1" table:formula="of:=[Data.A95]*[.$D$11]+[Data.A96]*[.$D$12]+[Data.A97]*[.$D$13]+[Data.A98]*[.$D$14]+[Data.A99]*[.$D$15]+[Data.A100]*[.$D$16]+[Data.A101]*[.$D$17]+[Data.A102]*[.$D$18]+[Data.A103]*[.$D$19]+[Data.A104]*[.$D$20]+[Data.A105]*[.$D$21]" office:value-type="float" office:value="0.120921980195129" calcext:value-type="float">
            <text:p>0.1209219802</text:p>
          </table:table-cell>
          <table:table-cell table:style-name="ce1" table:formula="of:=[Data.A100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style-name="ce1" table:formula="of:=[Data.A96]*[.$D$11]+[Data.A97]*[.$D$12]+[Data.A98]*[.$D$13]+[Data.A99]*[.$D$14]+[Data.A100]*[.$D$15]+[Data.A101]*[.$D$16]+[Data.A102]*[.$D$17]+[Data.A103]*[.$D$18]+[Data.A104]*[.$D$19]+[Data.A105]*[.$D$20]+[Data.A106]*[.$D$21]" office:value-type="float" office:value="0.0403679949665344" calcext:value-type="float">
            <text:p>0.040367995</text:p>
          </table:table-cell>
          <table:table-cell table:style-name="ce1" table:formula="of:=[Data.A101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1" table:formula="of:=[Data.A97]*[.$D$11]+[Data.A98]*[.$D$12]+[Data.A99]*[.$D$13]+[Data.A100]*[.$D$14]+[Data.A101]*[.$D$15]+[Data.A102]*[.$D$16]+[Data.A103]*[.$D$17]+[Data.A104]*[.$D$18]+[Data.A105]*[.$D$19]+[Data.A106]*[.$D$20]+[Data.A107]*[.$D$21]" office:value-type="float" office:value="0.0801099983813932" calcext:value-type="float">
            <text:p>0.0801099984</text:p>
          </table:table-cell>
          <table:table-cell table:style-name="ce1" table:formula="of:=[Data.A102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ce1" table:formula="of:=[Data.A98]*[.$D$11]+[Data.A99]*[.$D$12]+[Data.A100]*[.$D$13]+[Data.A101]*[.$D$14]+[Data.A102]*[.$D$15]+[Data.A103]*[.$D$16]+[Data.A104]*[.$D$17]+[Data.A105]*[.$D$18]+[Data.A106]*[.$D$19]+[Data.A107]*[.$D$20]+[Data.A108]*[.$D$21]" office:value-type="float" office:value="0.0500939988156527" calcext:value-type="float">
            <text:p>0.0500939988</text:p>
          </table:table-cell>
          <table:table-cell table:style-name="ce1" table:formula="of:=[Data.A103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1" table:formula="of:=[Data.A99]*[.$D$11]+[Data.A100]*[.$D$12]+[Data.A101]*[.$D$13]+[Data.A102]*[.$D$14]+[Data.A103]*[.$D$15]+[Data.A104]*[.$D$16]+[Data.A105]*[.$D$17]+[Data.A106]*[.$D$18]+[Data.A107]*[.$D$19]+[Data.A108]*[.$D$20]+[Data.A109]*[.$D$21]" office:value-type="float" office:value="0.000127998749856804" calcext:value-type="float">
            <text:p>0.0001279987</text:p>
          </table:table-cell>
          <table:table-cell table:style-name="ce1" table:formula="of:=[Data.A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0]*[.$D$11]+[Data.A101]*[.$D$12]+[Data.A102]*[.$D$13]+[Data.A103]*[.$D$14]+[Data.A104]*[.$D$15]+[Data.A105]*[.$D$16]+[Data.A106]*[.$D$17]+[Data.A107]*[.$D$18]+[Data.A108]*[.$D$19]+[Data.A109]*[.$D$20]+[Data.A110]*[.$D$21]" office:value-type="float" office:value="0.0000699991183194963" calcext:value-type="float">
            <text:p>6.99991183194963E-005</text:p>
          </table:table-cell>
          <table:table-cell table:style-name="ce1" table:formula="of:=[Data.A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1]*[.$D$11]+[Data.A102]*[.$D$12]+[Data.A103]*[.$D$13]+[Data.A104]*[.$D$14]+[Data.A105]*[.$D$15]+[Data.A106]*[.$D$16]+[Data.A107]*[.$D$17]+[Data.A108]*[.$D$18]+[Data.A109]*[.$D$19]+[Data.A110]*[.$D$20]+[Data.A111]*[.$D$21]" office:value-type="float" office:value="0.0000359992828133868" calcext:value-type="float">
            <text:p>3.59992828133868E-005</text:p>
          </table:table-cell>
          <table:table-cell table:style-name="ce1" table:formula="of:=[Data.A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2]*[.$D$11]+[Data.A103]*[.$D$12]+[Data.A104]*[.$D$13]+[Data.A105]*[.$D$14]+[Data.A106]*[.$D$15]+[Data.A107]*[.$D$16]+[Data.A108]*[.$D$17]+[Data.A109]*[.$D$18]+[Data.A110]*[.$D$19]+[Data.A111]*[.$D$20]+[Data.A112]*[.$D$21]" office:value-type="float" office:value="0.00000999973681262736" calcext:value-type="float">
            <text:p>9.99973681262736E-006</text:p>
          </table:table-cell>
          <table:table-cell table:style-name="ce1" table:formula="of:=[Data.A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3]*[.$D$11]+[Data.A104]*[.$D$12]+[Data.A105]*[.$D$13]+[Data.A106]*[.$D$14]+[Data.A107]*[.$D$15]+[Data.A108]*[.$D$16]+[Data.A109]*[.$D$17]+[Data.A110]*[.$D$18]+[Data.A111]*[.$D$19]+[Data.A112]*[.$D$20]+[Data.A113]*[.$D$21]" office:value-type="float" office:value="0" calcext:value-type="float">
            <text:p>0</text:p>
          </table:table-cell>
          <table:table-cell table:style-name="ce1" table:formula="of:=[Data.A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4]*[.$D$11]+[Data.A105]*[.$D$12]+[Data.A106]*[.$D$13]+[Data.A107]*[.$D$14]+[Data.A108]*[.$D$15]+[Data.A109]*[.$D$16]+[Data.A110]*[.$D$17]+[Data.A111]*[.$D$18]+[Data.A112]*[.$D$19]+[Data.A113]*[.$D$20]+[Data.A114]*[.$D$21]" office:value-type="float" office:value="0" calcext:value-type="float">
            <text:p>0</text:p>
          </table:table-cell>
          <table:table-cell table:style-name="ce1" table:formula="of:=[Data.A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5]*[.$D$11]+[Data.A106]*[.$D$12]+[Data.A107]*[.$D$13]+[Data.A108]*[.$D$14]+[Data.A109]*[.$D$15]+[Data.A110]*[.$D$16]+[Data.A111]*[.$D$17]+[Data.A112]*[.$D$18]+[Data.A113]*[.$D$19]+[Data.A114]*[.$D$20]+[Data.A115]*[.$D$21]" office:value-type="float" office:value="0" calcext:value-type="float">
            <text:p>0</text:p>
          </table:table-cell>
          <table:table-cell table:style-name="ce1" table:formula="of:=[Data.A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6]*[.$D$11]+[Data.A107]*[.$D$12]+[Data.A108]*[.$D$13]+[Data.A109]*[.$D$14]+[Data.A110]*[.$D$15]+[Data.A111]*[.$D$16]+[Data.A112]*[.$D$17]+[Data.A113]*[.$D$18]+[Data.A114]*[.$D$19]+[Data.A115]*[.$D$20]+[Data.A116]*[.$D$21]" office:value-type="float" office:value="0" calcext:value-type="float">
            <text:p>0</text:p>
          </table:table-cell>
          <table:table-cell table:style-name="ce1" table:formula="of:=[Data.A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7]*[.$D$11]+[Data.A108]*[.$D$12]+[Data.A109]*[.$D$13]+[Data.A110]*[.$D$14]+[Data.A111]*[.$D$15]+[Data.A112]*[.$D$16]+[Data.A113]*[.$D$17]+[Data.A114]*[.$D$18]+[Data.A115]*[.$D$19]+[Data.A116]*[.$D$20]+[Data.A117]*[.$D$21]" office:value-type="float" office:value="0" calcext:value-type="float">
            <text:p>0</text:p>
          </table:table-cell>
          <table:table-cell table:style-name="ce1" table:formula="of:=[Data.A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8]*[.$D$11]+[Data.A109]*[.$D$12]+[Data.A110]*[.$D$13]+[Data.A111]*[.$D$14]+[Data.A112]*[.$D$15]+[Data.A113]*[.$D$16]+[Data.A114]*[.$D$17]+[Data.A115]*[.$D$18]+[Data.A116]*[.$D$19]+[Data.A117]*[.$D$20]+[Data.A118]*[.$D$21]" office:value-type="float" office:value="0" calcext:value-type="float">
            <text:p>0</text:p>
          </table:table-cell>
          <table:table-cell table:style-name="ce1" table:formula="of:=[Data.A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09]*[.$D$11]+[Data.A110]*[.$D$12]+[Data.A111]*[.$D$13]+[Data.A112]*[.$D$14]+[Data.A113]*[.$D$15]+[Data.A114]*[.$D$16]+[Data.A115]*[.$D$17]+[Data.A116]*[.$D$18]+[Data.A117]*[.$D$19]+[Data.A118]*[.$D$20]+[Data.A119]*[.$D$21]" office:value-type="float" office:value="0" calcext:value-type="float">
            <text:p>0</text:p>
          </table:table-cell>
          <table:table-cell table:style-name="ce1" table:formula="of:=[Data.A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0]*[.$D$11]+[Data.A111]*[.$D$12]+[Data.A112]*[.$D$13]+[Data.A113]*[.$D$14]+[Data.A114]*[.$D$15]+[Data.A115]*[.$D$16]+[Data.A116]*[.$D$17]+[Data.A117]*[.$D$18]+[Data.A118]*[.$D$19]+[Data.A119]*[.$D$20]+[Data.A120]*[.$D$21]" office:value-type="float" office:value="0" calcext:value-type="float">
            <text:p>0</text:p>
          </table:table-cell>
          <table:table-cell table:style-name="ce1" table:formula="of:=[Data.A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1]*[.$D$11]+[Data.A112]*[.$D$12]+[Data.A113]*[.$D$13]+[Data.A114]*[.$D$14]+[Data.A115]*[.$D$15]+[Data.A116]*[.$D$16]+[Data.A117]*[.$D$17]+[Data.A118]*[.$D$18]+[Data.A119]*[.$D$19]+[Data.A120]*[.$D$20]+[Data.A121]*[.$D$21]" office:value-type="float" office:value="0" calcext:value-type="float">
            <text:p>0</text:p>
          </table:table-cell>
          <table:table-cell table:style-name="ce1" table:formula="of:=[Data.A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2]*[.$D$11]+[Data.A113]*[.$D$12]+[Data.A114]*[.$D$13]+[Data.A115]*[.$D$14]+[Data.A116]*[.$D$15]+[Data.A117]*[.$D$16]+[Data.A118]*[.$D$17]+[Data.A119]*[.$D$18]+[Data.A120]*[.$D$19]+[Data.A121]*[.$D$20]+[Data.A122]*[.$D$21]" office:value-type="float" office:value="0" calcext:value-type="float">
            <text:p>0</text:p>
          </table:table-cell>
          <table:table-cell table:style-name="ce1" table:formula="of:=[Data.A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3]*[.$D$11]+[Data.A114]*[.$D$12]+[Data.A115]*[.$D$13]+[Data.A116]*[.$D$14]+[Data.A117]*[.$D$15]+[Data.A118]*[.$D$16]+[Data.A119]*[.$D$17]+[Data.A120]*[.$D$18]+[Data.A121]*[.$D$19]+[Data.A122]*[.$D$20]+[Data.A123]*[.$D$21]" office:value-type="float" office:value="0" calcext:value-type="float">
            <text:p>0</text:p>
          </table:table-cell>
          <table:table-cell table:style-name="ce1" table:formula="of:=[Data.A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4]*[.$D$11]+[Data.A115]*[.$D$12]+[Data.A116]*[.$D$13]+[Data.A117]*[.$D$14]+[Data.A118]*[.$D$15]+[Data.A119]*[.$D$16]+[Data.A120]*[.$D$17]+[Data.A121]*[.$D$18]+[Data.A122]*[.$D$19]+[Data.A123]*[.$D$20]+[Data.A124]*[.$D$21]" office:value-type="float" office:value="0" calcext:value-type="float">
            <text:p>0</text:p>
          </table:table-cell>
          <table:table-cell table:style-name="ce1" table:formula="of:=[Data.A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5]*[.$D$11]+[Data.A116]*[.$D$12]+[Data.A117]*[.$D$13]+[Data.A118]*[.$D$14]+[Data.A119]*[.$D$15]+[Data.A120]*[.$D$16]+[Data.A121]*[.$D$17]+[Data.A122]*[.$D$18]+[Data.A123]*[.$D$19]+[Data.A124]*[.$D$20]+[Data.A125]*[.$D$21]" office:value-type="float" office:value="0" calcext:value-type="float">
            <text:p>0</text:p>
          </table:table-cell>
          <table:table-cell table:style-name="ce1" table:formula="of:=[Data.A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6]*[.$D$11]+[Data.A117]*[.$D$12]+[Data.A118]*[.$D$13]+[Data.A119]*[.$D$14]+[Data.A120]*[.$D$15]+[Data.A121]*[.$D$16]+[Data.A122]*[.$D$17]+[Data.A123]*[.$D$18]+[Data.A124]*[.$D$19]+[Data.A125]*[.$D$20]+[Data.A126]*[.$D$21]" office:value-type="float" office:value="0" calcext:value-type="float">
            <text:p>0</text:p>
          </table:table-cell>
          <table:table-cell table:style-name="ce1" table:formula="of:=[Data.A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7]*[.$D$11]+[Data.A118]*[.$D$12]+[Data.A119]*[.$D$13]+[Data.A120]*[.$D$14]+[Data.A121]*[.$D$15]+[Data.A122]*[.$D$16]+[Data.A123]*[.$D$17]+[Data.A124]*[.$D$18]+[Data.A125]*[.$D$19]+[Data.A126]*[.$D$20]+[Data.A127]*[.$D$21]" office:value-type="float" office:value="0" calcext:value-type="float">
            <text:p>0</text:p>
          </table:table-cell>
          <table:table-cell table:style-name="ce1" table:formula="of:=[Data.A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8]*[.$D$11]+[Data.A119]*[.$D$12]+[Data.A120]*[.$D$13]+[Data.A121]*[.$D$14]+[Data.A122]*[.$D$15]+[Data.A123]*[.$D$16]+[Data.A124]*[.$D$17]+[Data.A125]*[.$D$18]+[Data.A126]*[.$D$19]+[Data.A127]*[.$D$20]+[Data.A128]*[.$D$21]" office:value-type="float" office:value="0" calcext:value-type="float">
            <text:p>0</text:p>
          </table:table-cell>
          <table:table-cell table:style-name="ce1" table:formula="of:=[Data.A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19]*[.$D$11]+[Data.A120]*[.$D$12]+[Data.A121]*[.$D$13]+[Data.A122]*[.$D$14]+[Data.A123]*[.$D$15]+[Data.A124]*[.$D$16]+[Data.A125]*[.$D$17]+[Data.A126]*[.$D$18]+[Data.A127]*[.$D$19]+[Data.A128]*[.$D$20]+[Data.A129]*[.$D$21]" office:value-type="float" office:value="0" calcext:value-type="float">
            <text:p>0</text:p>
          </table:table-cell>
          <table:table-cell table:style-name="ce1" table:formula="of:=[Data.A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0]*[.$D$11]+[Data.A121]*[.$D$12]+[Data.A122]*[.$D$13]+[Data.A123]*[.$D$14]+[Data.A124]*[.$D$15]+[Data.A125]*[.$D$16]+[Data.A126]*[.$D$17]+[Data.A127]*[.$D$18]+[Data.A128]*[.$D$19]+[Data.A129]*[.$D$20]+[Data.A130]*[.$D$21]" office:value-type="float" office:value="0" calcext:value-type="float">
            <text:p>0</text:p>
          </table:table-cell>
          <table:table-cell table:style-name="ce1" table:formula="of:=[Data.A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1]*[.$D$11]+[Data.A122]*[.$D$12]+[Data.A123]*[.$D$13]+[Data.A124]*[.$D$14]+[Data.A125]*[.$D$15]+[Data.A126]*[.$D$16]+[Data.A127]*[.$D$17]+[Data.A128]*[.$D$18]+[Data.A129]*[.$D$19]+[Data.A130]*[.$D$20]+[Data.A131]*[.$D$21]" office:value-type="float" office:value="0" calcext:value-type="float">
            <text:p>0</text:p>
          </table:table-cell>
          <table:table-cell table:style-name="ce1" table:formula="of:=[Data.A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2]*[.$D$11]+[Data.A123]*[.$D$12]+[Data.A124]*[.$D$13]+[Data.A125]*[.$D$14]+[Data.A126]*[.$D$15]+[Data.A127]*[.$D$16]+[Data.A128]*[.$D$17]+[Data.A129]*[.$D$18]+[Data.A130]*[.$D$19]+[Data.A131]*[.$D$20]+[Data.A132]*[.$D$21]" office:value-type="float" office:value="0" calcext:value-type="float">
            <text:p>0</text:p>
          </table:table-cell>
          <table:table-cell table:style-name="ce1" table:formula="of:=[Data.A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3]*[.$D$11]+[Data.A124]*[.$D$12]+[Data.A125]*[.$D$13]+[Data.A126]*[.$D$14]+[Data.A127]*[.$D$15]+[Data.A128]*[.$D$16]+[Data.A129]*[.$D$17]+[Data.A130]*[.$D$18]+[Data.A131]*[.$D$19]+[Data.A132]*[.$D$20]+[Data.A133]*[.$D$21]" office:value-type="float" office:value="0" calcext:value-type="float">
            <text:p>0</text:p>
          </table:table-cell>
          <table:table-cell table:style-name="ce1" table:formula="of:=[Data.A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4]*[.$D$11]+[Data.A125]*[.$D$12]+[Data.A126]*[.$D$13]+[Data.A127]*[.$D$14]+[Data.A128]*[.$D$15]+[Data.A129]*[.$D$16]+[Data.A130]*[.$D$17]+[Data.A131]*[.$D$18]+[Data.A132]*[.$D$19]+[Data.A133]*[.$D$20]+[Data.A134]*[.$D$21]" office:value-type="float" office:value="0" calcext:value-type="float">
            <text:p>0</text:p>
          </table:table-cell>
          <table:table-cell table:style-name="ce1" table:formula="of:=[Data.A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5]*[.$D$11]+[Data.A126]*[.$D$12]+[Data.A127]*[.$D$13]+[Data.A128]*[.$D$14]+[Data.A129]*[.$D$15]+[Data.A130]*[.$D$16]+[Data.A131]*[.$D$17]+[Data.A132]*[.$D$18]+[Data.A133]*[.$D$19]+[Data.A134]*[.$D$20]+[Data.A135]*[.$D$21]" office:value-type="float" office:value="0" calcext:value-type="float">
            <text:p>0</text:p>
          </table:table-cell>
          <table:table-cell table:style-name="ce1" table:formula="of:=[Data.A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Data.A126]*[.$D$11]+[Data.A127]*[.$D$12]+[Data.A128]*[.$D$13]+[Data.A129]*[.$D$14]+[Data.A130]*[.$D$15]+[Data.A131]*[.$D$16]+[Data.A132]*[.$D$17]+[Data.A133]*[.$D$18]+[Data.A134]*[.$D$19]+[Data.A135]*[.$D$20]+[Data.A136]*[.$D$21]" office:value-type="float" office:value="0" calcext:value-type="float">
            <text:p>0</text:p>
          </table:table-cell>
          <table:table-cell table:style-name="ce1" table:formula="of:=[Data.A1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4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a" table:style-name="ta1">
        <table:table-column table:style-name="co5" table:number-columns-repeated="14" table:default-cell-style-name="Default"/>
        <table:table-row table:style-name="ro2">
          <table:table-cell table:style-name="ce2" office:value-type="string" calcext:value-type="string" table:number-columns-spanned="3" table:number-rows-spanned="1">
            <text:p>Gyroscop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ccelerometer</text:p>
          </table:table-cell>
          <table:covered-table-cell table:number-columns-repeated="2"/>
          <table:table-cell/>
          <table:table-cell office:value-type="string" calcext:value-type="string">
            <text:p>Filtered</text:p>
          </table:table-cell>
          <table:table-cell table:style-name="ce2" office:value-type="string" calcext:value-type="string" table:number-columns-spanned="3" table:number-rows-spanned="1">
            <text:p>Gyroscop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ccelerome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.26" calcext:value-type="float">
            <text:p>6.26</text:p>
          </table:table-cell>
          <table:table-cell office:value-type="float" office:value="-16.72" calcext:value-type="float">
            <text:p>-16.7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" calcext:value-type="float">
            <text:p>1.01</text:p>
          </table:table-cell>
          <table:table-cell table:number-columns-repeated="8"/>
        </table:table-row>
        <table:table-row table:style-name="ro1">
          <table:table-cell office:value-type="float" office:value="238.34" calcext:value-type="float">
            <text:p>238.34</text:p>
          </table:table-cell>
          <table:table-cell office:value-type="float" office:value="-18.83" calcext:value-type="float">
            <text:p>-18.83</text:p>
          </table:table-cell>
          <table:table-cell office:value-type="float" office:value="3.47" calcext:value-type="float">
            <text:p>3.4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86" calcext:value-type="float">
            <text:p>0.86</text:p>
          </table:table-cell>
          <table:table-cell table:number-columns-repeated="8"/>
        </table:table-row>
        <table:table-row table:style-name="ro1">
          <table:table-cell office:value-type="float" office:value="157.22" calcext:value-type="float">
            <text:p>157.22</text:p>
          </table:table-cell>
          <table:table-cell office:value-type="float" office:value="2.19" calcext:value-type="float">
            <text:p>2.19</text:p>
          </table:table-cell>
          <table:table-cell office:value-type="float" office:value="-2.45" calcext:value-type="float">
            <text:p>-2.45</text:p>
          </table:table-cell>
          <table:table-cell office:value-type="float" office:value="-0.04" calcext:value-type="float">
            <text:p>-0.04</text:p>
          </table:table-cell>
          <table:table-cell office:value-type="float" office:value="0.39" calcext:value-type="float">
            <text:p>0.39</text:p>
          </table:table-cell>
          <table:table-cell office:value-type="float" office:value="0.87" calcext:value-type="float">
            <text:p>0.87</text:p>
          </table:table-cell>
          <table:table-cell table:number-columns-repeated="8"/>
        </table:table-row>
        <table:table-row table:style-name="ro1">
          <table:table-cell office:value-type="float" office:value="250.13" calcext:value-type="float">
            <text:p>250.13</text:p>
          </table:table-cell>
          <table:table-cell office:value-type="float" office:value="-36.33" calcext:value-type="float">
            <text:p>-36.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table:number-columns-repeated="8"/>
        </table:table-row>
        <table:table-row table:style-name="ro1">
          <table:table-cell office:value-type="float" office:value="217.44" calcext:value-type="float">
            <text:p>217.44</text:p>
          </table:table-cell>
          <table:table-cell office:value-type="float" office:value="-100.83" calcext:value-type="float">
            <text:p>-100.83</text:p>
          </table:table-cell>
          <table:table-cell office:value-type="float" office:value="-6.47" calcext:value-type="float">
            <text:p>-6.4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 table:number-columns-repeated="8"/>
        </table:table-row>
        <table:table-row table:style-name="ro1">
          <table:table-cell office:value-type="float" office:value="157.92" calcext:value-type="float">
            <text:p>157.92</text:p>
          </table:table-cell>
          <table:table-cell office:value-type="float" office:value="-101.02" calcext:value-type="float">
            <text:p>-101.02</text:p>
          </table:table-cell>
          <table:table-cell office:value-type="float" office:value="-21.93" calcext:value-type="float">
            <text:p>-21.93</text:p>
          </table:table-cell>
          <table:table-cell office:value-type="float" office:value="-0.02" calcext:value-type="float">
            <text:p>-0.02</text:p>
          </table:table-cell>
          <table:table-cell office:value-type="float" office:value="1.01" calcext:value-type="float">
            <text:p>1.01</text:p>
          </table:table-cell>
          <table:table-cell office:value-type="float" office:value="-0.35" calcext:value-type="float">
            <text:p>-0.35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24.87" calcext:value-type="float">
            <text:p>24.87</text:p>
          </table:table-cell>
          <table:table-cell office:value-type="float" office:value="28.53" calcext:value-type="float">
            <text:p>28.53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-0.06" calcext:value-type="float">
            <text:p>-0.06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92.29" calcext:value-type="float">
            <text:p>92.29</text:p>
          </table:table-cell>
          <table:table-cell office:value-type="float" office:value="26.37" calcext:value-type="float">
            <text:p>26.37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office:value-type="float" office:value="-231.48" calcext:value-type="float">
            <text:p>-231.48</text:p>
          </table:table-cell>
          <table:table-cell office:value-type="float" office:value="91.78" calcext:value-type="float">
            <text:p>91.78</text:p>
          </table:table-cell>
          <table:table-cell office:value-type="float" office:value="3.99" calcext:value-type="float">
            <text:p>3.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98.66" calcext:value-type="float">
            <text:p>98.66</text:p>
          </table:table-cell>
          <table:table-cell office:value-type="float" office:value="-5.81" calcext:value-type="float">
            <text:p>-5.81</text:p>
          </table:table-cell>
          <table:table-cell office:value-type="float" office:value="-0.09" calcext:value-type="float">
            <text:p>-0.09</text:p>
          </table:table-cell>
          <table:table-cell office:value-type="float" office:value="0.28" calcext:value-type="float">
            <text:p>0.28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 office:value-type="float" office:value="-34.42" calcext:value-type="float">
            <text:p>-34.42</text:p>
          </table:table-cell>
          <table:table-cell office:value-type="float" office:value="-47.05" calcext:value-type="float">
            <text:p>-47.05</text:p>
          </table:table-cell>
          <table:table-cell office:value-type="float" office:value="-19.68" calcext:value-type="float">
            <text:p>-19.68</text:p>
          </table:table-cell>
          <table:table-cell office:value-type="float" office:value="-1.19" calcext:value-type="float">
            <text:p>-1.19</text:p>
          </table:table-cell>
          <table:table-cell office:value-type="float" office:value="-0.52" calcext:value-type="float">
            <text:p>-0.52</text:p>
          </table:table-cell>
          <table:table-cell office:value-type="float" office:value="1.67" calcext:value-type="float">
            <text:p>1.67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-76.11" calcext:value-type="float">
            <text:p>-76.11</text:p>
          </table:table-cell>
          <table:table-cell office:value-type="float" office:value="0.6" calcext:value-type="float">
            <text:p>0.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2" calcext:value-type="float">
            <text:p>-0.52</text:p>
          </table:table-cell>
          <table:table-cell office:value-type="float" office:value="0.79" calcext:value-type="float">
            <text:p>0.79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43.3" calcext:value-type="float">
            <text:p>43.3</text:p>
          </table:table-cell>
          <table:table-cell office:value-type="float" office:value="30.39" calcext:value-type="float">
            <text:p>30.3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6" calcext:value-type="float">
            <text:p>-0.96</text:p>
          </table:table-cell>
          <table:table-cell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float" office:value="-226.39" calcext:value-type="float">
            <text:p>-226.39</text:p>
          </table:table-cell>
          <table:table-cell office:value-type="float" office:value="160.88" calcext:value-type="float">
            <text:p>160.88</text:p>
          </table:table-cell>
          <table:table-cell office:value-type="float" office:value="36.85" calcext:value-type="float">
            <text:p>36.8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38" calcext:value-type="float">
            <text:p>-0.38</text:p>
          </table:table-cell>
          <table:table-cell table:number-columns-repeated="8"/>
        </table:table-row>
        <table:table-row table:style-name="ro1">
          <table:table-cell office:value-type="float" office:value="-98.01" calcext:value-type="float">
            <text:p>-98.01</text:p>
          </table:table-cell>
          <table:table-cell office:value-type="float" office:value="28.29" calcext:value-type="float">
            <text:p>28.29</text:p>
          </table:table-cell>
          <table:table-cell office:value-type="float" office:value="8.3" calcext:value-type="float">
            <text:p>8.3</text:p>
          </table:table-cell>
          <table:table-cell office:value-type="float" office:value="-0.27" calcext:value-type="float">
            <text:p>-0.27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4" calcext:value-type="float">
            <text:p>-0.14</text:p>
          </table:table-cell>
          <table:table-cell table:number-columns-repeated="8"/>
        </table:table-row>
        <table:table-row table:style-name="ro1">
          <table:table-cell office:value-type="float" office:value="85.06" calcext:value-type="float">
            <text:p>85.06</text:p>
          </table:table-cell>
          <table:table-cell office:value-type="float" office:value="-0.26" calcext:value-type="float">
            <text:p>-0.26</text:p>
          </table:table-cell>
          <table:table-cell office:value-type="float" office:value="-2.63" calcext:value-type="float">
            <text:p>-2.63</text:p>
          </table:table-cell>
          <table:table-cell office:value-type="float" office:value="-0.28" calcext:value-type="float">
            <text:p>-0.28</text:p>
          </table:table-cell>
          <table:table-cell office:value-type="float" office:value="-0.93" calcext:value-type="float">
            <text:p>-0.93</text:p>
          </table:table-cell>
          <table:table-cell office:value-type="float" office:value="-0.36" calcext:value-type="float">
            <text:p>-0.36</text:p>
          </table:table-cell>
          <table:table-cell table:number-columns-repeated="8"/>
        </table:table-row>
        <table:table-row table:style-name="ro1">
          <table:table-cell office:value-type="float" office:value="250.13" calcext:value-type="float">
            <text:p>250.13</text:p>
          </table:table-cell>
          <table:table-cell office:value-type="float" office:value="-16.37" calcext:value-type="float">
            <text:p>-16.3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 office:value-type="float" office:value="145.08" calcext:value-type="float">
            <text:p>145.08</text:p>
          </table:table-cell>
          <table:table-cell office:value-type="float" office:value="53.97" calcext:value-type="float">
            <text:p>53.97</text:p>
          </table:table-cell>
          <table:table-cell office:value-type="float" office:value="49.38" calcext:value-type="float">
            <text:p>49.38</text:p>
          </table:table-cell>
          <table:table-cell office:value-type="float" office:value="-0.31" calcext:value-type="float">
            <text:p>-0.31</text:p>
          </table:table-cell>
          <table:table-cell office:value-type="float" office:value="-1.14" calcext:value-type="float">
            <text:p>-1.14</text:p>
          </table:table-cell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-119.44" calcext:value-type="float">
            <text:p>-119.44</text:p>
          </table:table-cell>
          <table:table-cell office:value-type="float" office:value="2.52" calcext:value-type="float">
            <text:p>2.52</text:p>
          </table:table-cell>
          <table:table-cell office:value-type="float" office:value="0.06" calcext:value-type="float">
            <text:p>0.06</text:p>
          </table:table-cell>
          <table:table-cell office:value-type="float" office:value="-0.45" calcext:value-type="float">
            <text:p>-0.45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float" office:value="45.96" calcext:value-type="float">
            <text:p>45.96</text:p>
          </table:table-cell>
          <table:table-cell office:value-type="float" office:value="-250.14" calcext:value-type="float">
            <text:p>-250.14</text:p>
          </table:table-cell>
          <table:table-cell office:value-type="float" office:value="16.62" calcext:value-type="float">
            <text:p>16.6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6" calcext:value-type="float">
            <text:p>-0.06</text:p>
          </table:table-cell>
          <table:table-cell table:number-columns-repeated="8"/>
        </table:table-row>
        <table:table-row table:style-name="ro1">
          <table:table-cell office:value-type="float" office:value="-250.14" calcext:value-type="float">
            <text:p>-250.14</text:p>
          </table:table-cell>
          <table:table-cell office:value-type="float" office:value="-102.55" calcext:value-type="float">
            <text:p>-102.55</text:p>
          </table:table-cell>
          <table:table-cell office:value-type="float" office:value="-3.76" calcext:value-type="float">
            <text:p>-3.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58" calcext:value-type="float">
            <text:p>0.58</text:p>
          </table:table-cell>
          <table:table-cell table:number-columns-repeated="8"/>
        </table:table-row>
        <table:table-row table:style-name="ro1">
          <table:table-cell office:value-type="float" office:value="206.93" calcext:value-type="float">
            <text:p>206.93</text:p>
          </table:table-cell>
          <table:table-cell office:value-type="float" office:value="-56.31" calcext:value-type="float">
            <text:p>-56.31</text:p>
          </table:table-cell>
          <table:table-cell office:value-type="float" office:value="0.94" calcext:value-type="float">
            <text:p>0.9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 office:value-type="float" office:value="1.17" calcext:value-type="float">
            <text:p>1.17</text:p>
          </table:table-cell>
          <table:table-cell table:number-columns-repeated="8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0.41" calcext:value-type="float">
            <text:p>0.41</text:p>
          </table:table-cell>
          <table:table-cell office:value-type="float" office:value="-2.27" calcext:value-type="float">
            <text:p>-2.27</text:p>
          </table:table-cell>
          <table:table-cell office:value-type="float" office:value="0.05" calcext:value-type="float">
            <text:p>0.05</text:p>
          </table:table-cell>
          <table:table-cell office:value-type="float" office:value="-0.18" calcext:value-type="float">
            <text:p>-0.18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-6.41" calcext:value-type="float">
            <text:p>-6.41</text:p>
          </table:table-cell>
          <table:table-cell office:value-type="float" office:value="-6.23" calcext:value-type="float">
            <text:p>-6.23</text:p>
          </table:table-cell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23.63" calcext:value-type="float">
            <text:p>23.63</text:p>
          </table:table-cell>
          <table:table-cell office:value-type="float" office:value="2.01" calcext:value-type="float">
            <text:p>2.01</text:p>
          </table:table-cell>
          <table:table-cell office:value-type="float" office:value="-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0.94" calcext:value-type="float">
            <text:p>0.94</text:p>
          </table:table-cell>
          <table:table-cell office:value-type="float" office:value="-1.93" calcext:value-type="float">
            <text:p>-1.93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69" calcext:value-type="float">
            <text:p>0.69</text:p>
          </table:table-cell>
          <table:table-cell office:value-type="float" office:value="-0.27" calcext:value-type="float">
            <text:p>-0.27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-10.85" calcext:value-type="float">
            <text:p>-10.85</text:p>
          </table:table-cell>
          <table:table-cell office:value-type="float" office:value="7.24" calcext:value-type="float">
            <text:p>7.24</text:p>
          </table:table-cell>
          <table:table-cell office:value-type="float" office:value="26.51" calcext:value-type="float">
            <text:p>26.5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7.64" calcext:value-type="float">
            <text:p>-7.64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96" calcext:value-type="float">
            <text:p>0.96</text:p>
          </table:table-cell>
          <table:table-cell table:number-columns-repeated="8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18" calcext:value-type="float">
            <text:p>7.18</text:p>
          </table:table-cell>
          <table:table-cell office:value-type="float" office:value="2.92" calcext:value-type="float">
            <text:p>2.92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7.93" calcext:value-type="float">
            <text:p>7.93</text:p>
          </table:table-cell>
          <table:table-cell office:value-type="float" office:value="-4.36" calcext:value-type="float">
            <text:p>-4.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.03" calcext:value-type="float">
            <text:p>0.03</text:p>
          </table:table-cell>
          <table:table-cell office:value-type="float" office:value="-4.13" calcext:value-type="float">
            <text:p>-4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8"/>
        </table:table-row>
        <table:table-row table:style-name="ro1">
          <table:table-cell office:value-type="float" office:value="76.23" calcext:value-type="float">
            <text:p>76.23</text:p>
          </table:table-cell>
          <table:table-cell office:value-type="float" office:value="-7.87" calcext:value-type="float">
            <text:p>-7.87</text:p>
          </table:table-cell>
          <table:table-cell office:value-type="float" office:value="-19.27" calcext:value-type="float">
            <text:p>-19.2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96" calcext:value-type="float">
            <text:p>0.96</text:p>
          </table:table-cell>
          <table:table-cell table:number-columns-repeated="8"/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4.07" calcext:value-type="float">
            <text:p>4.07</text:p>
          </table:table-cell>
          <table:table-cell office:value-type="float" office:value="-3.98" calcext:value-type="float">
            <text:p>-3.9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3.04" calcext:value-type="float">
            <text:p>163.04</text:p>
          </table:table-cell>
          <table:table-cell office:value-type="float" office:value="-4.55" calcext:value-type="float">
            <text:p>-4.55</text:p>
          </table:table-cell>
          <table:table-cell office:value-type="float" office:value="-15.34" calcext:value-type="float">
            <text:p>-15.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float" office:value="122.81" calcext:value-type="float">
            <text:p>122.81</text:p>
          </table:table-cell>
          <table:table-cell office:value-type="float" office:value="-2.43" calcext:value-type="float">
            <text:p>-2.43</text:p>
          </table:table-cell>
          <table:table-cell office:value-type="float" office:value="-9.65" calcext:value-type="float">
            <text:p>-9.6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float" office:value="144.42" calcext:value-type="float">
            <text:p>144.42</text:p>
          </table:table-cell>
          <table:table-cell office:value-type="float" office:value="-23.21" calcext:value-type="float">
            <text:p>-23.21</text:p>
          </table:table-cell>
          <table:table-cell office:value-type="float" office:value="-5.54" calcext:value-type="float">
            <text:p>-5.54</text:p>
          </table:table-cell>
          <table:table-cell office:value-type="float" office:value="-0.02" calcext:value-type="float">
            <text:p>-0.0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-25.66" calcext:value-type="float">
            <text:p>-25.66</text:p>
          </table:table-cell>
          <table:table-cell office:value-type="float" office:value="-6.85" calcext:value-type="float">
            <text:p>-6.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float" office:value="-48.92" calcext:value-type="float">
            <text:p>-48.92</text:p>
          </table:table-cell>
          <table:table-cell office:value-type="float" office:value="0.38" calcext:value-type="float">
            <text:p>0.38</text:p>
          </table:table-cell>
          <table:table-cell office:value-type="float" office:value="2.85" calcext:value-type="float">
            <text:p>2.85</text:p>
          </table:table-cell>
          <table:table-cell office:value-type="float" office:value="-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float" office:value="-155.63" calcext:value-type="float">
            <text:p>-155.63</text:p>
          </table:table-cell>
          <table:table-cell office:value-type="float" office:value="-19.57" calcext:value-type="float">
            <text:p>-19.57</text:p>
          </table:table-cell>
          <table:table-cell office:value-type="float" office:value="-23.93" calcext:value-type="float">
            <text:p>-23.93</text:p>
          </table:table-cell>
          <table:table-cell office:value-type="float" office:value="-0.03" calcext:value-type="float">
            <text:p>-0.0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 office:value-type="float" office:value="-172.58" calcext:value-type="float">
            <text:p>-172.58</text:p>
          </table:table-cell>
          <table:table-cell office:value-type="float" office:value="12.04" calcext:value-type="float">
            <text:p>12.04</text:p>
          </table:table-cell>
          <table:table-cell office:value-type="float" office:value="15.22" calcext:value-type="float">
            <text:p>15.22</text:p>
          </table:table-cell>
          <table:table-cell office:value-type="float" office:value="-0.04" calcext:value-type="float">
            <text:p>-0.04</text:p>
          </table:table-cell>
          <table:table-cell office:value-type="float" office:value="0.41" calcext:value-type="float">
            <text:p>0.41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-206.64" calcext:value-type="float">
            <text:p>-206.64</text:p>
          </table:table-cell>
          <table:table-cell office:value-type="float" office:value="21.15" calcext:value-type="float">
            <text:p>21.15</text:p>
          </table:table-cell>
          <table:table-cell office:value-type="float" office:value="36.1" calcext:value-type="float">
            <text:p>36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-83.38" calcext:value-type="float">
            <text:p>-83.38</text:p>
          </table:table-cell>
          <table:table-cell office:value-type="float" office:value="8.93" calcext:value-type="float">
            <text:p>8.93</text:p>
          </table:table-cell>
          <table:table-cell office:value-type="float" office:value="9.8" calcext:value-type="float">
            <text:p>9.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.35" calcext:value-type="float">
            <text:p>1.35</text:p>
          </table:table-cell>
          <table:table-cell table:number-columns-repeated="8"/>
        </table:table-row>
        <table:table-row table:style-name="ro1">
          <table:table-cell office:value-type="float" office:value="-29.87" calcext:value-type="float">
            <text:p>-29.87</text:p>
          </table:table-cell>
          <table:table-cell office:value-type="float" office:value="-20.42" calcext:value-type="float">
            <text:p>-20.42</text:p>
          </table:table-cell>
          <table:table-cell office:value-type="float" office:value="8.92" calcext:value-type="float">
            <text:p>8.9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97" calcext:value-type="float">
            <text:p>0.97</text:p>
          </table:table-cell>
          <table:table-cell table:number-columns-repeated="8"/>
        </table:table-row>
        <table:table-row table:style-name="ro1">
          <table:table-cell office:value-type="float" office:value="-65.65" calcext:value-type="float">
            <text:p>-65.65</text:p>
          </table:table-cell>
          <table:table-cell office:value-type="float" office:value="-7.47" calcext:value-type="float">
            <text:p>-7.47</text:p>
          </table:table-cell>
          <table:table-cell office:value-type="float" office:value="39.27" calcext:value-type="float">
            <text:p>39.2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97" calcext:value-type="float">
            <text:p>0.97</text:p>
          </table:table-cell>
          <table:table-cell table:number-columns-repeated="8"/>
        </table:table-row>
        <table:table-row table:style-name="ro1">
          <table:table-cell office:value-type="float" office:value="-204.59" calcext:value-type="float">
            <text:p>-204.59</text:p>
          </table:table-cell>
          <table:table-cell office:value-type="float" office:value="-28.7" calcext:value-type="float">
            <text:p>-28.7</text:p>
          </table:table-cell>
          <table:table-cell office:value-type="float" office:value="50.99" calcext:value-type="float">
            <text:p>50.99</text:p>
          </table:table-cell>
          <table:table-cell office:value-type="float" office:value="0.02" calcext:value-type="float">
            <text:p>0.02</text:p>
          </table:table-cell>
          <table:table-cell office:value-type="float" office:value="-0.29" calcext:value-type="float">
            <text:p>-0.29</text:p>
          </table:table-cell>
          <table:table-cell office:value-type="float" office:value="0.86" calcext:value-type="float">
            <text:p>0.86</text:p>
          </table:table-cell>
          <table:table-cell table:number-columns-repeated="8"/>
        </table:table-row>
        <table:table-row table:style-name="ro1">
          <table:table-cell office:value-type="float" office:value="-44.06" calcext:value-type="float">
            <text:p>-44.06</text:p>
          </table:table-cell>
          <table:table-cell office:value-type="float" office:value="3.85" calcext:value-type="float">
            <text:p>3.85</text:p>
          </table:table-cell>
          <table:table-cell office:value-type="float" office:value="17.56" calcext:value-type="float">
            <text:p>17.56</text:p>
          </table:table-cell>
          <table:table-cell office:value-type="float" office:value="0.02" calcext:value-type="float">
            <text:p>0.02</text:p>
          </table:table-cell>
          <table:table-cell office:value-type="float" office:value="-0.59" calcext:value-type="float">
            <text:p>-0.59</text:p>
          </table:table-cell>
          <table:table-cell office:value-type="float" office:value="0.93" calcext:value-type="float">
            <text:p>0.93</text:p>
          </table:table-cell>
          <table:table-cell table:number-columns-repeated="8"/>
        </table:table-row>
        <table:table-row table:style-name="ro1">
          <table:table-cell office:value-type="float" office:value="-43.43" calcext:value-type="float">
            <text:p>-43.43</text:p>
          </table:table-cell>
          <table:table-cell office:value-type="float" office:value="-2.8" calcext:value-type="float">
            <text:p>-2.8</text:p>
          </table:table-cell>
          <table:table-cell office:value-type="float" office:value="5.66" calcext:value-type="float">
            <text:p>5.66</text:p>
          </table:table-cell>
          <table:table-cell office:value-type="float" office:value="0.03" calcext:value-type="float">
            <text:p>0.03</text:p>
          </table:table-cell>
          <table:table-cell office:value-type="float" office:value="-0.57" calcext:value-type="float">
            <text:p>-0.57</text:p>
          </table:table-cell>
          <table:table-cell office:value-type="float" office:value="0.82" calcext:value-type="float">
            <text:p>0.82</text:p>
          </table:table-cell>
          <table:table-cell table:number-columns-repeated="8"/>
        </table:table-row>
        <table:table-row table:style-name="ro1">
          <table:table-cell office:value-type="float" office:value="-21.44" calcext:value-type="float">
            <text:p>-21.44</text:p>
          </table:table-cell>
          <table:table-cell office:value-type="float" office:value="-6.23" calcext:value-type="float">
            <text:p>-6.23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float" office:value="-0.66" calcext:value-type="float">
            <text:p>-0.66</text:p>
          </table:table-cell>
          <table:table-cell office:value-type="float" office:value="0.7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float" office:value="159.27" calcext:value-type="float">
            <text:p>159.27</text:p>
          </table:table-cell>
          <table:table-cell office:value-type="float" office:value="27.62" calcext:value-type="float">
            <text:p>27.62</text:p>
          </table:table-cell>
          <table:table-cell office:value-type="float" office:value="-36.75" calcext:value-type="float">
            <text:p>-36.75</text:p>
          </table:table-cell>
          <table:table-cell office:value-type="float" office:value="0.02" calcext:value-type="float">
            <text:p>0.02</text:p>
          </table:table-cell>
          <table:table-cell office:value-type="float" office:value="-0.59" calcext:value-type="float">
            <text:p>-0.59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float" office:value="250.13" calcext:value-type="float">
            <text:p>250.13</text:p>
          </table:table-cell>
          <table:table-cell office:value-type="float" office:value="19.72" calcext:value-type="float">
            <text:p>19.72</text:p>
          </table:table-cell>
          <table:table-cell office:value-type="float" office:value="-21.22" calcext:value-type="float">
            <text:p>-21.22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1.03" calcext:value-type="float">
            <text:p>1.03</text:p>
          </table:table-cell>
          <table:table-cell table:number-columns-repeated="8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57" calcext:value-type="float">
            <text:p>1.57</text:p>
          </table:table-cell>
          <table:table-cell office:value-type="float" office:value="-3.33" calcext:value-type="float">
            <text:p>-3.3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8"/>
        </table:table-row>
        <table:table-row table:style-name="ro1">
          <table:table-cell office:value-type="float" office:value="-30.55" calcext:value-type="float">
            <text:p>-30.55</text:p>
          </table:table-cell>
          <table:table-cell office:value-type="float" office:value="-82.29" calcext:value-type="float">
            <text:p>-82.29</text:p>
          </table:table-cell>
          <table:table-cell office:value-type="float" office:value="-3.95" calcext:value-type="float">
            <text:p>-3.9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table:number-columns-repeated="8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2.53" calcext:value-type="float">
            <text:p>-2.53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27" calcext:value-type="float">
            <text:p>0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 table:number-rows-repeated="10484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Kunkel</meta:initial-creator>
    <meta:creation-date>2016-02-04T11:43:05.899042354</meta:creation-date>
    <dc:date>2016-02-04T16:27:55.622460833</dc:date>
    <dc:creator>Stephanie Kunkel</dc:creator>
    <meta:editing-duration>PT4H12M37S</meta:editing-duration>
    <meta:editing-cycles>3</meta:editing-cycles>
    <meta:generator>LibreOffice/4.1.6.2$Linux_X86_64 LibreOffice_project/410$Build-2</meta:generator>
    <meta:document-statistic meta:table-count="3" meta:cell-count="1242" meta:object-count="0"/>
  </office:meta>
</office:document-meta>
</file>